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0f55dd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fa5e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1a2c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2626c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1427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paragraph-rsid="0046378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58d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fo:font-weight="normal" officeooo:rsid="00258dde" officeooo:paragraph-rsid="0021a2c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4e889c" officeooo:paragraph-rsid="0025799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2626c3" officeooo:paragraph-rsid="0025799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rsid="001fa5e5" officeooo:paragraph-rsid="00ed463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Prime" fo:font-size="12pt" fo:letter-spacing="normal" fo:language="es" fo:country="ES" fo:font-style="normal" style:text-underline-style="none" fo:font-weight="normal" officeooo:paragraph-rsid="0046378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f7bc08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f3d5ed" officeooo:paragraph-rsid="0048bc91" style:text-blinking="false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rsid="0048bc91" officeooo:paragraph-rsid="0048bc91" style:text-blinking="false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1427f5" style:text-blinking="false" fo:background-color="transparen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05fd" style:text-blinking="false" fo:background-color="transparen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Courier Prime" fo:font-size="12pt" fo:letter-spacing="normal" fo:language="es" fo:country="ES" fo:font-style="normal" style:text-underline-style="none" fo:font-weight="normal" officeooo:paragraph-rsid="00f3d5ed" style:text-blinking="false" fo:background-color="transparen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f3d5ed" officeooo:paragraph-rsid="00f7ed93" style:text-blinking="false" fo:background-color="transparent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text-line-through-style="none" style:text-line-through-type="none" style:font-name="Libre Franklin Medium" fo:font-size="12pt" fo:letter-spacing="normal" fo:language="es" fo:country="ES" fo:font-style="normal" style:text-underline-style="none" fo:font-weight="normal" officeooo:rsid="0048bc91" officeooo:paragraph-rsid="00f7ed93" style:text-blinking="false" fo:background-color="transparent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6bea8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d5a8a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ca7a8f" officeooo:paragraph-rsid="00f7ed93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f0ae4" officeooo:paragraph-rsid="00b2cd0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ad630e" officeooo:paragraph-rsid="00af9adc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b63a0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style:use-window-font-color="true" loext:opacity="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af0ae4" officeooo:paragraph-rsid="00e13195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language="es" fo:country="ES" fo:font-weight="normal" officeooo:rsid="00ca7a8f" officeooo:paragraph-rsid="00ca7a8f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ca7a8f" officeooo:paragraph-rsid="0100a926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e13195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af0ae4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b63a02" officeooo:paragraph-rsid="00c711f9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rsid="00b63a02" officeooo:paragraph-rsid="00c711f9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caf3d4" style:font-size-asian="12pt" style:font-size-complex="12pt"/>
    </style:style>
    <style:style style:name="P40" style:family="paragraph" style:parent-style-name="Standard">
      <style:text-properties fo:font-variant="normal" fo:text-transform="none" style:use-window-font-color="true" loext:opacity="0%" style:font-name="Libre Franklin Medium" fo:font-size="12pt" fo:language="es" fo:country="ES" fo:font-weight="normal" officeooo:paragraph-rsid="00d5a8a8" style:font-size-asian="12pt" style:font-size-complex="12pt"/>
    </style:style>
    <style:style style:name="P41" style:family="paragraph" style:parent-style-name="Standard">
      <style:text-properties fo:font-variant="normal" fo:text-transform="none" style:use-window-font-color="true" loext:opacity="0%" style:font-name="Libre Franklin SemiBold1" fo:font-size="12pt" fo:letter-spacing="normal" fo:language="es" fo:country="ES" fo:font-style="normal" fo:font-weight="normal" officeooo:rsid="00ca7a8f" officeooo:paragraph-rsid="00e3db1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facdd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0c9b681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63a02" officeooo:paragraph-rsid="00c711f9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ce1207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47e51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b376a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3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54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55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cd3255" officeooo:paragraph-rsid="00d5a8a8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b63a02" officeooo:paragraph-rsid="00b63a02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b63a02" style:font-size-asian="10.5pt" style:font-weight-asian="normal" style:font-size-complex="10.5pt" style:font-weight-complex="normal"/>
    </style:style>
    <style:style style:name="P58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b63a02" officeooo:paragraph-rsid="00c711f9" style:font-size-asian="10.5pt" style:font-weight-asian="normal" style:font-size-complex="10.5pt" style:font-weight-complex="normal"/>
    </style:style>
    <style:style style:name="P59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1c32d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font-variant="normal" fo:text-transform="none" fo:color="#ff0000" loext:opacity="100%" style:font-name="Libre Franklin SemiBold" fo:font-size="10.5pt" fo:letter-spacing="normal" fo:language="es" fo:country="ES" fo:font-style="normal" fo:font-weight="normal" officeooo:rsid="00ca7a8f" officeooo:paragraph-rsid="00d5a8a8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cd3255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5a8a8" style:font-size-asian="10.5pt" style:font-weight-asian="normal" style:font-size-complex="10.5pt" style:font-weight-complex="normal"/>
    </style:style>
    <style:style style:name="P63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d3255" officeooo:paragraph-rsid="00d6bea8" style:font-size-asian="10.5pt" style:font-weight-asian="normal" style:font-size-complex="10.5pt" style:font-weight-complex="normal"/>
    </style:style>
    <style:style style:name="P64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a7a8f" style:font-size-asian="10.5pt" style:font-weight-asian="normal" style:font-size-complex="10.5pt" style:font-weight-complex="normal"/>
    </style:style>
    <style:style style:name="P65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d3255" style:font-size-asian="10.5pt" style:font-weight-asian="normal" style:font-size-complex="10.5pt" style:font-weight-complex="normal"/>
    </style:style>
    <style:style style:name="P66" style:family="paragraph" style:parent-style-name="Standard">
      <style:text-properties fo:font-variant="normal" fo:text-transform="none" fo:color="#ff0000" loext:opacity="100%" style:font-name="Libre Franklin SemiBold" fo:font-size="10.5pt" fo:language="es" fo:country="ES" fo:font-weight="normal" officeooo:rsid="00ca7a8f" officeooo:paragraph-rsid="00ce1207" style:font-size-asian="10.5pt" style:font-weight-asian="normal" style:font-size-complex="10.5pt" style:font-weight-complex="normal"/>
    </style:style>
    <style:style style:name="P67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bff404" officeooo:paragraph-rsid="00c711f9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5a8a8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af3d4" officeooo:paragraph-rsid="00da1d92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loext:opacity="100%" style:font-name="Libre Franklin Medium" fo:font-size="12pt" fo:letter-spacing="normal" fo:language="es" fo:country="ES" fo:font-style="normal" fo:font-weight="normal" officeooo:rsid="00cbe299" officeooo:paragraph-rsid="00cbe299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loext:opacity="100%" style:font-name="Libre Franklin SemiBold" fo:font-size="12pt" fo:letter-spacing="normal" fo:language="es" fo:country="ES" fo:font-style="normal" fo:font-weight="normal" officeooo:rsid="00caf3d4" officeooo:paragraph-rsid="00caf3d4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font-size="10pt" fo:language="es" fo:country="ES" officeooo:paragraph-rsid="00e13195" style:font-size-asian="10pt" style:font-size-complex="10pt"/>
    </style:style>
    <style:style style:name="P74" style:family="paragraph" style:parent-style-name="Standard">
      <style:text-properties fo:font-variant="normal" fo:text-transform="none" style:font-name="Libre Franklin Medium" fo:language="es" fo:country="ES" fo:font-weight="normal" officeooo:paragraph-rsid="00e13195" style:font-weight-asian="normal"/>
    </style:style>
    <style:style style:name="P75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1c7ad5" officeooo:paragraph-rsid="00e13195" style:font-size-asian="12pt" style:font-weight-asian="normal" style:font-size-complex="12pt" style:font-weight-complex="normal"/>
    </style:style>
    <style:style style:name="P76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77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78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0c9b681" style:font-size-asian="12pt" style:font-weight-asian="normal" style:font-size-complex="12pt" style:font-weight-complex="normal"/>
    </style:style>
    <style:style style:name="P79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b0f27f" style:font-size-asian="12pt" style:font-weight-asian="normal" style:font-size-complex="12pt" style:font-weight-complex="normal"/>
    </style:style>
    <style:style style:name="P80" style:family="paragraph" style:parent-style-name="Standard">
      <style:text-properties fo:text-transform="uppercase"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81" style:family="paragraph" style:parent-style-name="Standard">
      <style:text-properties fo:text-transform="uppercase" style:font-name="Libre Franklin SemiBold1" fo:font-size="12pt" fo:language="es" fo:country="ES" fo:font-weight="normal" officeooo:paragraph-rsid="00e13195" style:font-size-asian="10.5pt" style:font-weight-asian="normal" style:font-size-complex="12pt"/>
    </style:style>
    <style:style style:name="P82" style:family="paragraph" style:parent-style-name="Standard">
      <style:text-properties fo:text-transform="uppercase" style:font-name="Libre Franklin SemiBold1" fo:language="es" fo:country="ES" fo:font-weight="normal" officeooo:paragraph-rsid="00e13195" style:font-weight-asian="normal"/>
    </style:style>
    <style:style style:name="P83" style:family="paragraph" style:parent-style-name="Standard">
      <style:text-properties fo:text-transform="uppercase" style:font-name="Libre Franklin SemiBold1" fo:language="es" fo:country="ES" fo:font-weight="normal" officeooo:paragraph-rsid="00915de8" style:font-weight-asian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e13195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acd2c3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ca7a8f" officeooo:paragraph-rsid="00ca7a8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1" fo:language="es" fo:country="ES" fo:font-weight="normal" officeooo:paragraph-rsid="00e13195" style:font-weight-asian="normal"/>
    </style:style>
    <style:style style:name="P88" style:family="paragraph" style:parent-style-name="Standard">
      <style:text-properties fo:text-transform="uppercase" style:font-name="Libre Franklin Medium" fo:language="es" fo:country="ES" fo:font-weight="normal" officeooo:paragraph-rsid="00e13195" style:font-weight-asian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0f55dd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716091" officeooo:paragraph-rsid="00eb1c5a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d63f8" style:font-size-asian="12pt" style:font-size-complex="12pt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99214" officeooo:paragraph-rsid="00099214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4e889c" officeooo:paragraph-rsid="0048bc91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d63f8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0f55dd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0f55dd" officeooo:paragraph-rsid="007f93dc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e8aa6b" officeooo:paragraph-rsid="00eb1c5a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86ac2f" officeooo:paragraph-rsid="008adc17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officeooo:rsid="00f305fd" officeooo:paragraph-rsid="00f305fd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style:text-underline-style="none" fo:font-weight="normal" officeooo:rsid="001fa5e5" officeooo:paragraph-rsid="004fba3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0f55dd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e889c" officeooo:paragraph-rsid="00814a9f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99214" style:font-size-asian="12pt" style:font-size-complex="12pt"/>
    </style:style>
    <style:style style:name="P10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f55dd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099214" officeooo:paragraph-rsid="000d63f8" style:font-size-asian="12pt" style:font-size-complex="12pt"/>
    </style:style>
    <style:style style:name="P107" style:family="paragraph" style:parent-style-name="Standard">
      <style:text-properties style:use-window-font-color="true" loext:opacity="0%" style:font-name="Courier Prime" fo:font-size="12pt" fo:language="es" fo:country="ES" officeooo:paragraph-rsid="0048bc91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16c626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6c626" officeooo:paragraph-rsid="0048bc91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257994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1fa5e5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0f55dd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0f55dd" officeooo:paragraph-rsid="007c2d33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716091" officeooo:paragraph-rsid="00e8aa6b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8aa6b" officeooo:paragraph-rsid="00e8aa6b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3df49a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1a2cb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2626c3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0f55dd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paragraph-rsid="00ec75c0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1fa5e5" officeooo:paragraph-rsid="001fa5e5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e9b06a" officeooo:paragraph-rsid="00e9b06a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94157" officeooo:paragraph-rsid="00294157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edf93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cab10" officeooo:paragraph-rsid="00ef6f86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ea01c" officeooo:paragraph-rsid="0053f585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8adc17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86ac2f" officeooo:paragraph-rsid="00f305fd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152bc0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f305fd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8bc91" officeooo:paragraph-rsid="0048bc91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f305fd" officeooo:paragraph-rsid="00f305fd" style:font-size-asian="12pt" style:font-size-complex="12pt"/>
    </style:style>
    <style:style style:name="P13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officeooo:rsid="00d8447e" officeooo:paragraph-rsid="00d8447e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47db6d" officeooo:paragraph-rsid="0047db6d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602ae5" officeooo:paragraph-rsid="00602ae5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2be97e" officeooo:paragraph-rsid="002be97e" style:font-size-asian="12pt" style:font-size-complex="12p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f01e0" officeooo:paragraph-rsid="005f01e0" style:font-size-asian="12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7225f" officeooo:paragraph-rsid="0057225f" style:font-size-asian="12pt" style:font-size-complex="12pt"/>
    </style:style>
    <style:style style:name="P139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d565" officeooo:paragraph-rsid="0059d565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style:use-window-font-color="true" loext:opacity="0%" style:font-name="Courier Prime" fo:font-size="12pt" fo:language="es" fo:country="ES" officeooo:rsid="0059e914" officeooo:paragraph-rsid="005c7535" style:font-size-asian="12pt" style:font-size-complex="12pt"/>
    </style:style>
    <style:style style:name="P141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152bc0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52bc0" officeooo:paragraph-rsid="00319a03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099214" officeooo:paragraph-rsid="00099214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8c210f" officeooo:paragraph-rsid="008c210f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16c626" officeooo:paragraph-rsid="0016c626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94157" officeooo:paragraph-rsid="00294157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2be97e" officeooo:paragraph-rsid="002be97e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bold" officeooo:rsid="0048bc91" officeooo:paragraph-rsid="0048bc91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center" style:justify-single-word="false"/>
      <style:text-properties style:use-window-font-color="true" loext:opacity="0%" style:font-name="Courier Prime" fo:font-size="12pt" fo:language="es" fo:country="ES" fo:font-weight="normal" officeooo:rsid="00152bc0" officeooo:paragraph-rsid="00152bc0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officeooo:rsid="0008dd4d" officeooo:paragraph-rsid="00e13195" style:font-size-asian="10pt" style:font-size-complex="10pt"/>
    </style:style>
    <style:style style:name="P151" style:family="paragraph" style:parent-style-name="Standard">
      <style:paragraph-properties fo:text-align="center" style:justify-single-word="false"/>
      <style:text-properties style:use-window-font-color="true" loext:opacity="0%" style:font-name="Libre Franklin SemiBold1" fo:font-size="10pt" fo:language="es" fo:country="ES" fo:font-style="normal" fo:font-weight="normal" officeooo:rsid="00187abd" officeooo:paragraph-rsid="00f7ed93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text-properties style:use-window-font-color="true" loext:opacity="0%"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153" style:family="paragraph" style:parent-style-name="Standard">
      <style:text-properties style:use-window-font-color="true" loext:opacity="0%" style:font-name="Libre Franklin SemiBold1" fo:font-size="10pt" fo:language="es" fo:country="ES" fo:font-style="normal" officeooo:rsid="0048205f" officeooo:paragraph-rsid="00fe1b5d" style:font-size-asian="10pt" style:font-style-asian="normal" style:font-size-complex="10pt" style:font-style-complex="normal"/>
    </style:style>
    <style:style style:name="P154" style:family="paragraph" style:parent-style-name="Standard">
      <style:text-properties style:use-window-font-color="true" loext:opacity="0%" style:font-name="Libre Franklin SemiBold1" fo:font-size="12pt" fo:language="es" fo:country="ES" fo:font-style="normal" officeooo:rsid="0048205f" officeooo:paragraph-rsid="00f7ed93" style:font-size-asian="12pt" style:font-style-asian="normal" style:font-size-complex="12pt" style:font-style-complex="normal"/>
    </style:style>
    <style:style style:name="P155" style:family="paragraph" style:parent-style-name="Standard">
      <style:text-properties style:use-window-font-color="true" loext:opacity="0%"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156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57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ad630e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e13195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af0ae4" style:font-size-asian="12pt" style:font-weight-asian="normal" style:font-size-complex="12pt" style:font-weight-complex="normal"/>
    </style:style>
    <style:style style:name="P160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b376a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e13195" style:font-size-asian="10pt" style:font-weight-asian="normal" style:font-size-complex="10pt" style:font-weight-complex="normal"/>
    </style:style>
    <style:style style:name="P162" style:family="paragraph" style:parent-style-name="Standard">
      <style:text-properties style:use-window-font-color="true" loext:opacity="0%" style:font-name="Libre Franklin SemiBold" fo:font-size="10pt" fo:language="es" fo:country="ES" fo:font-weight="normal" officeooo:paragraph-rsid="00e13195" style:font-size-asian="8.75pt" style:font-weight-asian="normal" style:font-size-complex="10pt" style:font-weight-complex="normal"/>
    </style:style>
    <style:style style:name="P163" style:family="paragraph" style:parent-style-name="Standard">
      <style:text-properties style:use-window-font-color="true" loext:opacity="0%" style:font-name="Libre Franklin SemiBold" fo:font-size="10pt" fo:language="es" fo:country="ES" fo:font-weight="normal" officeooo:rsid="00ad630e" officeooo:paragraph-rsid="00e13195" style:font-size-asian="8.75pt" style:font-weight-asian="normal" style:font-size-complex="10pt" style:font-weight-complex="normal"/>
    </style:style>
    <style:style style:name="P164" style:family="paragraph" style:parent-style-name="Standard">
      <style:text-properties style:use-window-font-color="true" loext:opacity="0%" style:font-name="Libre Franklin SemiBold" fo:font-size="12pt" fo:language="es" fo:country="ES" fo:font-weight="normal" style:font-size-asian="12pt" style:font-weight-asian="normal" style:font-size-complex="12pt" style:font-weight-complex="normal"/>
    </style:style>
    <style:style style:name="P165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e13195" style:font-size-asian="12pt" style:font-weight-asian="normal" style:font-size-complex="12pt" style:font-weight-complex="normal"/>
    </style:style>
    <style:style style:name="P166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0f27f" style:font-size-asian="12pt" style:font-weight-asian="normal" style:font-size-complex="12pt" style:font-weight-complex="normal"/>
    </style:style>
    <style:style style:name="P167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2cd0a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b376a3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language="es" fo:country="ES" officeooo:paragraph-rsid="001427f5"/>
    </style:style>
    <style:style style:name="P170" style:family="paragraph" style:parent-style-name="Standard">
      <style:paragraph-properties fo:text-align="start" style:justify-single-word="false"/>
      <style:text-properties fo:language="es" fo:country="ES" officeooo:paragraph-rsid="0046378c"/>
    </style:style>
    <style:style style:name="P171" style:family="paragraph" style:parent-style-name="Standard">
      <style:paragraph-properties fo:text-align="start" style:justify-single-word="false"/>
      <style:text-properties fo:language="es" fo:country="ES" officeooo:paragraph-rsid="007a17a4"/>
    </style:style>
    <style:style style:name="P172" style:family="paragraph" style:parent-style-name="Standard">
      <style:text-properties fo:language="es" fo:country="ES" officeooo:paragraph-rsid="00f7ed93"/>
    </style:style>
    <style:style style:name="P173" style:family="paragraph" style:parent-style-name="Standard">
      <style:text-properties fo:language="es" fo:country="ES" officeooo:paragraph-rsid="00fe1b5d"/>
    </style:style>
    <style:style style:name="P174" style:family="paragraph" style:parent-style-name="Standard">
      <style:paragraph-properties fo:text-align="center" style:justify-single-word="false"/>
      <style:text-properties fo:color="#ff0000" loext:opacity="100%" style:font-name="Libre Franklin SemiBold1" fo:font-size="12pt" fo:language="es" fo:country="ES" fo:font-style="normal" fo:font-weight="normal" officeooo:rsid="00187abd" officeooo:paragraph-rsid="00f7ed93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/>
      <style:text-properties fo:color="#ff0000" loext:opacity="100%" style:font-name="Libre Franklin SemiBold1" fo:language="es" fo:country="ES" fo:font-weight="normal" style:font-weight-asian="normal" style:font-weight-complex="normal"/>
    </style:style>
    <style:style style:name="P176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facdda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e13195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e13195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facdda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81" style:family="paragraph" style:parent-style-name="Standard">
      <style:text-properties fo:color="#ff0000" loext:opacity="100%" style:font-name="Libre Franklin Medium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82" style:family="paragraph" style:parent-style-name="Standard">
      <style:text-properties fo:color="#ff0000" loext:opacity="100%" style:font-name="Libre Franklin Medium" fo:font-size="10pt" fo:language="es" fo:country="ES" fo:font-style="normal" officeooo:rsid="001b2359" officeooo:paragraph-rsid="00f7ed93" style:font-size-asian="10pt" style:font-style-asian="normal" style:font-size-complex="10pt" style:font-style-complex="normal"/>
    </style:style>
    <style:style style:name="P183" style:family="paragraph" style:parent-style-name="Standard">
      <style:text-properties fo:color="#ff0000" loext:opacity="100%" style:font-name="Libre Franklin Medium" fo:font-size="10pt" fo:language="es" fo:country="ES" fo:font-style="normal" officeooo:rsid="0048205f" officeooo:paragraph-rsid="00f7ed93" style:font-size-asian="10pt" style:font-style-asian="normal" style:font-size-complex="10pt" style:font-style-complex="normal"/>
    </style:style>
    <style:style style:name="P184" style:family="paragraph" style:parent-style-name="Standard">
      <style:text-properties fo:color="#ff0000" loext:opacity="100%" style:font-name="Libre Franklin Medium" fo:font-size="10pt" fo:language="es" fo:country="ES" fo:font-style="normal" officeooo:rsid="001e6150" officeooo:paragraph-rsid="00f7ed93" style:font-size-asian="10pt" style:font-style-asian="normal" style:font-size-complex="10pt" style:font-style-complex="normal"/>
    </style:style>
    <style:style style:name="P185" style:family="paragraph" style:parent-style-name="Standard">
      <style:text-properties fo:color="#ff0000" loext:opacity="100%" style:font-name="Libre Franklin Medium" fo:font-size="10pt" fo:language="es" fo:country="ES" officeooo:paragraph-rsid="00e4a515" style:font-size-asian="10pt" style:font-size-complex="10pt"/>
    </style:style>
    <style:style style:name="P186" style:family="paragraph" style:parent-style-name="Standard">
      <style:text-properties fo:color="#ff0000" loext:opacity="100%" style:font-name="Libre Franklin Medium" fo:font-size="10pt" fo:language="es" fo:country="ES" officeooo:paragraph-rsid="00e13195" style:font-size-asian="10pt" style:font-size-complex="10pt"/>
    </style:style>
    <style:style style:name="P187" style:family="paragraph" style:parent-style-name="Standard">
      <style:text-properties fo:color="#ff0000" loext:opacity="100%" style:font-name="Libre Franklin Medium" fo:font-size="10pt" fo:language="es" fo:country="ES" officeooo:paragraph-rsid="01051831" style:font-size-asian="10pt" style:font-size-complex="10pt"/>
    </style:style>
    <style:style style:name="P188" style:family="paragraph" style:parent-style-name="Standard">
      <style:text-properties fo:color="#ff0000" loext:opacity="100%" style:font-name="Libre Franklin Medium" fo:font-size="10pt" fo:language="es" fo:country="ES" officeooo:paragraph-rsid="01064fdc" style:font-size-asian="10pt" style:font-size-complex="10pt"/>
    </style:style>
    <style:style style:name="P189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0f27f" style:font-size-asian="10.5pt" style:font-weight-asian="normal" style:font-size-complex="10.5pt" style:font-weight-complex="normal"/>
    </style:style>
    <style:style style:name="P190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2cd0a" style:font-size-asian="10.5pt" style:font-weight-asian="normal" style:font-size-complex="10.5pt" style:font-weight-complex="normal"/>
    </style:style>
    <style:style style:name="P191" style:family="paragraph" style:parent-style-name="Standard">
      <style:text-properties fo:color="#ff0000" loext:opacity="100%" style:font-name="Libre Franklin Medium" fo:font-size="10.5pt" fo:language="es" fo:country="ES" fo:font-weight="normal" officeooo:rsid="00b0f27f" officeooo:paragraph-rsid="00b376a3" style:font-size-asian="10.5pt" style:font-weight-asian="normal" style:font-size-complex="10.5pt" style:font-weight-complex="normal"/>
    </style:style>
    <style:style style:name="P192" style:family="paragraph" style:parent-style-name="Standard">
      <style:text-properties fo:color="#ff0000" loext:opacity="100%" style:font-name="Libre Franklin Medium" fo:font-size="12pt" fo:language="es" fo:country="ES" officeooo:paragraph-rsid="00e4a515" style:font-size-asian="12pt" style:font-size-complex="12pt"/>
    </style:style>
    <style:style style:name="P193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7ed93" style:font-size-asian="10pt" style:font-style-asian="normal" style:font-size-complex="10pt" style:font-style-complex="normal"/>
    </style:style>
    <style:style style:name="P194" style:family="paragraph" style:parent-style-name="Standard">
      <style:text-properties fo:color="#ff0000" loext:opacity="100%" style:font-name="Libre Franklin Medium1" fo:font-size="10pt" fo:language="es" fo:country="ES" fo:font-style="normal" officeooo:rsid="00199ac8" officeooo:paragraph-rsid="00fe1b5d" style:font-size-asian="10pt" style:font-style-asian="normal" style:font-size-complex="10pt" style:font-style-complex="normal"/>
    </style:style>
    <style:style style:name="P195" style:family="paragraph" style:parent-style-name="Standard">
      <style:text-properties fo:color="#ff0000" loext:opacity="100%" style:font-name="Libre Franklin Medium1" fo:font-size="10.5pt" fo:language="es" fo:country="ES" fo:font-weight="normal" style:font-size-asian="10.5pt" style:font-weight-asian="normal" style:font-size-complex="10.5pt" style:font-weight-complex="normal"/>
    </style:style>
    <style:style style:name="P196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26ca" style:font-size-asian="10.5pt" style:font-weight-asian="normal" style:font-size-complex="10.5pt" style:font-weight-complex="normal"/>
    </style:style>
    <style:style style:name="P197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8eb55a" style:font-size-asian="10.5pt" style:font-weight-asian="normal" style:font-size-complex="10.5pt" style:font-weight-complex="normal"/>
    </style:style>
    <style:style style:name="P198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0ac22" style:font-size-asian="10.5pt" style:font-weight-asian="normal" style:font-size-complex="10.5pt" style:font-weight-complex="normal"/>
    </style:style>
    <style:style style:name="P199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15de8" style:font-size-asian="10.5pt" style:font-weight-asian="normal" style:font-size-complex="10.5pt" style:font-weight-complex="normal"/>
    </style:style>
    <style:style style:name="P200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4ae23" style:font-size-asian="10.5pt" style:font-weight-asian="normal" style:font-size-complex="10.5pt" style:font-weight-complex="normal"/>
    </style:style>
    <style:style style:name="P201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4e843" style:font-size-asian="10.5pt" style:font-weight-asian="normal" style:font-size-complex="10.5pt" style:font-weight-complex="normal"/>
    </style:style>
    <style:style style:name="P202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a8bbd" style:font-size-asian="10.5pt" style:font-weight-asian="normal" style:font-size-complex="10.5pt" style:font-weight-complex="normal"/>
    </style:style>
    <style:style style:name="P203" style:family="paragraph" style:parent-style-name="Standard">
      <style:text-properties fo:color="#ff0000" loext:opacity="100%" style:font-name="Libre Franklin Medium1" fo:font-size="10.5pt" fo:language="es" fo:country="ES" fo:font-weight="normal" officeooo:paragraph-rsid="00958bb8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808080" loext:opacity="100%" style:font-name="Libre Franklin Medium" fo:font-size="10pt" fo:language="es" fo:country="ES" fo:font-style="normal" officeooo:rsid="004a2d5b" officeooo:paragraph-rsid="00f7ed93" style:font-size-asian="10pt" style:font-style-asian="normal" style:font-size-complex="10pt" style:font-style-complex="normal"/>
    </style:style>
    <style:style style:name="P205" style:family="paragraph" style:parent-style-name="Standard">
      <style:text-properties fo:color="#808080" loext:opacity="100%"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06" style:family="paragraph" style:parent-style-name="Standard">
      <style:paragraph-properties fo:text-align="center" style:justify-single-word="false"/>
      <style:text-properties style:font-name="Libre Franklin SemiBold1" fo:font-size="10pt" fo:language="es" fo:country="ES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text-properties style:font-name="Libre Franklin SemiBold1" fo:font-size="10pt" fo:language="es" fo:country="ES" fo:font-style="normal" officeooo:rsid="0047a2eb" officeooo:paragraph-rsid="00f7ed93" style:font-size-asian="10pt" style:font-style-asian="normal" style:font-size-complex="10pt" style:font-style-complex="normal"/>
    </style:style>
    <style:style style:name="P208" style:family="paragraph" style:parent-style-name="Standard">
      <style:text-properties style:font-name="Libre Franklin SemiBold1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09" style:family="paragraph" style:parent-style-name="Standard">
      <style:text-properties style:font-name="Libre Franklin SemiBold1" fo:font-size="10pt" fo:language="es" fo:country="ES" fo:font-style="normal" officeooo:rsid="00199ac8" officeooo:paragraph-rsid="00f7ed93" style:font-size-asian="8.75pt" style:font-style-asian="normal" style:font-size-complex="10pt" style:font-style-complex="normal"/>
    </style:style>
    <style:style style:name="P210" style:family="paragraph" style:parent-style-name="Standard">
      <style:text-properties style:font-name="Libre Franklin SemiBold1" fo:font-size="12pt" fo:language="es" fo:country="ES" fo:font-weight="normal" style:font-size-asian="12pt" style:font-weight-asian="normal" style:font-size-complex="12pt" style:font-weight-complex="normal"/>
    </style:style>
    <style:style style:name="P211" style:family="paragraph" style:parent-style-name="Standard">
      <style:text-properties style:font-name="Libre Franklin SemiBold1" fo:font-size="12pt" fo:language="es" fo:country="ES" fo:font-weight="normal" officeooo:paragraph-rsid="0094ae23" style:font-size-asian="12pt" style:font-weight-asian="normal" style:font-size-complex="12pt" style:font-weight-complex="normal"/>
    </style:style>
    <style:style style:name="P212" style:family="paragraph" style:parent-style-name="Standard">
      <style:text-properties style:font-name="Libre Franklin SemiBold1" fo:font-size="12pt" fo:language="es" fo:country="ES" fo:font-weight="normal" officeooo:paragraph-rsid="0094e843" style:font-size-asian="12pt" style:font-weight-asian="normal" style:font-size-complex="12pt" style:font-weight-complex="normal"/>
    </style:style>
    <style:style style:name="P213" style:family="paragraph" style:parent-style-name="Standard">
      <style:text-properties style:font-name="Libre Franklin SemiBold1" fo:font-size="12pt" fo:language="es" fo:country="ES" fo:font-weight="normal" officeooo:paragraph-rsid="00958bb8" style:font-size-asian="12pt" style:font-weight-asian="normal" style:font-size-complex="12pt" style:font-weight-complex="normal"/>
    </style:style>
    <style:style style:name="P214" style:family="paragraph" style:parent-style-name="Standard">
      <style:text-properties style:font-name="Libre Franklin SemiBold1" fo:language="es" fo:country="ES" fo:font-weight="normal" style:font-weight-asian="normal" style:font-weight-complex="normal"/>
    </style:style>
    <style:style style:name="P215" style:family="paragraph" style:parent-style-name="Standard">
      <style:text-properties style:font-name="Libre Franklin SemiBold1" fo:language="es" fo:country="ES" fo:font-weight="normal" officeooo:paragraph-rsid="008e26ca" style:font-weight-asian="normal" style:font-weight-complex="normal"/>
    </style:style>
    <style:style style:name="P216" style:family="paragraph" style:parent-style-name="Standard">
      <style:text-properties style:font-name="Libre Franklin SemiBold1" fo:language="es" fo:country="ES" fo:font-weight="normal" officeooo:paragraph-rsid="008eb55a" style:font-weight-asian="normal" style:font-weight-complex="normal"/>
    </style:style>
    <style:style style:name="P217" style:family="paragraph" style:parent-style-name="Standard">
      <style:text-properties style:font-name="Libre Franklin SemiBold1" fo:language="es" fo:country="ES" fo:font-weight="normal" officeooo:paragraph-rsid="008f9b4b" style:font-weight-asian="normal" style:font-weight-complex="normal"/>
    </style:style>
    <style:style style:name="P218" style:family="paragraph" style:parent-style-name="Standard">
      <style:text-properties style:font-name="Libre Franklin SemiBold1" fo:language="es" fo:country="ES" fo:font-weight="normal" officeooo:paragraph-rsid="0090ac22" style:font-weight-asian="normal" style:font-weight-complex="normal"/>
    </style:style>
    <style:style style:name="P219" style:family="paragraph" style:parent-style-name="Standard">
      <style:text-properties style:font-name="Libre Franklin SemiBold1" fo:language="es" fo:country="ES" fo:font-weight="normal" officeooo:paragraph-rsid="00915de8" style:font-weight-asian="normal" style:font-weight-complex="normal"/>
    </style:style>
    <style:style style:name="P220" style:family="paragraph" style:parent-style-name="Standard">
      <style:text-properties fo:font-size="10pt" fo:language="es" fo:country="ES" officeooo:paragraph-rsid="00f7ed93" style:font-size-asian="10pt" style:font-size-complex="10pt"/>
    </style:style>
    <style:style style:name="P221" style:family="paragraph" style:parent-style-name="Standard">
      <style:text-properties style:font-name="Libre Franklin Medium" fo:font-size="10pt" fo:language="es" fo:country="ES" officeooo:paragraph-rsid="00e13195" style:font-size-asian="10pt" style:font-size-complex="10pt"/>
    </style:style>
    <style:style style:name="P222" style:family="paragraph" style:parent-style-name="Standard">
      <style:text-properties style:font-name="Libre Franklin Medium" fo:font-size="10pt" fo:language="es" fo:country="ES" officeooo:paragraph-rsid="01064fdc" style:font-size-asian="10pt" style:font-size-complex="10pt"/>
    </style:style>
    <style:style style:name="P223" style:family="paragraph" style:parent-style-name="Standard">
      <style:text-properties style:font-name="Libre Franklin Medium" fo:font-size="10pt" fo:language="es" fo:country="ES" fo:font-style="normal" officeooo:paragraph-rsid="00f7ed93" style:font-size-asian="10pt" style:font-style-asian="normal" style:font-size-complex="10pt" style:font-style-complex="normal"/>
    </style:style>
    <style:style style:name="P224" style:family="paragraph" style:parent-style-name="Standard">
      <style:text-properties style:font-name="Libre Franklin Medium" fo:font-size="10pt" fo:language="es" fo:country="ES" fo:font-style="normal" officeooo:paragraph-rsid="00f7ed93" style:font-size-asian="8.75pt" style:font-style-asian="normal" style:font-size-complex="10pt" style:font-style-complex="normal"/>
    </style:style>
    <style:style style:name="P225" style:family="paragraph" style:parent-style-name="Standard">
      <style:paragraph-properties fo:text-align="center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6" style:family="paragraph" style:parent-style-name="Standard">
      <style:paragraph-properties fo:text-align="start" style:justify-single-word="false"/>
      <style:text-properties style:font-name="Libre Franklin Medium" fo:font-size="12pt" fo:language="es" fo:country="ES" officeooo:paragraph-rsid="00e13195" style:font-size-asian="10.5pt" style:font-size-complex="12pt"/>
    </style:style>
    <style:style style:name="P227" style:family="paragraph" style:parent-style-name="Standard">
      <style:text-properties style:font-name="Libre Franklin Medium" fo:font-size="12pt" fo:language="es" fo:country="ES" officeooo:paragraph-rsid="00e13195" style:font-size-asian="10.5pt" style:font-size-complex="12pt"/>
    </style:style>
    <style:style style:name="P228" style:family="paragraph" style:parent-style-name="Standard">
      <style:text-properties style:font-name="Libre Franklin Medium" fo:font-size="12pt" fo:language="es" fo:country="ES" style:text-underline-style="none" officeooo:paragraph-rsid="00e13195" style:font-size-asian="10.5pt" style:font-size-complex="12pt"/>
    </style:style>
    <style:style style:name="P229" style:family="paragraph" style:parent-style-name="Standard">
      <style:text-properties style:font-name="Libre Franklin Medium" fo:font-size="12pt" fo:language="es" fo:country="ES" fo:font-style="normal" officeooo:paragraph-rsid="00f7ed93" style:font-size-asian="12pt" style:font-style-asian="normal" style:font-size-complex="12pt" style:font-style-complex="normal"/>
    </style:style>
    <style:style style:name="P230" style:family="paragraph" style:parent-style-name="Standard">
      <style:text-properties style:font-name="Libre Franklin Medium" fo:font-size="12pt" fo:language="es" fo:country="ES" fo:font-style="normal" officeooo:rsid="0021014f" officeooo:paragraph-rsid="00f7ed93" style:font-size-asian="12pt" style:font-style-asian="normal" style:font-size-complex="12pt" style:font-style-complex="normal"/>
    </style:style>
    <style:style style:name="P231" style:family="paragraph" style:parent-style-name="Standard">
      <style:text-properties style:font-name="Libre Franklin Medium" fo:font-size="12pt" fo:language="es" fo:country="ES" fo:font-style="normal" officeooo:rsid="0021014f" officeooo:paragraph-rsid="00fe1b5d" style:font-size-asian="12pt" style:font-style-asian="normal" style:font-size-complex="12pt" style:font-style-complex="normal"/>
    </style:style>
    <style:style style:name="P232" style:family="paragraph" style:parent-style-name="Standard">
      <style:text-properties style:font-name="Libre Franklin Medium" fo:font-size="12pt" fo:language="es" fo:country="ES" fo:font-style="normal" officeooo:paragraph-rsid="00fe1b5d" style:font-size-asian="12pt" style:font-style-asian="normal" style:font-size-complex="12pt" style:font-style-complex="normal"/>
    </style:style>
    <style:style style:name="P233" style:family="paragraph" style:parent-style-name="Standard">
      <style:text-properties style:font-name="Libre Franklin Medium" fo:language="es" fo:country="ES"/>
    </style:style>
    <style:style style:name="P234" style:family="paragraph" style:parent-style-name="Standard">
      <style:text-properties style:font-name="Libre Franklin Medium" fo:language="es" fo:country="ES" officeooo:paragraph-rsid="00e4a515"/>
    </style:style>
    <style:style style:name="P235" style:family="paragraph" style:parent-style-name="Standard">
      <style:text-properties style:font-name="Libre Franklin Medium" fo:language="es" fo:country="ES" officeooo:paragraph-rsid="00e13195"/>
    </style:style>
    <style:style style:name="P236" style:family="paragraph" style:parent-style-name="Standard">
      <style:text-properties style:font-name="Libre Franklin Medium" fo:language="es" fo:country="ES" officeooo:paragraph-rsid="00e247cb"/>
    </style:style>
    <style:style style:name="P237" style:family="paragraph" style:parent-style-name="Standard">
      <style:text-properties style:font-name="Libre Franklin Medium" fo:language="es" fo:country="ES" officeooo:paragraph-rsid="00e3db1c"/>
    </style:style>
    <style:style style:name="P238" style:family="paragraph" style:parent-style-name="Standard">
      <style:text-properties style:font-name="Libre Franklin Medium1" fo:language="es" fo:country="ES" fo:font-weight="normal" style:font-weight-asian="normal" style:font-weight-complex="normal"/>
    </style:style>
    <style:style style:name="P239" style:family="paragraph" style:parent-style-name="Standard">
      <style:text-properties style:font-name="Libre Franklin Medium1" fo:language="es" fo:country="ES" fo:font-weight="normal" officeooo:paragraph-rsid="0090ac22" style:font-weight-asian="normal" style:font-weight-complex="normal"/>
    </style:style>
    <style:style style:name="P240" style:family="paragraph" style:parent-style-name="Standard">
      <style:text-properties style:font-name="Libre Franklin Medium1" fo:language="es" fo:country="ES" fo:font-weight="normal" officeooo:paragraph-rsid="00915de8" style:font-weight-asian="normal" style:font-weight-complex="normal"/>
    </style:style>
    <style:style style:name="P241" style:family="paragraph" style:parent-style-name="Standard">
      <style:text-properties style:font-name="Libre Franklin Medium1" fo:font-size="10.5pt" fo:language="es" fo:country="ES" fo:font-weight="normal" style:font-size-asian="10.5pt" style:font-weight-asian="normal" style:font-size-complex="10.5pt" style:font-weight-complex="normal"/>
    </style:style>
    <style:style style:name="P242" style:family="paragraph" style:parent-style-name="Standard">
      <style:text-properties style:font-name="Libre Franklin Medium1" fo:font-size="12pt" fo:language="es" fo:country="ES" fo:font-weight="normal" style:font-size-asian="12pt" style:font-weight-asian="normal" style:font-size-complex="12pt" style:font-weight-complex="normal"/>
    </style:style>
    <style:style style:name="P243" style:family="paragraph" style:parent-style-name="Standard">
      <style:text-properties style:font-name="Libre Franklin Medium1" fo:font-size="12pt" fo:language="es" fo:country="ES" fo:font-weight="normal" officeooo:paragraph-rsid="0094e843" style:font-size-asian="12pt" style:font-weight-asian="normal" style:font-size-complex="12pt" style:font-weight-complex="normal"/>
    </style:style>
    <style:style style:name="P244" style:family="paragraph" style:parent-style-name="Standard">
      <style:text-properties style:font-name="Libre Franklin Medium1" fo:font-size="12pt" fo:language="es" fo:country="ES" fo:font-weight="normal" officeooo:paragraph-rsid="009a8bbd" style:font-size-asian="12pt" style:font-weight-asian="normal" style:font-size-complex="12pt" style:font-weight-complex="normal"/>
    </style:style>
    <style:style style:name="P245" style:family="paragraph" style:parent-style-name="Standard">
      <style:text-properties style:font-name="Libre Franklin Medium1" fo:font-size="12pt" fo:language="es" fo:country="ES" fo:font-weight="normal" officeooo:paragraph-rsid="00958bb8" style:font-size-asian="12pt" style:font-weight-asian="normal" style:font-size-complex="12pt" style:font-weight-complex="normal"/>
    </style:style>
    <style:style style:name="P246" style:family="paragraph" style:parent-style-name="Standard">
      <style:text-properties style:font-name="Libre Franklin" fo:language="es" fo:country="ES" fo:font-weight="bold" style:font-weight-asian="bold" style:font-weight-complex="bold"/>
    </style:style>
    <style:style style:name="P247" style:family="paragraph" style:parent-style-name="Standard">
      <style:paragraph-properties fo:text-align="center" style:justify-single-word="false"/>
      <style:text-properties style:font-name="Libre Franklin SemiBold" fo:font-size="10pt" fo:language="es" fo:country="ES" fo:font-weight="normal" officeooo:rsid="00acd2c3" officeooo:paragraph-rsid="00acd2c3" style:font-size-asian="10pt" style:font-weight-asian="normal" style:font-size-complex="10pt" style:font-weight-complex="normal"/>
    </style:style>
    <style:style style:name="P248" style:family="paragraph" style:parent-style-name="Standard">
      <style:paragraph-properties fo:text-align="center" style:justify-single-word="false"/>
      <style:text-properties fo:text-transform="capitalize" style:use-window-font-color="true" loext:opacity="0%" style:font-name="Libre Franklin SemiBold" fo:font-size="10pt" fo:language="es" fo:country="ES" fo:font-weight="normal" officeooo:rsid="00b63a02" officeooo:paragraph-rsid="00b63a02" style:font-size-asian="10pt" style:font-weight-asian="normal" style:font-size-complex="10pt" style:font-weight-complex="normal"/>
    </style:style>
    <style:style style:name="P2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be3a2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70246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3cd6d8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bold" officeooo:rsid="00099214" officeooo:paragraph-rsid="001a9a03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P2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e889c" officeooo:paragraph-rsid="00814a9f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37024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4629d6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099214" officeooo:paragraph-rsid="0078a43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4629d6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716091" officeooo:paragraph-rsid="0087172a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text-line-through-style="none" style:text-line-through-type="none" style:font-name="Courier Prime" fo:font-size="12pt" fo:language="es" fo:country="ES" fo:font-style="normal" style:text-underline-style="none" fo:font-weight="normal" officeooo:rsid="00e8aa6b" officeooo:paragraph-rsid="00f305fd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P2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1fa5e5" officeooo:paragraph-rsid="002ea01c" style:font-size-asian="12pt" style:font-size-complex="12pt"/>
    </style:style>
    <style:style style:name="P26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3cd6d8" officeooo:paragraph-rsid="003cd6d8" style:font-size-asian="12pt" style:font-size-complex="12pt"/>
    </style:style>
    <style:style style:name="P26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2ea01c" officeooo:paragraph-rsid="003cd6d8" style:font-size-asian="12pt" style:font-size-complex="12pt"/>
    </style:style>
    <style:style style:name="P26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ourier Prime" fo:font-size="12pt" fo:language="es" fo:country="ES" officeooo:rsid="00099214" officeooo:paragraph-rsid="0047db6d" style:font-size-asian="12pt" style:font-size-complex="12pt"/>
    </style:style>
    <style:style style:name="P267" style:family="paragraph" style:parent-style-name="Standard">
      <style:text-properties style:use-window-font-color="true" loext:opacity="0%" style:font-name="Courier Prime" fo:font-size="12pt" fo:language="es" fo:country="ES" officeooo:paragraph-rsid="010dc51e" style:font-size-asian="12pt" style:font-size-complex="12pt"/>
    </style:style>
    <style:style style:name="P268" style:family="paragraph" style:parent-style-name="Standard">
      <style:text-properties style:font-name="Libre Franklin SemiBold1" fo:font-size="12pt" fo:language="es" fo:country="ES" fo:font-weight="normal" style:font-size-asian="12pt" style:font-weight-asian="normal" style:font-size-complex="12pt" style:font-weight-complex="normal"/>
    </style:style>
    <style:style style:name="P269" style:family="paragraph" style:parent-style-name="Standard">
      <style:text-properties style:font-name="Libre Franklin Medium" fo:font-size="12pt" fo:language="es" fo:country="ES" style:text-underline-style="none" officeooo:paragraph-rsid="00e13195" style:font-size-asian="10.5pt" style:font-size-complex="12pt"/>
    </style:style>
    <style:style style:name="P270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0c9b681" style:font-size-asian="12pt" style:font-weight-asian="normal" style:font-size-complex="12pt" style:font-weight-complex="normal"/>
    </style:style>
    <style:style style:name="P271" style:family="paragraph" style:parent-style-name="Standard">
      <style:text-properties fo:text-transform="uppercase" style:use-window-font-color="true" loext:opacity="0%" style:font-name="Libre Franklin SemiBold" fo:font-size="12pt" fo:letter-spacing="normal" fo:language="es" fo:country="ES" fo:font-style="normal" fo:font-weight="normal" officeooo:rsid="00b0f27f" officeooo:paragraph-rsid="010e3ce3" style:font-size-asian="12pt" style:font-weight-asian="normal" style:font-size-complex="12pt" style:font-weight-complex="normal"/>
    </style:style>
    <style:style style:name="P272" style:family="paragraph" style:parent-style-name="Standard">
      <style:text-properties fo:text-transform="uppercase" style:use-window-font-color="true" loext:opacity="0%" style:font-name="Libre Franklin SemiBold" fo:font-size="12pt" fo:language="es" fo:country="ES" fo:font-weight="normal" officeooo:rsid="00b0f27f" officeooo:paragraph-rsid="010e3ce3" style:font-size-asian="12pt" style:font-weight-asian="normal" style:font-size-complex="12pt" style:font-weight-complex="normal"/>
    </style:style>
    <style:style style:name="P273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0c9b681" style:font-size-asian="10.5pt" style:font-weight-asian="normal" style:font-size-complex="10.5pt" style:font-weight-complex="normal"/>
    </style:style>
    <style:style style:name="P274" style:family="paragraph" style:parent-style-name="Standard">
      <style:text-properties fo:font-variant="normal" fo:text-transform="none" fo:color="#ff0000" loext:opacity="100%" style:font-name="Libre Franklin Medium" fo:font-size="10.5pt" fo:letter-spacing="normal" fo:language="es" fo:country="ES" fo:font-style="normal" fo:font-weight="normal" officeooo:rsid="00b0f27f" officeooo:paragraph-rsid="010e3ce3" style:font-size-asian="10.5pt" style:font-weight-asian="normal" style:font-size-complex="10.5pt" style:font-weight-complex="normal"/>
    </style:style>
    <style:style style:name="P275" style:family="paragraph" style:parent-style-name="Standard">
      <style:text-properties fo:font-variant="normal" fo:text-transform="none" fo:color="#ff0000" loext:opacity="100%" style:font-name="Libre Franklin Medium" fo:font-size="10.5pt" fo:language="es" fo:country="ES" fo:font-weight="normal" officeooo:rsid="00b0f27f" officeooo:paragraph-rsid="010e3ce3" style:font-size-asian="10.5pt" style:font-weight-asian="normal" style:font-size-complex="10.5pt" style:font-weight-complex="normal"/>
    </style:style>
    <style:style style:name="T1" style:family="text">
      <style:text-properties officeooo:rsid="00113060"/>
    </style:style>
    <style:style style:name="T2" style:family="text">
      <style:text-properties officeooo:rsid="00152bc0"/>
    </style:style>
    <style:style style:name="T3" style:family="text">
      <style:text-properties officeooo:rsid="001a9a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ab10"/>
    </style:style>
    <style:style style:name="T6" style:family="text">
      <style:text-properties style:text-underline-style="none" officeooo:rsid="004629d6"/>
    </style:style>
    <style:style style:name="T7" style:family="text">
      <style:text-properties officeooo:rsid="001fa5e5"/>
    </style:style>
    <style:style style:name="T8" style:family="text">
      <style:text-properties officeooo:rsid="0021a2cb"/>
    </style:style>
    <style:style style:name="T9" style:family="text">
      <style:text-properties officeooo:rsid="000f55d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58dde"/>
    </style:style>
    <style:style style:name="T13" style:family="text">
      <style:text-properties fo:font-variant="normal" fo:text-transform="none" fo:letter-spacing="normal" fo:font-style="normal" fo:font-weight="normal" officeooo:rsid="002626c3"/>
    </style:style>
    <style:style style:name="T14" style:family="text">
      <style:text-properties fo:font-variant="normal" fo:text-transform="none" fo:letter-spacing="normal" fo:font-style="normal" fo:font-weight="normal" officeooo:rsid="004caeef"/>
    </style:style>
    <style:style style:name="T15" style:family="text">
      <style:text-properties fo:font-variant="normal" fo:text-transform="none" fo:letter-spacing="normal" fo:font-style="normal" fo:font-weight="normal" officeooo:rsid="00656ad8"/>
    </style:style>
    <style:style style:name="T16" style:family="text">
      <style:text-properties fo:font-variant="normal" fo:text-transform="none" fo:letter-spacing="normal" fo:font-style="normal" fo:font-weight="normal" officeooo:rsid="0065cc60"/>
    </style:style>
    <style:style style:name="T17" style:family="text">
      <style:text-properties fo:font-variant="normal" fo:text-transform="none" fo:letter-spacing="normal" fo:font-style="normal" fo:font-weight="normal" officeooo:rsid="00662a22"/>
    </style:style>
    <style:style style:name="T18" style:family="text">
      <style:text-properties fo:font-variant="normal" fo:text-transform="none" fo:letter-spacing="normal" fo:font-style="normal" fo:font-weight="normal" officeooo:rsid="0068102e"/>
    </style:style>
    <style:style style:name="T19" style:family="text">
      <style:text-properties fo:font-variant="normal" fo:text-transform="none" fo:letter-spacing="normal" fo:font-style="normal" fo:font-weight="normal" officeooo:rsid="0069fe8a"/>
    </style:style>
    <style:style style:name="T20" style:family="text">
      <style:text-properties fo:font-variant="normal" fo:text-transform="none" fo:letter-spacing="normal" fo:font-style="normal" fo:font-weight="normal" officeooo:rsid="00716091"/>
    </style:style>
    <style:style style:name="T21" style:family="text">
      <style:text-properties fo:font-variant="normal" fo:text-transform="none" fo:letter-spacing="normal" fo:font-style="normal" fo:font-weight="normal" officeooo:rsid="00ea2610"/>
    </style:style>
    <style:style style:name="T22" style:family="text">
      <style:text-properties fo:font-variant="normal" fo:text-transform="none" fo:letter-spacing="normal" fo:font-style="normal" fo:font-weight="normal" officeooo:rsid="002cab10"/>
    </style:style>
    <style:style style:name="T23" style:family="text">
      <style:text-properties fo:font-variant="normal" fo:text-transform="none" fo:letter-spacing="normal" fo:font-style="normal" fo:font-weight="normal" officeooo:rsid="004fba3d"/>
    </style:style>
    <style:style style:name="T24" style:family="text">
      <style:text-properties fo:font-variant="normal" fo:text-transform="none" fo:letter-spacing="normal" fo:font-style="normal" fo:font-weight="normal" officeooo:rsid="00518bc9"/>
    </style:style>
    <style:style style:name="T25" style:family="text">
      <style:text-properties fo:font-variant="normal" fo:text-transform="none" fo:letter-spacing="normal" fo:font-style="normal" fo:font-weight="normal" officeooo:rsid="00ec75c0"/>
    </style:style>
    <style:style style:name="T26" style:family="text">
      <style:text-properties fo:font-variant="normal" fo:text-transform="none" fo:letter-spacing="normal" fo:font-style="normal" fo:font-weight="normal" officeooo:rsid="0054f568"/>
    </style:style>
    <style:style style:name="T27" style:family="text">
      <style:text-properties fo:font-variant="normal" fo:text-transform="none" fo:letter-spacing="normal" fo:font-style="normal" officeooo:rsid="0027418f"/>
    </style:style>
    <style:style style:name="T28" style:family="text">
      <style:text-properties fo:font-variant="normal" fo:text-transform="none" fo:letter-spacing="normal" fo:font-style="normal" officeooo:rsid="002626c3"/>
    </style:style>
    <style:style style:name="T29" style:family="text">
      <style:text-properties fo:font-variant="normal" fo:text-transform="none" fo:letter-spacing="normal" fo:font-style="normal" officeooo:rsid="006f9203"/>
    </style:style>
    <style:style style:name="T30" style:family="text">
      <style:text-properties fo:font-variant="normal" fo:text-transform="none" fo:letter-spacing="normal" fo:font-style="normal" officeooo:rsid="00e9b06a"/>
    </style:style>
    <style:style style:name="T31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46378c" style:font-size-asian="12pt" style:font-size-complex="12pt"/>
    </style:style>
    <style:style style:name="T33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2a2" style:font-size-asian="12pt" style:font-size-complex="12pt"/>
    </style:style>
    <style:style style:name="T34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6ca412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a17a4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Courier Prime" fo:font-size="12pt" fo:letter-spacing="normal" fo:font-style="normal" fo:font-weight="normal" officeooo:rsid="007b9c0c" style:font-size-asian="12pt" style:font-size-complex="12pt"/>
    </style:style>
    <style:style style:name="T37" style:family="text">
      <style:text-properties fo:font-variant="normal" fo:text-transform="none" fo:color="#808080" loext:opacity="100%" fo:letter-spacing="normal" fo:font-style="normal" officeooo:rsid="00b376a3"/>
    </style:style>
    <style:style style:name="T3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48bc91" style:text-blinking="false" fo:background-color="transparent" loext:char-shading-value="0"/>
    </style:style>
    <style:style style:name="T40" style:family="text">
      <style:text-properties officeooo:rsid="0027418f"/>
    </style:style>
    <style:style style:name="T41" style:family="text">
      <style:text-properties officeooo:rsid="002cab10"/>
    </style:style>
    <style:style style:name="T42" style:family="text">
      <style:text-properties officeooo:rsid="003df49a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099214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Courier Prime" fo:font-size="12pt" fo:font-style="normal" style:text-underline-style="none" fo:font-weight="normal" officeooo:rsid="0046378c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46" style:family="text">
      <style:text-properties style:use-window-font-color="true" loext:opacity="0%" officeooo:rsid="00d5a8a8"/>
    </style:style>
    <style:style style:name="T47" style:family="text">
      <style:text-properties style:use-window-font-color="true" loext:opacity="0%" style:font-name="Libre Franklin SemiBold1"/>
    </style:style>
    <style:style style:name="T48" style:family="text">
      <style:text-properties style:use-window-font-color="true" loext:opacity="0%" style:font-name="Libre Franklin SemiBold1" officeooo:rsid="00199ac8"/>
    </style:style>
    <style:style style:name="T49" style:family="text">
      <style:text-properties style:use-window-font-color="true" loext:opacity="0%" style:font-name="Libre Franklin SemiBold1" fo:font-size="10pt" officeooo:rsid="00199ac8" style:font-size-asian="10pt" style:font-size-complex="10pt"/>
    </style:style>
    <style:style style:name="T50" style:family="text">
      <style:text-properties style:use-window-font-color="true" loext:opacity="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51" style:family="text">
      <style:text-properties style:use-window-font-color="true" loext:opacity="0%" style:font-name="Libre Franklin Medium" fo:font-size="10pt" fo:font-style="normal" officeooo:rsid="000fe596" style:font-size-asian="10pt" style:font-style-asian="normal" style:font-size-complex="10pt" style:font-style-complex="normal"/>
    </style:style>
    <style:style style:name="T52" style:family="text">
      <style:text-properties style:use-window-font-color="true" loext:opacity="0%" style:font-name="Libre Franklin Medium" fo:font-size="10pt" fo:font-style="normal" officeooo:rsid="001e6150" style:font-size-asian="10pt" style:font-style-asian="normal" style:font-size-complex="10pt" style:font-style-complex="normal"/>
    </style:style>
    <style:style style:name="T53" style:family="text">
      <style:text-properties style:use-window-font-color="true" loext:opacity="0%" style:font-name="Libre Franklin Medium" fo:font-size="10pt" fo:font-style="normal" officeooo:rsid="00f7ed93" style:font-size-asian="10pt" style:font-style-asian="normal" style:font-size-complex="10pt" style:font-style-complex="normal"/>
    </style:style>
    <style:style style:name="T54" style:family="text">
      <style:text-properties style:use-window-font-color="true" loext:opacity="0%" style:font-name="Libre Franklin Medium" fo:font-size="10pt" fo:font-style="normal" officeooo:rsid="004a2d5b" style:font-size-asian="10pt" style:font-style-asian="normal" style:font-size-complex="10pt" style:font-style-complex="normal"/>
    </style:style>
    <style:style style:name="T55" style:family="text">
      <style:text-properties style:use-window-font-color="true" loext:opacity="0%" style:font-name="Libre Franklin Medium" fo:font-size="10pt" fo:font-style="normal" officeooo:rsid="004deda0" style:font-size-asian="10pt" style:font-style-asian="normal" style:font-size-complex="10pt" style:font-style-complex="normal"/>
    </style:style>
    <style:style style:name="T56" style:family="text">
      <style:text-properties officeooo:rsid="003ee74c"/>
    </style:style>
    <style:style style:name="T57" style:family="text">
      <style:text-properties officeooo:rsid="003ef4c5"/>
    </style:style>
    <style:style style:name="T58" style:family="text">
      <style:text-properties officeooo:rsid="0040766c"/>
    </style:style>
    <style:style style:name="T59" style:family="text">
      <style:text-properties officeooo:rsid="0041926f"/>
    </style:style>
    <style:style style:name="T60" style:family="text">
      <style:text-properties officeooo:rsid="0043767b"/>
    </style:style>
    <style:style style:name="T61" style:family="text">
      <style:text-properties officeooo:rsid="00456bb6"/>
    </style:style>
    <style:style style:name="T62" style:family="text">
      <style:text-properties officeooo:rsid="0047db6d"/>
    </style:style>
    <style:style style:name="T63" style:family="text">
      <style:text-properties officeooo:rsid="0048bc91"/>
    </style:style>
    <style:style style:name="T64" style:family="text">
      <style:text-properties officeooo:rsid="004ab3b1"/>
    </style:style>
    <style:style style:name="T65" style:family="text">
      <style:text-properties officeooo:rsid="00258dde"/>
    </style:style>
    <style:style style:name="T66" style:family="text">
      <style:text-properties style:text-line-through-style="none" style:text-line-through-type="none" fo:font-style="normal" style:text-underline-style="none" fo:font-weight="normal" style:font-name-asian="Comic Sans MS" style:font-style-asian="normal" style:font-weight-asian="normal" style:font-name-complex="Comic Sans MS" style:font-style-complex="normal" style:font-weight-complex="normal"/>
    </style:style>
    <style:style style:name="T67" style:family="text">
      <style:text-properties style:text-line-through-style="none" style:text-line-through-type="none" fo:font-style="normal" style:text-underline-style="none" fo:font-weight="normal" officeooo:rsid="0054f568" style:font-name-asian="Comic Sans MS" style:font-style-asian="normal" style:font-weight-asian="normal" style:font-name-complex="Comic Sans MS" style:font-style-complex="normal" style:font-weight-complex="normal"/>
    </style:style>
    <style:style style:name="T68" style:family="text">
      <style:text-properties officeooo:rsid="004caeef"/>
    </style:style>
    <style:style style:name="T69" style:family="text">
      <style:text-properties officeooo:rsid="0053f585"/>
    </style:style>
    <style:style style:name="T70" style:family="text">
      <style:text-properties officeooo:rsid="0046378c"/>
    </style:style>
    <style:style style:name="T71" style:family="text">
      <style:text-properties officeooo:rsid="00541cab"/>
    </style:style>
    <style:style style:name="T72" style:family="text">
      <style:text-properties officeooo:rsid="0054f568"/>
    </style:style>
    <style:style style:name="T73" style:family="text">
      <style:text-properties officeooo:rsid="0057225f"/>
    </style:style>
    <style:style style:name="T74" style:family="text">
      <style:text-properties officeooo:rsid="0058e111"/>
    </style:style>
    <style:style style:name="T75" style:family="text">
      <style:text-properties officeooo:rsid="0059d565"/>
    </style:style>
    <style:style style:name="T76" style:family="text">
      <style:text-properties officeooo:rsid="0059e914"/>
    </style:style>
    <style:style style:name="T77" style:family="text">
      <style:text-properties officeooo:rsid="005b8c17"/>
    </style:style>
    <style:style style:name="T78" style:family="text">
      <style:text-properties officeooo:rsid="005c7535"/>
    </style:style>
    <style:style style:name="T79" style:family="text">
      <style:text-properties officeooo:rsid="006019e0"/>
    </style:style>
    <style:style style:name="T80" style:family="text">
      <style:text-properties officeooo:rsid="00602ae5"/>
    </style:style>
    <style:style style:name="T81" style:family="text">
      <style:text-properties officeooo:rsid="0063becb"/>
    </style:style>
    <style:style style:name="T82" style:family="text">
      <style:text-properties officeooo:rsid="006eae17"/>
    </style:style>
    <style:style style:name="T83" style:family="text">
      <style:text-properties officeooo:rsid="00734db8"/>
    </style:style>
    <style:style style:name="T84" style:family="text">
      <style:text-properties officeooo:rsid="0074b0e8"/>
    </style:style>
    <style:style style:name="T85" style:family="text">
      <style:text-properties officeooo:rsid="00751500"/>
    </style:style>
    <style:style style:name="T86" style:family="text">
      <style:text-properties officeooo:rsid="0076168a"/>
    </style:style>
    <style:style style:name="T87" style:family="text">
      <style:text-properties officeooo:rsid="0078a434"/>
    </style:style>
    <style:style style:name="T88" style:family="text">
      <style:text-properties officeooo:rsid="007a17a4"/>
    </style:style>
    <style:style style:name="T89" style:family="text">
      <style:text-properties officeooo:rsid="007c2d33"/>
    </style:style>
    <style:style style:name="T90" style:family="text">
      <style:text-properties officeooo:rsid="007f93dc"/>
    </style:style>
    <style:style style:name="T91" style:family="text">
      <style:text-properties officeooo:rsid="00839781"/>
    </style:style>
    <style:style style:name="T92" style:family="text">
      <style:text-properties officeooo:rsid="008adc17"/>
    </style:style>
    <style:style style:name="T93" style:family="text">
      <style:text-properties fo:color="#ff0000" loext:opacity="100%"/>
    </style:style>
    <style:style style:name="T94" style:family="text">
      <style:text-properties fo:color="#ff0000" loext:opacity="100%" fo:font-size="10.5pt" style:font-size-asian="10.5pt" style:font-size-complex="10.5pt"/>
    </style:style>
    <style:style style:name="T95" style:family="text">
      <style:text-properties fo:color="#ff0000" loext:opacity="100%" fo:font-size="10.5pt" officeooo:rsid="0090ac22" style:font-size-asian="10.5pt" style:font-size-complex="10.5pt"/>
    </style:style>
    <style:style style:name="T96" style:family="text">
      <style:text-properties fo:color="#ff0000" loext:opacity="100%" fo:font-size="10.5pt" officeooo:rsid="00915de8" style:font-size-asian="10.5pt" style:font-size-complex="10.5pt"/>
    </style:style>
    <style:style style:name="T97" style:family="text">
      <style:text-properties fo:color="#ff0000" loext:opacity="100%" officeooo:rsid="00930b47"/>
    </style:style>
    <style:style style:name="T98" style:family="text">
      <style:text-properties fo:color="#ff0000" loext:opacity="100%" style:font-name="Libre Franklin Medium" fo:font-weight="normal" style:font-weight-asian="normal"/>
    </style:style>
    <style:style style:name="T99" style:family="text">
      <style:text-properties fo:color="#ff0000" loext:opacity="100%" style:font-name="Libre Franklin Medium" fo:font-weight="normal" officeooo:rsid="000c01de" style:font-weight-asian="normal"/>
    </style:style>
    <style:style style:name="T100" style:family="text">
      <style:text-properties fo:color="#ff0000" loext:opacity="100%" style:font-name="Libre Franklin Medium" fo:font-weight="normal" officeooo:rsid="01020daf" style:font-weight-asian="normal"/>
    </style:style>
    <style:style style:name="T101" style:family="text">
      <style:text-properties fo:color="#ff0000" loext:opacity="100%" style:font-name="Libre Franklin Medium" fo:font-style="normal" style:font-style-asian="normal" style:font-style-complex="normal"/>
    </style:style>
    <style:style style:name="T102" style:family="text">
      <style:text-properties fo:color="#ff0000" loext:opacity="100%" style:font-name="Libre Franklin Medium" fo:font-style="normal" officeooo:rsid="00199ac8" style:font-style-asian="normal" style:font-style-complex="normal"/>
    </style:style>
    <style:style style:name="T103" style:family="text">
      <style:text-properties fo:color="#ff0000" loext:opacity="100%" style:font-name="Libre Franklin Medium" fo:font-style="normal" officeooo:rsid="0048205f" style:font-style-asian="normal" style:font-style-complex="normal"/>
    </style:style>
    <style:style style:name="T104" style:family="text">
      <style:text-properties fo:color="#ff0000" loext:opacity="100%" style:font-name="Libre Franklin Medium" fo:font-style="normal" officeooo:rsid="0047a2eb" style:font-style-asian="normal" style:font-style-complex="normal"/>
    </style:style>
    <style:style style:name="T105" style:family="text">
      <style:text-properties fo:color="#ff0000" loext:opacity="100%" style:font-name="Libre Franklin Medium" fo:font-style="normal" officeooo:rsid="001b2359" style:font-style-asian="normal" style:font-style-complex="normal"/>
    </style:style>
    <style:style style:name="T106" style:family="text">
      <style:text-properties fo:color="#ff0000" loext:opacity="100%" style:font-name="Libre Franklin Medium" fo:font-style="normal" officeooo:rsid="0050db46" style:font-style-asian="normal" style:font-style-complex="normal"/>
    </style:style>
    <style:style style:name="T107" style:family="text">
      <style:text-properties fo:color="#ff0000" loext:opacity="100%" style:font-name="Libre Franklin Medium" fo:font-style="normal" officeooo:rsid="001e6150" style:font-style-asian="normal" style:font-style-complex="normal"/>
    </style:style>
    <style:style style:name="T108" style:family="text">
      <style:text-properties fo:color="#ff0000" loext:opacity="100%" style:font-name="Libre Franklin Medium" fo:font-style="normal" officeooo:rsid="0021014f" style:font-style-asian="normal" style:font-style-complex="normal"/>
    </style:style>
    <style:style style:name="T109" style:family="text">
      <style:text-properties fo:color="#ff0000" loext:opacity="100%" style:font-name="Libre Franklin Medium" fo:font-style="normal" officeooo:rsid="004f1160" style:font-style-asian="normal" style:font-style-complex="normal"/>
    </style:style>
    <style:style style:name="T110" style:family="text">
      <style:text-properties fo:color="#ff0000" loext:opacity="100%" style:font-name="Libre Franklin Medium" fo:font-size="10pt" fo:font-style="normal" style:font-size-asian="10pt" style:font-style-asian="normal" style:font-size-complex="10pt" style:font-style-complex="normal"/>
    </style:style>
    <style:style style:name="T111" style:family="text">
      <style:text-properties fo:color="#ff0000" loext:opacity="100%" style:font-name="Libre Franklin Medium" fo:font-size="10pt" fo:font-style="normal" officeooo:rsid="001b2359" style:font-size-asian="10pt" style:font-style-asian="normal" style:font-size-complex="10pt" style:font-style-complex="normal"/>
    </style:style>
    <style:style style:name="T112" style:family="text">
      <style:text-properties fo:color="#ff0000" loext:opacity="100%" style:font-name="Libre Franklin Medium" fo:font-size="10pt" fo:font-style="normal" officeooo:rsid="0048205f" style:font-size-asian="10pt" style:font-style-asian="normal" style:font-size-complex="10pt" style:font-style-complex="normal"/>
    </style:style>
    <style:style style:name="T113" style:family="text">
      <style:text-properties fo:color="#ff0000" loext:opacity="100%" style:font-name="Libre Franklin Medium" fo:font-size="10pt" fo:font-style="normal" officeooo:rsid="0021014f" style:font-size-asian="10pt" style:font-style-asian="normal" style:font-size-complex="10pt" style:font-style-complex="normal"/>
    </style:style>
    <style:style style:name="T114" style:family="text">
      <style:text-properties fo:color="#ff0000" loext:opacity="100%" fo:font-size="10pt" style:font-size-asian="10pt" style:font-size-complex="10pt"/>
    </style:style>
    <style:style style:name="T115" style:family="text">
      <style:text-properties fo:color="#ff0000" loext:opacity="100%" fo:font-size="10pt" officeooo:rsid="0008dd4d" style:font-size-asian="10pt" style:font-size-complex="10pt"/>
    </style:style>
    <style:style style:name="T116" style:family="text">
      <style:text-properties fo:color="#ff0000" loext:opacity="100%" fo:font-size="10pt" officeooo:rsid="0048205f" style:font-size-asian="10pt" style:font-size-complex="10pt"/>
    </style:style>
    <style:style style:name="T117" style:family="text">
      <style:text-properties fo:color="#ff0000" loext:opacity="100%" fo:font-size="10pt" officeooo:rsid="001b2359" style:font-size-asian="10pt" style:font-size-complex="10pt"/>
    </style:style>
    <style:style style:name="T118" style:family="text">
      <style:text-properties fo:color="#ff0000" loext:opacity="100%" fo:font-size="10pt" officeooo:rsid="0050db46" style:font-size-asian="10pt" style:font-size-complex="10pt"/>
    </style:style>
    <style:style style:name="T119" style:family="text">
      <style:text-properties fo:color="#ff0000" loext:opacity="100%" fo:font-size="10pt" officeooo:rsid="01020daf" style:font-size-asian="10pt" style:font-size-complex="10pt"/>
    </style:style>
    <style:style style:name="T120" style:family="text">
      <style:text-properties fo:color="#ff0000" loext:opacity="100%" style:font-name="Libre Franklin SemiBold1" fo:font-size="10pt" fo:font-style="normal" officeooo:rsid="00199ac8" style:font-size-asian="10pt" style:font-style-asian="normal" style:font-size-complex="10pt" style:font-style-complex="normal"/>
    </style:style>
    <style:style style:name="T121" style:family="text">
      <style:text-properties fo:color="#ff0000" loext:opacity="100%" style:font-name="Libre Franklin SemiBold1" fo:font-size="10pt" fo:font-style="normal" officeooo:rsid="0050db46" style:font-size-asian="10pt" style:font-style-asian="normal" style:font-size-complex="10pt" style:font-style-complex="normal"/>
    </style:style>
    <style:style style:name="T122" style:family="text">
      <style:text-properties fo:color="#ff0000" loext:opacity="100%" style:font-name="Libre Franklin Medium1"/>
    </style:style>
    <style:style style:name="T123" style:family="text">
      <style:text-properties fo:color="#ff0000" loext:opacity="100%" style:font-name="Libre Franklin Medium1" officeooo:rsid="00199ac8"/>
    </style:style>
    <style:style style:name="T124" style:family="text">
      <style:text-properties fo:color="#ff0000" loext:opacity="100%" officeooo:rsid="001b2359"/>
    </style:style>
    <style:style style:name="T125" style:family="text">
      <style:text-properties fo:color="#ff0000" loext:opacity="100%" officeooo:rsid="001e6150"/>
    </style:style>
    <style:style style:name="T126" style:family="text">
      <style:text-properties fo:color="#ff0000" loext:opacity="100%" officeooo:rsid="0048205f"/>
    </style:style>
    <style:style style:name="T127" style:family="text">
      <style:text-properties fo:color="#ff0000" loext:opacity="100%" officeooo:rsid="004f1160"/>
    </style:style>
    <style:style style:name="T128" style:family="text">
      <style:text-properties fo:color="#ff0000" loext:opacity="100%" officeooo:rsid="01051831"/>
    </style:style>
    <style:style style:name="T129" style:family="text">
      <style:text-properties fo:color="#ff0000" loext:opacity="100%" officeooo:rsid="01064fdc"/>
    </style:style>
    <style:style style:name="T130" style:family="text">
      <style:text-properties officeooo:rsid="008e26ca"/>
    </style:style>
    <style:style style:name="T131" style:family="text">
      <style:text-properties fo:color="#808080" loext:opacity="100%"/>
    </style:style>
    <style:style style:name="T132" style:family="text">
      <style:text-properties fo:color="#808080" loext:opacity="100%" officeooo:rsid="0090ac22"/>
    </style:style>
    <style:style style:name="T133" style:family="text">
      <style:text-properties fo:color="#808080" loext:opacity="100%" style:font-name="Libre Franklin Medium1"/>
    </style:style>
    <style:style style:name="T134" style:family="text">
      <style:text-properties fo:color="#808080" loext:opacity="100%" style:font-name="Libre Franklin Medium1" officeooo:rsid="008e26ca"/>
    </style:style>
    <style:style style:name="T135" style:family="text">
      <style:text-properties fo:color="#808080" loext:opacity="100%" style:font-name="Libre Franklin Medium1" officeooo:rsid="0090ac22"/>
    </style:style>
    <style:style style:name="T136" style:family="text">
      <style:text-properties fo:color="#808080" loext:opacity="100%" style:font-name="Libre Franklin Medium1" officeooo:rsid="00915de8"/>
    </style:style>
    <style:style style:name="T137" style:family="text">
      <style:text-properties fo:color="#808080" loext:opacity="100%" officeooo:rsid="00b0f27f"/>
    </style:style>
    <style:style style:name="T138" style:family="text">
      <style:text-properties fo:color="#808080" loext:opacity="100%" style:font-name="Libre Franklin Medium" officeooo:rsid="00b0f27f"/>
    </style:style>
    <style:style style:name="T139" style:family="text">
      <style:text-properties fo:color="#808080" loext:opacity="100%" style:font-name="Libre Franklin Medium" fo:letter-spacing="normal" fo:font-style="normal"/>
    </style:style>
    <style:style style:name="T140" style:family="text">
      <style:text-properties fo:color="#808080" loext:opacity="100%" style:font-name="Libre Franklin Medium" fo:letter-spacing="normal" fo:font-style="normal" officeooo:rsid="00b4978f"/>
    </style:style>
    <style:style style:name="T141" style:family="text">
      <style:text-properties fo:color="#808080" loext:opacity="100%" style:font-name="Libre Franklin Medium" fo:letter-spacing="normal" fo:font-style="normal" officeooo:rsid="00bff404"/>
    </style:style>
    <style:style style:name="T142" style:family="text">
      <style:text-properties fo:color="#808080" loext:opacity="100%" style:font-name="Libre Franklin Medium" fo:letter-spacing="normal" fo:font-style="normal" officeooo:rsid="00cd3255"/>
    </style:style>
    <style:style style:name="T143" style:family="text">
      <style:text-properties fo:color="#808080" loext:opacity="100%" style:font-name="Libre Franklin Medium" officeooo:rsid="00cd3255"/>
    </style:style>
    <style:style style:name="T144" style:family="text">
      <style:text-properties fo:color="#808080" loext:opacity="100%" style:font-name="Libre Franklin Medium" fo:font-size="12pt" fo:font-style="normal" style:font-size-asian="12pt" style:font-style-asian="normal" style:font-size-complex="12pt" style:font-style-complex="normal"/>
    </style:style>
    <style:style style:name="T145" style:family="text">
      <style:text-properties fo:color="#808080" loext:opacity="100%" style:font-name="Libre Franklin Medium" fo:font-size="12pt" fo:font-style="normal" officeooo:rsid="00553729" style:font-size-asian="12pt" style:font-style-asian="normal" style:font-size-complex="12pt" style:font-style-complex="normal"/>
    </style:style>
    <style:style style:name="T146" style:family="text">
      <style:text-properties fo:color="#808080" loext:opacity="100%" style:font-name="Libre Franklin Medium" fo:font-size="12pt" fo:font-style="normal" officeooo:rsid="004f1160" style:font-size-asian="12pt" style:font-style-asian="normal" style:font-size-complex="12pt" style:font-style-complex="normal"/>
    </style:style>
    <style:style style:name="T147" style:family="text">
      <style:text-properties fo:color="#808080" loext:opacity="100%" officeooo:rsid="00b2cd0a"/>
    </style:style>
    <style:style style:name="T148" style:family="text">
      <style:text-properties fo:color="#808080" loext:opacity="100%" fo:letter-spacing="normal" fo:font-style="normal" officeooo:rsid="00b97603"/>
    </style:style>
    <style:style style:name="T149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150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151" style:family="text">
      <style:text-properties fo:color="#808080" loext:opacity="100%" officeooo:rsid="00d5a8a8"/>
    </style:style>
    <style:style style:name="T152" style:family="text">
      <style:text-properties fo:color="#808080" loext:opacity="100%" officeooo:rsid="0008dd4d"/>
    </style:style>
    <style:style style:name="T153" style:family="text">
      <style:text-properties fo:color="#808080" loext:opacity="100%" officeooo:rsid="000a9daa"/>
    </style:style>
    <style:style style:name="T154" style:family="text">
      <style:text-properties fo:color="#808080" loext:opacity="100%" officeooo:rsid="0048205f"/>
    </style:style>
    <style:style style:name="T155" style:family="text">
      <style:text-properties fo:color="#808080" loext:opacity="100%" officeooo:rsid="000fe596"/>
    </style:style>
    <style:style style:name="T156" style:family="text">
      <style:text-properties fo:color="#808080" loext:opacity="100%" officeooo:rsid="001e6150"/>
    </style:style>
    <style:style style:name="T157" style:family="text">
      <style:text-properties fo:color="#808080" loext:opacity="100%" officeooo:rsid="00553729"/>
    </style:style>
    <style:style style:name="T158" style:family="text">
      <style:text-properties fo:color="#808080" loext:opacity="100%" officeooo:rsid="004deda0"/>
    </style:style>
    <style:style style:name="T159" style:family="text">
      <style:text-properties fo:color="#808080" loext:opacity="100%" officeooo:rsid="00199ac8"/>
    </style:style>
    <style:style style:name="T160" style:family="text">
      <style:text-properties fo:color="#808080" loext:opacity="100%" style:font-name="Libre Franklin SemiBold1" officeooo:rsid="00199ac8"/>
    </style:style>
    <style:style style:name="T161" style:family="text">
      <style:text-properties officeooo:rsid="008eb55a"/>
    </style:style>
    <style:style style:name="T162" style:family="text">
      <style:text-properties officeooo:rsid="008f9b4b"/>
    </style:style>
    <style:style style:name="T163" style:family="text">
      <style:text-properties officeooo:rsid="0090ac22"/>
    </style:style>
    <style:style style:name="T164" style:family="text">
      <style:text-properties fo:text-transform="uppercase"/>
    </style:style>
    <style:style style:name="T165" style:family="text">
      <style:text-properties fo:text-transform="uppercase" fo:color="#808080" loext:opacity="100%" style:font-name="Libre Franklin Medium" officeooo:rsid="00b0f27f"/>
    </style:style>
    <style:style style:name="T166" style:family="text">
      <style:text-properties fo:text-transform="uppercase" fo:color="#808080" loext:opacity="100%" fo:font-size="12pt" style:font-size-asian="12pt" style:font-size-complex="12pt"/>
    </style:style>
    <style:style style:name="T167" style:family="text">
      <style:text-properties fo:text-transform="uppercase" fo:color="#808080" loext:opacity="100%" fo:font-weight="normal" officeooo:rsid="0008dd4d" style:font-weight-asian="normal"/>
    </style:style>
    <style:style style:name="T168" style:family="text">
      <style:text-properties fo:text-transform="uppercase" officeooo:rsid="001c7ad5"/>
    </style:style>
    <style:style style:name="T169" style:family="text">
      <style:text-properties fo:text-transform="uppercase" style:use-window-font-color="true" loext:opacity="0%" style:font-name="Libre Franklin SemiBold" fo:font-size="12pt" officeooo:rsid="001c7ad5" style:font-size-asian="12pt" style:font-size-complex="12pt"/>
    </style:style>
    <style:style style:name="T170" style:family="text">
      <style:text-properties fo:text-transform="uppercase" fo:font-weight="normal" officeooo:rsid="0008dd4d" style:font-weight-asian="normal"/>
    </style:style>
    <style:style style:name="T171" style:family="text">
      <style:text-properties fo:text-transform="uppercase" style:font-name="Libre Franklin SemiBold1" fo:font-weight="normal" style:font-weight-asian="normal"/>
    </style:style>
    <style:style style:name="T172" style:family="text">
      <style:text-properties officeooo:rsid="00915de8"/>
    </style:style>
    <style:style style:name="T173" style:family="text">
      <style:text-properties officeooo:rsid="00930b47"/>
    </style:style>
    <style:style style:name="T174" style:family="text">
      <style:text-properties style:font-name="Libre Franklin Medium1"/>
    </style:style>
    <style:style style:name="T175" style:family="text">
      <style:text-properties style:font-name="Libre Franklin Medium1" officeooo:rsid="008e26ca"/>
    </style:style>
    <style:style style:name="T176" style:family="text">
      <style:text-properties officeooo:rsid="00ad630e"/>
    </style:style>
    <style:style style:name="T177" style:family="text">
      <style:text-properties officeooo:rsid="00af0ae4"/>
    </style:style>
    <style:style style:name="T178" style:family="text">
      <style:text-properties fo:letter-spacing="normal" fo:font-style="normal"/>
    </style:style>
    <style:style style:name="T179" style:family="text">
      <style:text-properties fo:letter-spacing="normal" fo:font-style="normal" officeooo:rsid="00b4978f"/>
    </style:style>
    <style:style style:name="T180" style:family="text">
      <style:text-properties fo:letter-spacing="normal" fo:font-style="normal" officeooo:rsid="00b7d689"/>
    </style:style>
    <style:style style:name="T181" style:family="text">
      <style:text-properties fo:letter-spacing="normal" fo:font-style="normal" officeooo:rsid="00b97603"/>
    </style:style>
    <style:style style:name="T182" style:family="text">
      <style:text-properties fo:letter-spacing="normal" fo:font-style="normal" officeooo:rsid="00bff404"/>
    </style:style>
    <style:style style:name="T183" style:family="text">
      <style:text-properties fo:letter-spacing="normal" fo:font-style="normal" officeooo:rsid="00c3c936"/>
    </style:style>
    <style:style style:name="T184" style:family="text">
      <style:text-properties fo:letter-spacing="normal" fo:font-style="normal" officeooo:rsid="00caf3d4" style:font-weight-asian="normal" style:font-weight-complex="normal"/>
    </style:style>
    <style:style style:name="T185" style:family="text">
      <style:text-properties fo:letter-spacing="normal" fo:font-style="normal" officeooo:rsid="00cbe299" style:font-weight-asian="normal" style:font-weight-complex="normal"/>
    </style:style>
    <style:style style:name="T186" style:family="text">
      <style:text-properties fo:letter-spacing="normal" fo:font-style="normal" officeooo:rsid="00cd3255" style:font-weight-asian="normal" style:font-weight-complex="normal"/>
    </style:style>
    <style:style style:name="T187" style:family="text">
      <style:text-properties fo:letter-spacing="normal" fo:font-style="normal" officeooo:rsid="00d5a8a8" style:font-weight-asian="normal" style:font-weight-complex="normal"/>
    </style:style>
    <style:style style:name="T188" style:family="text">
      <style:text-properties fo:letter-spacing="normal" fo:font-style="normal" officeooo:rsid="00cd3255"/>
    </style:style>
    <style:style style:name="T189" style:family="text">
      <style:text-properties fo:letter-spacing="normal" fo:font-style="normal" officeooo:rsid="00ce1207"/>
    </style:style>
    <style:style style:name="T190" style:family="text">
      <style:text-properties fo:letter-spacing="normal" fo:font-style="normal" officeooo:rsid="00d1c32d"/>
    </style:style>
    <style:style style:name="T191" style:family="text">
      <style:text-properties fo:letter-spacing="normal" fo:font-style="normal" officeooo:rsid="00d47e51"/>
    </style:style>
    <style:style style:name="T192" style:family="text">
      <style:text-properties fo:letter-spacing="normal" fo:font-style="normal" officeooo:rsid="00dcb289"/>
    </style:style>
    <style:style style:name="T193" style:family="text">
      <style:text-properties fo:letter-spacing="normal" fo:font-style="normal" officeooo:rsid="00dd3b6d"/>
    </style:style>
    <style:style style:name="T194" style:family="text">
      <style:text-properties fo:letter-spacing="normal" fo:font-style="normal" officeooo:rsid="00fc6f7b"/>
    </style:style>
    <style:style style:name="T195" style:family="text">
      <style:text-properties fo:letter-spacing="normal" fo:font-style="normal" officeooo:rsid="00fd09f5"/>
    </style:style>
    <style:style style:name="T196" style:family="text">
      <style:text-properties officeooo:rsid="00af9adc"/>
    </style:style>
    <style:style style:name="T197" style:family="text">
      <style:text-properties style:font-name="Libre Franklin SemiBold" fo:letter-spacing="normal" fo:font-style="normal"/>
    </style:style>
    <style:style style:name="T198" style:family="text">
      <style:text-properties style:font-name="Libre Franklin SemiBold" fo:letter-spacing="normal" fo:font-style="normal" officeooo:rsid="00b97603"/>
    </style:style>
    <style:style style:name="T199" style:family="text">
      <style:text-properties style:font-name="Libre Franklin SemiBold" fo:letter-spacing="normal" fo:font-style="normal" officeooo:rsid="00bff404"/>
    </style:style>
    <style:style style:name="T200" style:family="text">
      <style:text-properties style:font-name="Libre Franklin SemiBold" fo:letter-spacing="normal" fo:font-style="normal" officeooo:rsid="00c3c936"/>
    </style:style>
    <style:style style:name="T201" style:family="text">
      <style:text-properties style:font-name="Libre Franklin SemiBold" fo:letter-spacing="normal" fo:font-style="normal" officeooo:rsid="00c8201a"/>
    </style:style>
    <style:style style:name="T202" style:family="text">
      <style:text-properties officeooo:rsid="00b0f27f"/>
    </style:style>
    <style:style style:name="T203" style:family="text">
      <style:text-properties officeooo:rsid="00b2cd0a"/>
    </style:style>
    <style:style style:name="T204" style:family="text">
      <style:text-properties officeooo:rsid="00bff404"/>
    </style:style>
    <style:style style:name="T205" style:family="text">
      <style:text-properties officeooo:rsid="00c9cd5d"/>
    </style:style>
    <style:style style:name="T206" style:family="text">
      <style:text-properties officeooo:rsid="00cbe299"/>
    </style:style>
    <style:style style:name="T207" style:family="text">
      <style:text-properties officeooo:rsid="00cd3255"/>
    </style:style>
    <style:style style:name="T208" style:family="text">
      <style:text-properties officeooo:rsid="00d1c32d"/>
    </style:style>
    <style:style style:name="T209" style:family="text">
      <style:text-properties officeooo:rsid="00d47e51"/>
    </style:style>
    <style:style style:name="T210" style:family="text">
      <style:text-properties officeooo:rsid="00d5a8a8"/>
    </style:style>
    <style:style style:name="T211" style:family="text">
      <style:text-properties officeooo:rsid="00dcb289"/>
    </style:style>
    <style:style style:name="T212" style:family="text">
      <style:text-properties officeooo:rsid="00dd3b6d"/>
    </style:style>
    <style:style style:name="T213" style:family="text">
      <style:text-properties officeooo:rsid="00de63b2"/>
    </style:style>
    <style:style style:name="T214" style:family="text">
      <style:text-properties officeooo:rsid="001ab44d"/>
    </style:style>
    <style:style style:name="T215" style:family="text">
      <style:text-properties officeooo:rsid="001c7ad5"/>
    </style:style>
    <style:style style:name="T216" style:family="text">
      <style:text-properties officeooo:rsid="0023586d"/>
    </style:style>
    <style:style style:name="T217" style:family="text">
      <style:text-properties officeooo:rsid="00254aa8"/>
    </style:style>
    <style:style style:name="T218" style:family="text">
      <style:text-properties officeooo:rsid="0027b9b3"/>
    </style:style>
    <style:style style:name="T219" style:family="text">
      <style:text-properties officeooo:rsid="002ab7d0"/>
    </style:style>
    <style:style style:name="T220" style:family="text">
      <style:text-properties officeooo:rsid="0008dd4d"/>
    </style:style>
    <style:style style:name="T221" style:family="text">
      <style:text-properties style:font-name="Libre Franklin SemiBold1"/>
    </style:style>
    <style:style style:name="T222" style:family="text">
      <style:text-properties style:font-name="Libre Franklin SemiBold1" fo:font-size="12pt" fo:font-style="normal" style:font-size-asian="12pt" style:font-style-asian="normal" style:font-size-complex="12pt" style:font-style-complex="normal"/>
    </style:style>
    <style:style style:name="T223" style:family="text">
      <style:text-properties style:font-name="Libre Franklin SemiBold1" fo:font-size="12pt" fo:font-style="normal" officeooo:rsid="00199ac8" style:font-size-asian="12pt" style:font-style-asian="normal" style:font-size-complex="12pt" style:font-style-complex="normal"/>
    </style:style>
    <style:style style:name="T224" style:family="text">
      <style:text-properties style:font-name="Libre Franklin SemiBold1" fo:font-size="12pt" fo:font-style="normal" officeooo:rsid="0047a2eb" style:font-size-asian="12pt" style:font-style-asian="normal" style:font-size-complex="12pt" style:font-style-complex="normal"/>
    </style:style>
    <style:style style:name="T225" style:family="text">
      <style:text-properties style:font-name="Libre Franklin SemiBold1" fo:font-size="12pt" fo:font-style="normal" officeooo:rsid="0048205f" style:font-size-asian="12pt" style:font-style-asian="normal" style:font-size-complex="12pt" style:font-style-complex="normal"/>
    </style:style>
    <style:style style:name="T226" style:family="text">
      <style:text-properties style:font-name="Libre Franklin SemiBold1" fo:font-size="12pt" fo:font-style="normal" officeooo:rsid="004932b9" style:font-size-asian="12pt" style:font-style-asian="normal" style:font-size-complex="12pt" style:font-style-complex="normal"/>
    </style:style>
    <style:style style:name="T227" style:family="text">
      <style:text-properties style:font-name="Libre Franklin SemiBold1" fo:font-size="12pt" fo:font-style="normal" officeooo:rsid="001b2359" style:font-size-asian="12pt" style:font-style-asian="normal" style:font-size-complex="12pt" style:font-style-complex="normal"/>
    </style:style>
    <style:style style:name="T228" style:family="text">
      <style:text-properties style:font-name="Libre Franklin SemiBold1" fo:font-size="12pt" fo:font-style="normal" officeooo:rsid="0021014f" style:font-size-asian="12pt" style:font-style-asian="normal" style:font-size-complex="12pt" style:font-style-complex="normal"/>
    </style:style>
    <style:style style:name="T229" style:family="text">
      <style:text-properties style:font-name="Libre Franklin SemiBold1" fo:font-size="12pt" fo:font-style="normal" officeooo:rsid="000a7f73" style:font-size-asian="12pt" style:font-style-asian="normal" style:font-size-complex="12pt" style:font-style-complex="normal"/>
    </style:style>
    <style:style style:name="T230" style:family="text">
      <style:text-properties style:font-name="Libre Franklin SemiBold1" officeooo:rsid="00199ac8"/>
    </style:style>
    <style:style style:name="T231" style:family="text">
      <style:text-properties style:font-name="Libre Franklin SemiBold1" officeooo:rsid="004932b9"/>
    </style:style>
    <style:style style:name="T232" style:family="text">
      <style:text-properties style:font-name="Libre Franklin SemiBold1" officeooo:rsid="001b2359"/>
    </style:style>
    <style:style style:name="T233" style:family="text">
      <style:text-properties style:font-name="Libre Franklin SemiBold1" officeooo:rsid="01020daf"/>
    </style:style>
    <style:style style:name="T234" style:family="text">
      <style:text-properties style:font-name="Libre Franklin Medium"/>
    </style:style>
    <style:style style:name="T235" style:family="text">
      <style:text-properties style:font-name="Libre Franklin Medium" fo:font-weight="normal" style:font-weight-asian="normal"/>
    </style:style>
    <style:style style:name="T236" style:family="text">
      <style:text-properties style:font-name="Libre Franklin Medium" fo:font-size="12pt" fo:font-style="normal" style:font-size-asian="12pt" style:font-style-asian="normal" style:font-size-complex="12pt" style:font-style-complex="normal"/>
    </style:style>
    <style:style style:name="T237" style:family="text">
      <style:text-properties style:font-name="Libre Franklin Medium" fo:font-size="12pt" fo:font-style="normal" officeooo:rsid="001c9602" style:font-size-asian="12pt" style:font-style-asian="normal" style:font-size-complex="12pt" style:font-style-complex="normal"/>
    </style:style>
    <style:style style:name="T238" style:family="text">
      <style:text-properties style:font-name="Libre Franklin Medium" fo:font-size="12pt" fo:font-style="normal" officeooo:rsid="0014dff7" style:font-size-asian="12pt" style:font-style-asian="normal" style:font-size-complex="12pt" style:font-style-complex="normal"/>
    </style:style>
    <style:style style:name="T239" style:family="text">
      <style:text-properties style:font-name="Libre Franklin Medium" fo:font-size="12pt" fo:font-style="normal" officeooo:rsid="00f7ed93" style:font-size-asian="12pt" style:font-style-asian="normal" style:font-size-complex="12pt" style:font-style-complex="normal"/>
    </style:style>
    <style:style style:name="T240" style:family="text">
      <style:text-properties style:font-name="Libre Franklin Medium" fo:font-size="12pt" fo:font-style="normal" officeooo:rsid="000af18b" style:font-size-asian="12pt" style:font-style-asian="normal" style:font-size-complex="12pt" style:font-style-complex="normal"/>
    </style:style>
    <style:style style:name="T241" style:family="text">
      <style:text-properties style:font-name="Libre Franklin Medium" fo:font-size="12pt" fo:font-style="normal" officeooo:rsid="001e6150" style:font-size-asian="12pt" style:font-style-asian="normal" style:font-size-complex="12pt" style:font-style-complex="normal"/>
    </style:style>
    <style:style style:name="T242" style:family="text">
      <style:text-properties officeooo:rsid="000a9daa"/>
    </style:style>
    <style:style style:name="T243" style:family="text">
      <style:text-properties officeooo:rsid="00e6b83d"/>
    </style:style>
    <style:style style:name="T244" style:family="text">
      <style:text-properties officeooo:rsid="00e8aa6b"/>
    </style:style>
    <style:style style:name="T245" style:family="text">
      <style:text-properties officeooo:rsid="00eb1c5a"/>
    </style:style>
    <style:style style:name="T246" style:family="text">
      <style:text-properties officeooo:rsid="00eedf93"/>
    </style:style>
    <style:style style:name="T247" style:family="text">
      <style:text-properties officeooo:rsid="002ea01c"/>
    </style:style>
    <style:style style:name="T248" style:family="text">
      <style:text-properties officeooo:rsid="00f0b0e7"/>
    </style:style>
    <style:style style:name="T249" style:family="text">
      <style:text-properties officeooo:rsid="00f263bb"/>
    </style:style>
    <style:style style:name="T250" style:family="text">
      <style:text-properties officeooo:rsid="00f305fd"/>
    </style:style>
    <style:style style:name="T251" style:family="text">
      <style:text-properties officeooo:rsid="00f3d5ed"/>
    </style:style>
    <style:style style:name="T252" style:family="text">
      <style:text-properties officeooo:rsid="00f7bc08"/>
    </style:style>
    <style:style style:name="T253" style:family="text">
      <style:text-properties officeooo:rsid="000a7f73"/>
    </style:style>
    <style:style style:name="T254" style:family="text">
      <style:text-properties fo:font-size="12pt" style:font-size-asian="12pt" style:font-size-complex="12pt"/>
    </style:style>
    <style:style style:name="T255" style:family="text">
      <style:text-properties fo:font-size="12pt" officeooo:rsid="001b2359" style:font-size-asian="12pt" style:font-size-complex="12pt"/>
    </style:style>
    <style:style style:name="T256" style:family="text">
      <style:text-properties fo:font-size="12pt" officeooo:rsid="000a7f73" style:font-size-asian="12pt" style:font-size-complex="12pt"/>
    </style:style>
    <style:style style:name="T257" style:family="text">
      <style:text-properties fo:font-size="12pt" officeooo:rsid="00199ac8" style:font-size-asian="12pt" style:font-size-complex="12pt"/>
    </style:style>
    <style:style style:name="T258" style:family="text">
      <style:text-properties officeooo:rsid="0048205f"/>
    </style:style>
    <style:style style:name="T259" style:family="text">
      <style:text-properties officeooo:rsid="000af18b"/>
    </style:style>
    <style:style style:name="T260" style:family="text">
      <style:text-properties officeooo:rsid="001b2359"/>
    </style:style>
    <style:style style:name="T261" style:family="text">
      <style:text-properties officeooo:rsid="001c9602"/>
    </style:style>
    <style:style style:name="T262" style:family="text">
      <style:text-properties officeooo:rsid="000c9223"/>
    </style:style>
    <style:style style:name="T263" style:family="text">
      <style:text-properties officeooo:rsid="001e6150"/>
    </style:style>
    <style:style style:name="T264" style:family="text">
      <style:text-properties officeooo:rsid="000df8ef"/>
    </style:style>
    <style:style style:name="T265" style:family="text">
      <style:text-properties officeooo:rsid="004f1160"/>
    </style:style>
    <style:style style:name="T266" style:family="text">
      <style:text-properties officeooo:rsid="000fe596"/>
    </style:style>
    <style:style style:name="T267" style:family="text">
      <style:text-properties officeooo:rsid="004deda0"/>
    </style:style>
    <style:style style:name="T268" style:family="text">
      <style:text-properties officeooo:rsid="0014dff7"/>
    </style:style>
    <style:style style:name="T269" style:family="text">
      <style:text-properties officeooo:rsid="00f7ed93"/>
    </style:style>
    <style:style style:name="T270" style:family="text">
      <style:text-properties officeooo:rsid="00f9e7b0"/>
    </style:style>
    <style:style style:name="T271" style:family="text">
      <style:text-properties officeooo:rsid="00fa0513"/>
    </style:style>
    <style:style style:name="T272" style:family="text">
      <style:text-properties officeooo:rsid="00facdda"/>
    </style:style>
    <style:style style:name="T273" style:family="text">
      <style:text-properties officeooo:rsid="00fb669f"/>
    </style:style>
    <style:style style:name="T274" style:family="text">
      <style:text-properties officeooo:rsid="00fd09f5"/>
    </style:style>
    <style:style style:name="T275" style:family="text">
      <style:text-properties officeooo:rsid="01020daf"/>
    </style:style>
    <style:style style:name="T276" style:family="text">
      <style:text-properties officeooo:rsid="01051831"/>
    </style:style>
    <style:style style:name="T277" style:family="text">
      <style:text-properties officeooo:rsid="0108feb0"/>
    </style:style>
    <style:style style:name="T278" style:family="text">
      <style:text-properties officeooo:rsid="0109ca9c"/>
    </style:style>
    <style:style style:name="T279" style:family="text">
      <style:text-properties officeooo:rsid="010b1060"/>
    </style:style>
    <style:style style:name="T280" style:family="text">
      <style:text-properties officeooo:rsid="010b558e"/>
    </style:style>
    <style:style style:name="T281" style:family="text">
      <style:text-properties officeooo:rsid="010dc51e"/>
    </style:style>
    <style:style style:name="T282" style:family="text">
      <style:text-properties officeooo:rsid="010f75f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2">PASTORELA DE REYES MAGOS</text:p>
      <text:p text:style-name="P142"/>
      <text:p text:style-name="P149">Linda Isabel Martínez Castro</text:p>
      <text:p text:style-name="P149"><text:span text:style-name="T4">Samuel</text:span> José Gutiérrez Avilés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250"><text:soft-page-break/>PRIMER ACTO</text:p>
      <text:p text:style-name="P255"><text:span text:style-name="T7">El Ángel María,</text:span><text:span text:style-name="T57"> José </text:span><text:span text:style-name="T91">y Jesús</text:span><text:span text:style-name="T57">.</text:span></text:p>
      <text:p text:style-name="P263"/>
      <text:p text:style-name="P92"/>
      <text:p text:style-name="P100"><text:span text:style-name="T68">Se inicia con un canto </text:span><text:span text:style-name="T27">“</text:span><text:span text:style-name="T29">Uri, uri, ura” </text:span><text:span text:style-name="T30">ó </text:span><text:span text:style-name="T29">”Ya viene mi Dios”</text:span><text:span text:style-name="T28">.</text:span></text:p>
      <text:p text:style-name="P92"/>
      <text:p text:style-name="P92"/>
      <text:p text:style-name="P251">ESCENA I</text:p>
      <text:p text:style-name="P264"><text:span text:style-name="T66">Anuncio del Ángel a María </text:span><text:span text:style-name="T42">(Lucas 1, 28-</text:span><text:span text:style-name="T56">38</text:span><text:span text:style-name="T42">)</text:span><text:span text:style-name="T65">.</text:span></text:p>
      <text:p text:style-name="P10"/>
      <text:p text:style-name="P9"/>
      <text:p text:style-name="P11">Sentada en la silla se encuentra la <text:span text:style-name="T64">V</text:span>irgen María realizando costura de su ajuar matrimonial, a sus pies tiene una canasta con telas, María se inclina para tomar una tela.</text:p>
      <text:p text:style-name="P110"/>
      <text:p text:style-name="P114">María entra <text:span text:style-name="T244">sola</text:span> a escena mientras se canta. <text:span text:style-name="T243">Una </text:span><text:span text:style-name="T244">ves </text:span><text:span text:style-name="T243">María esta en su posición, </text:span><text:span text:style-name="T244">e</text:span><text:span text:style-name="T7">l Ángel </text:span><text:span text:style-name="T58">entra en escena, </text:span><text:span text:style-name="T81">se detiene junto a María</text:span><text:span text:style-name="T58"> y </text:span><text:span text:style-name="T7">ext</text:span><text:span text:style-name="T58">i</text:span><text:span text:style-name="T7">end</text:span><text:span text:style-name="T58">e sus brazos.</text:span><text:span text:style-name="T243"> </text:span><text:span text:style-name="T83">El canto se detiene una ve</text:span><text:span text:style-name="T243">s que María y el Ángel</text:span><text:span text:style-name="T83"> llega</text:span><text:span text:style-name="T243">n</text:span><text:span text:style-name="T83"> a su posici</text:span><text:span text:style-name="T243">o</text:span><text:span text:style-name="T83">n</text:span><text:span text:style-name="T243">es</text:span>.</text:p>
      <text:p text:style-name="P111"/>
      <text:p text:style-name="P115">Antes que el Ángel empiece su dialogo suena la campana.</text:p>
      <text:p text:style-name="P115"/>
      <text:p text:style-name="P116"><text:span text:style-name="T7">Ángel: </text:span><text:span text:style-name="T11">¡Alégrate!, llena de gracia, el Señor está contigo.</text:span></text:p>
      <text:p text:style-name="P2"/>
      <text:p text:style-name="P7">María se sorprende al escuchar el saludo del Ángel.</text:p>
      <text:p text:style-name="P7"/>
      <text:p text:style-name="P7">Ángel: No temas, María, Dios te ha <text:span text:style-name="T81">bendecido</text:span>. <text:span text:style-name="T81">Tendrás</text:span> un hijo, y le pondrás por nombre Jesús.</text:p>
      <text:p text:style-name="P121"/>
      <text:p text:style-name="P117"><text:span text:style-name="T8">María: </text:span><text:span text:style-name="T11">¿Cómo ser</text:span><text:span text:style-name="T15">a</text:span><text:span text:style-name="T11"> eso, si yo no </text:span><text:span text:style-name="T14">estoy casada</text:span><text:span text:style-name="T11">?</text:span></text:p>
      <text:p text:style-name="P3"/>
      <text:p text:style-name="P117"><text:span text:style-name="T11">Á</text:span><text:span text:style-name="T12">ngel: El Espíritu Santo </text:span><text:span text:style-name="T15">vendrá</text:span><text:span text:style-name="T12"> sobre ti y el poder de </text:span><text:span text:style-name="T15">Dios</text:span><text:span text:style-name="T12"> </text:span><text:span text:style-name="T15">hará la obra</text:span><text:span text:style-name="T12">. Por eso </text:span><text:span text:style-name="T15">tu</text:span><text:span text:style-name="T12"> </text:span><text:span text:style-name="T15">hijo</text:span><text:span text:style-name="T12"> será Santo y </text:span><text:span text:style-name="T15">le</text:span><text:span text:style-name="T12"> </text:span><text:span text:style-name="T15">dirán</text:span><text:span text:style-name="T12"> Hijo de Dios.</text:span></text:p>
      <text:p text:style-name="P8"/>
      <text:p text:style-name="P118"><text:span text:style-name="T12">M</text:span><text:span text:style-name="T13">aría: </text:span><text:span text:style-name="T15">S</text:span><text:span text:style-name="T13">oy la </text:span><text:span text:style-name="T17">esclava</text:span><text:span text:style-name="T13"> de </text:span><text:span text:style-name="T16">Dios</text:span><text:span text:style-name="T13">, que se cumpla lo que has dicho.</text:span></text:p>
      <text:p text:style-name="P4"/>
      <text:p text:style-name="P122"><text:span text:style-name="T11">Inicia el canto “Ved </text:span><text:span text:style-name="T21">que la virgen concebirá”. </text:span><text:span text:style-name="T13">El Ángel </text:span><text:span text:style-name="T14">se retira</text:span><text:span text:style-name="T13"> y María </text:span><text:span text:style-name="T14">lo sigue </text:span><text:span text:style-name="T21">y</text:span><text:span text:style-name="T14"> </text:span><text:span text:style-name="T13">salen de escena </text:span><text:span text:style-name="T20">juntos</text:span><text:span text:style-name="T13">.</text:span></text:p>
      <text:p text:style-name="P104"/>
      <text:p text:style-name="P103"/>
      <text:p text:style-name="P251">ESCENA I<text:span text:style-name="T3">I</text:span></text:p>
      <text:p text:style-name="P265"><text:span text:style-name="T66">Aparición del Ángel en sueños a José </text:span><text:span text:style-name="T59">(Lucas 1, </text:span><text:span text:style-name="T60">20-21</text:span><text:span text:style-name="T59">)</text:span><text:span text:style-name="T40">.</text:span></text:p>
      <text:p text:style-name="P95"/>
      <text:p text:style-name="P89"/>
      <text:p text:style-name="P123"><text:span text:style-name="T4">El cuarto se José, </text:span><text:span text:style-name="T5">con una alfombra, sabanas y almohada y su báculo. José esta recostado y durmiendo cuando el Ángel </text:span><text:span text:style-name="T6">se le </text:span><text:span text:style-name="T5">aparece.</text:span></text:p>
      <text:p text:style-name="P112"/>
      <text:p text:style-name="P90"><text:span text:style-name="T83">José</text:span> entra a escena mientras se canta “<text:span text:style-name="T245">Ved que la virgen concebirá</text:span>” <text:span text:style-name="T83">(</text:span><text:span text:style-name="T245">Canto del final de la escena anterior</text:span><text:span text:style-name="T83">)</text:span>. <text:span text:style-name="T83">El canto se detiene una ves </text:span><text:span text:style-name="T84">José</text:span><text:span text:style-name="T83"> llega a su posición.</text:span></text:p>
      <text:p text:style-name="P90"><text:soft-page-break/></text:p>
      <text:p text:style-name="P97">Antes que el Ángel empiece su dialogo suena la campana.</text:p>
      <text:p text:style-name="P90"/>
      <text:p text:style-name="P119"><text:span text:style-name="T9">Á</text:span><text:span text:style-name="T41">ngel: </text:span><text:span text:style-name="T11">José, hijo de David, no temas </text:span><text:span text:style-name="T19">tomar</text:span><text:span text:style-name="T11"> a María </text:span><text:span text:style-name="T18">como</text:span><text:span text:style-name="T11"> tu esposa, porque </text:span><text:span text:style-name="T18">el hijo en </text:span><text:span text:style-name="T19">su</text:span><text:span text:style-name="T18"> vientre</text:span><text:span text:style-name="T11"> </text:span><text:span text:style-name="T18">es</text:span><text:span text:style-name="T11"> del Espíritu Santo. </text:span><text:span text:style-name="T18">Cuando nazca</text:span><text:span text:style-name="T11"> </text:span><text:span text:style-name="T18">le</text:span><text:span text:style-name="T11"> pondrás el nombre de Jesús.</text:span></text:p>
      <text:p text:style-name="P1"/>
      <text:p text:style-name="P120"><text:span text:style-name="T25">Inicia el canto “El ángel del Señor acampa”. </text:span><text:span text:style-name="T22">José se levanta de su sueño toma el báculo. </text:span><text:span text:style-name="T23">El Ángel se retira</text:span><text:span text:style-name="T22"> y </text:span><text:span text:style-name="T24">José </text:span><text:span text:style-name="T23">lo sigue </text:span><text:span text:style-name="T25">y</text:span><text:span text:style-name="T23"> dejan justos</text:span><text:span text:style-name="T22">.</text:span></text:p>
      <text:p text:style-name="P104"/>
      <text:p text:style-name="P103"/>
      <text:p text:style-name="P251">ESCENA I<text:span text:style-name="T3">II</text:span></text:p>
      <text:p text:style-name="P264"><text:span text:style-name="T66">Nacimiento de Jesús </text:span><text:span text:style-name="T61">(Lucas 2, 4-7)</text:span><text:span text:style-name="T41">.</text:span></text:p>
      <text:p text:style-name="P101"/>
      <text:p text:style-name="P102"/>
      <text:p text:style-name="P124">En medio de la noche en Belén José y María buscan albergue y son guiados por el Ángel. </text:p>
      <text:p text:style-name="P124"/>
      <text:p text:style-name="P124"><text:span text:style-name="T86">El Ángel </text:span><text:span text:style-name="T246">entra en escena seguido por </text:span><text:span text:style-name="T86">José y María </text:span><text:span text:style-name="T246">mientra se canta “El ángel de Señor acampa” (Canto final de la escena anterior). El Ángel </text:span><text:span text:style-name="T86">puede hacer algunos rodeos </text:span><text:span text:style-name="T248">y va tocando la campana</text:span><text:span text:style-name="T86"> </text:span><text:span text:style-name="T246">antes de llegar a sus lugares.</text:span></text:p>
      <text:p text:style-name="P124"/>
      <text:p text:style-name="P125"><text:span text:style-name="T247">Llegados a </text:span><text:span text:style-name="T246">sus lugares</text:span><text:span text:style-name="T247"> </text:span><text:span text:style-name="T86">José </text:span><text:span text:style-name="T246">y</text:span><text:span text:style-name="T86"> María, </text:span><text:span text:style-name="T246">el Ángel de para detrás de ellos y</text:span><text:span text:style-name="T86"> se detiene el canto.</text:span></text:p>
      <text:p text:style-name="P125"/>
      <text:p text:style-name="P125"><text:span text:style-name="T246">S</text:span><text:span text:style-name="T247">e escucha el llanto de un bebe indicando el nacimiento de Jesús.</text:span></text:p>
      <text:p text:style-name="P126"/>
      <text:p text:style-name="P127"><text:span text:style-name="T246">E</text:span>xclama<text:span text:style-name="T246">ción</text:span>: ¡ALEGRÍA! <text:span text:style-name="T92">¡</text:span>HA NACIDO EL SALVADOR! <text:span text:style-name="T249">(Alguna persona fuera de escena puede hacer este dialogo).</text:span></text:p>
      <text:p text:style-name="P98"/>
      <text:p text:style-name="P127">Y <text:span text:style-name="T92">se inicia</text:span><text:span text:style-name="T85"> un canto “</text:span><text:span text:style-name="T1">Alegría, ha nacido el </text:span><text:span text:style-name="T2">S</text:span><text:span text:style-name="T1">alvador”. </text:span><text:span text:style-name="T246">El Ángel sale de escena. José y María se quedaran en sus lugares el resto de la pastorela.</text:span></text:p>
      <text:p text:style-name="P103"/>
      <text:p text:style-name="P103"/>
      <text:p text:style-name="P252"><text:span text:style-name="T3">SEGUNDO</text:span> ACTO</text:p>
      <text:p text:style-name="P106">El Ángel y los Pastores</text:p>
      <text:p text:style-name="P94"/>
      <text:p text:style-name="P96"/>
      <text:p text:style-name="P252">ESCENA I</text:p>
      <text:p text:style-name="P256"><text:span text:style-name="T69">Aparición del Ángel a los Pastores</text:span> <text:span text:style-name="T70">(Lucas 2, 8-16).</text:span></text:p>
      <text:p text:style-name="P257"/>
      <text:p text:style-name="P253"/>
      <text:p text:style-name="P259">Por la noche unos pastores nómadas a la intemperie junto con sus ovejas en campo donde las pastoreaban. Mientras los pastores dormían e<text:span text:style-name="T9">l Ángel se el aparece.</text:span></text:p>
      <text:p text:style-name="P254"/>
      <text:p text:style-name="P260"><text:soft-page-break/><text:span text:style-name="T87">Los pastores</text:span> entra a escena mientras se canta <text:span text:style-name="T85">“</text:span><text:span text:style-name="T1">Alegría, ha nacido el </text:span><text:span text:style-name="T2">S</text:span><text:span text:style-name="T1">alvador” </text:span><text:span text:style-name="T250">(Canto final de la escena anterior). Una ves los pastores están su lugar entra a escena el Ángel. </text:span><text:span text:style-name="T83">El canto se deti</text:span><text:span text:style-name="T87">ene cundo los pastores</text:span><text:span text:style-name="T83"> llega a su posición</text:span>.</text:p>
      <text:p text:style-name="P261"/>
      <text:p text:style-name="P262">Antes que el Ángel empiece su dialogo suena la campana.</text:p>
      <text:p text:style-name="P258"/>
      <text:p text:style-name="P169"><text:span text:style-name="T44">Á</text:span><text:span text:style-name="T45">ngel: </text:span><text:span text:style-name="T31">No teman, les traigo una gran </text:span><text:span text:style-name="T33">noticia</text:span><text:span text:style-name="T31">: Hoy, en </text:span><text:span text:style-name="T33">Belén</text:span><text:span text:style-name="T31">, ha nacido el Mesías, el S</text:span><text:span text:style-name="T33">alvador</text:span><text:span text:style-name="T31">. </text:span><text:span text:style-name="T33">E</text:span><text:span text:style-name="T31">st</text:span><text:span text:style-name="T33">a</text:span><text:span text:style-name="T31"> será </text:span><text:span text:style-name="T33">la</text:span><text:span text:style-name="T31"> señal </text:span><text:span text:style-name="T35">para reconocerlo</text:span><text:span text:style-name="T31">: encontrarán un niño recién nacido envuelto en pañales y acostado en un pesebre.</text:span></text:p>
      <text:p text:style-name="P5"/>
      <text:p text:style-name="P6"><text:span text:style-name="T88">Más</text:span> Ángel<text:span text:style-name="T88">es</text:span> <text:span text:style-name="T88">entran en escena y se posicionan junto al que ya estaba en escena.</text:span></text:p>
      <text:p text:style-name="P6"/>
      <text:p text:style-name="P170"><text:span text:style-name="T32">Ángeles: </text:span><text:span text:style-name="T31">¡Gloria a Dios en </text:span><text:span text:style-name="T36">el cielo</text:span><text:span text:style-name="T31">, y en la tierra, paz a los hombres </text:span><text:span text:style-name="T36">que ama Dios</text:span><text:span text:style-name="T31">!</text:span></text:p>
      <text:p text:style-name="P12"/>
      <text:p text:style-name="P171"><text:span text:style-name="T32">Pastor: </text:span><text:span text:style-name="T31">Vayamos a Belén </text:span><text:span text:style-name="T35">a</text:span><text:span text:style-name="T31"> ve</text:span><text:span text:style-name="T35">r</text:span><text:span text:style-name="T31"> que ha sucedido y el Á</text:span><text:span text:style-name="T34">ngel</text:span><text:span text:style-name="T31"> nos ha </text:span><text:span text:style-name="T34">dicho</text:span><text:span text:style-name="T31">.</text:span></text:p>
      <text:p text:style-name="P16"/>
      <text:p text:style-name="P113"><text:span text:style-name="T250">Se inicia el canto “Vallamos pues hasta Belén”. </text:span>Los á<text:span text:style-name="T71">ngeles se retiran </text:span><text:span text:style-name="T250">extras se retiran.</text:span><text:span text:style-name="T71"> </text:span><text:span text:style-name="T250">L</text:span><text:span text:style-name="T71">os</text:span> pastores siguen <text:span text:style-name="T250">al Ángel</text:span> hasta encontrarse con José, María y Jesús. <text:span text:style-name="T89">El Ángel puede dar algunos rodeos </text:span><text:span text:style-name="T250">y tocar la campana</text:span>.</text:p>
      <text:p text:style-name="P91"/>
      <text:p text:style-name="P99">Cuando los pastores llegan donde José, María y Jesús, el Ángel se coloca detrás de ellos y los pastores toman su lugar. Cuando los pastores tomen su lugar el Ángel sale de escena solo.</text:p>
      <text:p text:style-name="P91"/>
      <text:p text:style-name="P91"/>
      <text:p text:style-name="P252"><text:span text:style-name="T3">TERCER</text:span> ACTO</text:p>
      <text:p text:style-name="P106">El Ángel y los Reyes Magos</text:p>
      <text:p text:style-name="P105"/>
      <text:p text:style-name="P105"/>
      <text:p text:style-name="P249">ESCENA I</text:p>
      <text:p text:style-name="P266"><text:span text:style-name="T66">El Ángel </text:span><text:span text:style-name="T67">guía a</text:span><text:span text:style-name="T66"> los Reyes Magos </text:span><text:span text:style-name="T62">(</text:span><text:span text:style-name="T63">Mateo 2, 1-</text:span><text:span text:style-name="T62">).</text:span></text:p>
      <text:p text:style-name="P129"/>
      <text:p text:style-name="P93"/>
      <text:p text:style-name="P130">Los magos de oriente se seguían al Ángel (estrella) <text:span text:style-name="T72">hasta </text:span>llega<text:span text:style-name="T72">r</text:span> a <text:span text:style-name="T251">Belén</text:span>.</text:p>
      <text:p text:style-name="P130"/>
      <text:p text:style-name="P132">Cuando el Ángel salga de escena se detiene el canto “Vallamos pues hasta Belén” (Canto final de la escena anterior).</text:p>
      <text:p text:style-name="P102"/>
      <text:p text:style-name="P128"><text:span text:style-name="T246">E</text:span>xclama<text:span text:style-name="T246">ción</text:span>: <text:span text:style-name="T11">¿Dónde está el rey de los judíos que acaba de nacer? Porque vimos su estrella en </text:span><text:span text:style-name="T26">o</text:span><text:span text:style-name="T11">riente y hemos venido a adorarlo</text:span><text:span text:style-name="T38">.</text:span> <text:span text:style-name="T249">(Alguna persona fuera de escena puede hacer este dialogo).</text:span></text:p>
      <text:p text:style-name="P17"/>
      <text:p text:style-name="P18"><text:soft-page-break/><text:span text:style-name="T250">Se inicia el canto “Los niños de Belén”. </text:span><text:span text:style-name="T251">E</text:span><text:span text:style-name="T63">l Ángel (estrella) </text:span><text:span text:style-name="T251">entra en escena seguido por los Reyes Magos. </text:span><text:span text:style-name="T90">El Ángel puede dar algunos rodeos </text:span><text:span text:style-name="T251">y tocar la campana</text:span><text:span text:style-name="T63">.</text:span></text:p>
      <text:p text:style-name="P18"/>
      <text:p text:style-name="P18"><text:span text:style-name="T90">Una vez llegados los Reyes Magos donde se en</text:span><text:span text:style-name="T251">cuen</text:span><text:span text:style-name="T90">tran José, María, </text:span><text:span text:style-name="T251">Jesús</text:span><text:span text:style-name="T90"> y </text:span><text:span text:style-name="T251">los pastores, el Ángel se coloca detrás ellos.</text:span></text:p>
      <text:p text:style-name="P14"/>
      <text:p text:style-name="P13">Los Reyes Mago se posicionan a <text:span text:style-name="T252">un</text:span> lado. Cada Rey Mago pasara frente a Jesús, <text:span text:style-name="T252">cantara la parte que le corresponde, seguido</text:span> dirá su dialogo y se arrodilla<text:span text:style-name="T252">ra</text:span> adorando a Jesús, luego regresara a su lugar.</text:p>
      <text:p text:style-name="P13"/>
      <text:p text:style-name="P172"><text:span text:style-name="T50">Me</text:span><text:span text:style-name="T51">l</text:span><text:span text:style-name="T50">cho</text:span><text:span text:style-name="T52">r </text:span><text:span text:style-name="T53">(Parte cantada)</text:span></text:p>
      <text:p text:style-name="P229"><text:bookmark-start text:name="__DdeLink__43_13854922573"/><text:tab/>Yo <text:span text:style-name="T269">ve</text:span><text:bookmark-start text:name="__DdeLink__39_13854922573"/>ngo de oriente lejano,<text:bookmark-end text:name="__DdeLink__43_13854922573"/><text:bookmark-end text:name="__DdeLink__39_13854922573"/></text:p>
      <text:p text:style-name="P172"><text:span text:style-name="T236"><text:tab/></text:span><text:span text:style-name="T239">d</text:span><text:bookmark-start text:name="__DdeLink__46_13854922573"/><text:span text:style-name="T236">el país </text:span><text:bookmark-end text:name="__DdeLink__46_13854922573"/><text:span text:style-name="T239">del</text:span><text:span text:style-name="T236"> oro y la plata.</text:span></text:p>
      <text:p text:style-name="P229"><text:bookmark-start text:name="__DdeLink__48_13854922574"/><text:bookmark-start text:name="__DdeLink__37_13854922574"/><text:tab/><text:span text:style-name="T259">M</text:span>as de noche no puedo dormir</text:p>
      <text:p text:style-name="P229"><text:tab/>porque he visto una estrella,</text:p>
      <text:p text:style-name="P19"><text:tab/>una estrella en el cielo.<text:bookmark-end text:name="__DdeLink__48_13854922574"/><text:bookmark-end text:name="__DdeLink__37_13854922574"/></text:p>
      <text:p text:style-name="P15"/>
      <text:p text:style-name="P15">Melchor: Yo soy Melchor y traigo para ti oro, porque yo se que eres Rey Eterno.</text:p>
      <text:p text:style-name="P15"/>
      <text:p text:style-name="P172"><text:span text:style-name="T54">Gaspar </text:span><text:span text:style-name="T53">(Parte cantada)</text:span></text:p>
      <text:p text:style-name="P229"><text:bookmark-start text:name="__DdeLink__43_138549225711"/><text:tab/>Yo v<text:bookmark-start text:name="__DdeLink__39_138549225711"/>engo de oriente lejano,<text:bookmark-end text:name="__DdeLink__43_138549225711"/><text:bookmark-end text:name="__DdeLink__39_138549225711"/></text:p>
      <text:p text:style-name="P172"><text:span text:style-name="T236"><text:tab/></text:span><text:bookmark-start text:name="__DdeLink__46_138549225711"/><text:span text:style-name="T236">del país de</text:span><text:bookmark-end text:name="__DdeLink__46_138549225711"/><text:span text:style-name="T236">l </text:span><text:span text:style-name="T237">incien</text:span><text:span text:style-name="T240">s</text:span><text:span text:style-name="T237">o y el perfume.</text:span></text:p>
      <text:p text:style-name="P229"><text:bookmark-start text:name="__DdeLink__48_138549225721"/><text:bookmark-start text:name="__DdeLink__37_138549225721"/><text:tab/><text:span text:style-name="T262">M</text:span>as de noche no puedo dormir</text:p>
      <text:p text:style-name="P229"><text:tab/>porque he visto una estrella,</text:p>
      <text:p text:style-name="P20"><text:tab/>una estrella en el cielo.<text:bookmark-end text:name="__DdeLink__48_138549225721"/><text:bookmark-end text:name="__DdeLink__37_138549225721"/></text:p>
      <text:p text:style-name="P15"/>
      <text:p text:style-name="P107">G<text:span text:style-name="T63">aspar</text:span>: Yo soy Gaspar y traigo para ti incienso, porque yo se que eres Dios de Israel.</text:p>
      <text:p text:style-name="P107"/>
      <text:p text:style-name="P172"><text:span text:style-name="T55">Balta</text:span><text:span text:style-name="T51">s</text:span><text:span text:style-name="T55">a</text:span><text:span text:style-name="T52">r </text:span><text:span text:style-name="T53">(Parte cantada)</text:span></text:p>
      <text:p text:style-name="P229"><text:bookmark-start text:name="__DdeLink__43_138549225721"/><text:tab/>Yo v<text:bookmark-start text:name="__DdeLink__39_138549225721"/>engo de oriente lejano,<text:bookmark-end text:name="__DdeLink__43_138549225721"/><text:bookmark-end text:name="__DdeLink__39_138549225721"/></text:p>
      <text:p text:style-name="P172"><text:span text:style-name="T236"><text:tab/></text:span><text:bookmark-start text:name="__DdeLink__46_138549225721"/><text:span text:style-name="T236">del país de</text:span><text:bookmark-end text:name="__DdeLink__46_138549225721"/><text:span text:style-name="T236"> </text:span><text:span text:style-name="T241">la mirra y el aceite.</text:span></text:p>
      <text:p text:style-name="P229"><text:bookmark-start text:name="__DdeLink__48_138549225731"/><text:bookmark-start text:name="__DdeLink__37_138549225731"/><text:tab/><text:span text:style-name="T264">M</text:span>as de noche no puedo dormir</text:p>
      <text:p text:style-name="P229"><text:tab/>porque he visto una estrella,</text:p>
      <text:p text:style-name="P155"><text:tab/>una estrella en el cielo.<text:bookmark-end text:name="__DdeLink__48_138549225731"/><text:bookmark-end text:name="__DdeLink__37_138549225731"/></text:p>
      <text:p text:style-name="P155"/>
      <text:p text:style-name="P107">B<text:span text:style-name="T63">altasar</text:span>: Yo soy Baltasar y traigo para ti mirra, por que yo se que eres Cordero de Dios.</text:p>
      <text:p text:style-name="P107"/>
      <text:p text:style-name="P267"><text:span text:style-name="T251">Luego que cada Rey Mago </text:span><text:span text:style-name="T270">dijo su</text:span><text:span text:style-name="T251"> dialogo</text:span><text:span text:style-name="T270"> pasaran los tres </text:span><text:span text:style-name="T281">juntos </text:span><text:span text:style-name="T270">frente a Jesús de arrodillaran a </text:span><text:span text:style-name="T281">la</text:span><text:span text:style-name="T270"> ves </text:span><text:span text:style-name="T281">hasta que</text:span><text:span text:style-name="T270"> termine el canto y</text:span><text:span text:style-name="T251"> tomara</text:span><text:span text:style-name="T270">n</text:span><text:span text:style-name="T251"> su lugar </text:span><text:span text:style-name="T270">para completar</text:span><text:span text:style-name="T39"> el nacimiento.</text:span></text:p>
      <text:p text:style-name="P109"/>
      <text:p text:style-name="P133">FIN</text:p>
      <text:p text:style-name="P108"/>
      <text:p text:style-name="P108"/>
      <text:p text:style-name="P108"/>
      <text:p text:style-name="P144"><text:soft-page-break/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>ANEXO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44"><text:soft-page-break/>CARACTERIZACIÓN</text:p>
      <text:p text:style-name="P144"/>
      <text:p text:style-name="P145">Á<text:span text:style-name="T62">ngel</text:span></text:p>
      <text:p text:style-name="P134">No importa el sexo, vestido todo de blanco sin ceñirse la cintura <text:span text:style-name="T63">(opcional se puede vestir de colores brillantes con una túnica muy ornamentada)</text:span> con a las en la espalda.</text:p>
      <text:p text:style-name="P108"/>
      <text:p text:style-name="P146">María</text:p>
      <text:p text:style-name="P135"><text:span text:style-name="T82">Mujer de a</text:span>pariencia juvenil, sin maquillaje o lo más natural posible, vestida con túnica blanca o rosada, con velo blanco o celeste. Lleva ceñida la cintura con una cinta del mismo color del velo <text:span text:style-name="T82">y</text:span> lleva sandalias.</text:p>
      <text:p text:style-name="P146"/>
      <text:p text:style-name="P147">José</text:p>
      <text:p text:style-name="P136"><text:span text:style-name="T62">Hombre j</text:span>oven adulto de apariencia amable, vestido de túnica verde o azul y manto café. <text:span text:style-name="T41">A veces también sostiene un báculo o callado con lirios en la parte superior.</text:span></text:p>
      <text:p text:style-name="P136"/>
      <text:p text:style-name="P148">Pastores</text:p>
      <text:p text:style-name="P137">P<text:span text:style-name="T80">ueden llevar túnicas con los siguientes colores: café, blanco a rayas, verde o negro. Llevan la cintura ceñida con cordón.</text:span></text:p>
      <text:p text:style-name="P131"/>
      <text:p text:style-name="P148">Melchor</text:p>
      <text:p text:style-name="P138">Rey de oriente <text:span text:style-name="T75">(Europa)</text:span>, es <text:span text:style-name="T74">portador</text:span> <text:span text:style-name="T74">d</text:span>el oro. <text:span text:style-name="T74">Es también </text:span>el mayor de los Reyes Magos <text:span text:style-name="T76">(Representa la ancianidad </text:span><text:span text:style-name="T77">de hombre</text:span><text:span text:style-name="T76">)</text:span>, <text:span text:style-name="T75">con la cabeza y barba blanca (canosa)</text:span>. Vestido con una túnica dorada, amarilla o blanca y capa roja, <text:span text:style-name="T76">corona</text:span> y <text:span text:style-name="T75">llevando </text:span>un cofre.</text:p>
      <text:p text:style-name="P131"/>
      <text:p text:style-name="P148">Gaspar</text:p>
      <text:p text:style-name="P139">Rey de oriente (Asia), es el portado del incienso. Es un hombre adulto <text:span text:style-name="T77">(Representa la adultez del hombre)</text:span> de cabello claro y barba tupida (<text:span text:style-name="T77">C</text:span>astaño claro). <text:span text:style-name="T73">Vestido con una túnica dorada, amarilla o blanca y capa </text:span>azul o purpura, <text:span text:style-name="T76">corona</text:span><text:span text:style-name="T73"> y </text:span>llevando <text:span text:style-name="T73">un </text:span>incensario<text:span text:style-name="T73">.</text:span></text:p>
      <text:p text:style-name="P131"/>
      <text:p text:style-name="P148">Baltasar</text:p>
      <text:p text:style-name="P140">Rey de oriente (África, <text:span text:style-name="T79">usualmente representado como una persona de raza negra</text:span>), es el portador de la mirra. Es el más joven de los reyes magos (<text:span text:style-name="T77">Representa la juventud del hombre</text:span>).<text:span text:style-name="T73">Vestido con una túnica dorada, amarilla o blanca y capa </text:span><text:span text:style-name="T78">verde</text:span><text:span text:style-name="T75">, </text:span>corona<text:span text:style-name="T73"> y </text:span><text:span text:style-name="T75">llevando </text:span><text:span text:style-name="T78">frasco de perfume</text:span><text:span text:style-name="T73">.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4"><text:soft-page-break/>CANTOS</text:p>
      <text:p text:style-name="P246"/>
      <text:p text:style-name="P214"/>
      <text:p text:style-name="P175">URÍ, URÍ, URÍ, URÁ</text:p>
      <text:p text:style-name="P206">V<text:span text:style-name="T130">illancico </text:span><text:span text:style-name="T274">Español</text:span></text:p>
      <text:p text:style-name="P214"/>
      <text:p text:style-name="P196"><text:s text:c="9"/>Mi<text:span text:style-name="T130">m</text:span> <text:s text:c="18"/>Si7 <text:s text:c="27"/>Mi<text:span text:style-name="T130">m</text:span></text:p>
      <text:p text:style-name="P215"><text:span text:style-name="T134">S</text:span><text:span text:style-name="T133">.</text:span><text:span text:style-name="T131"> <text:s text:c="3"/></text:span><text:span text:style-name="T174">U</text:span><text:span text:style-name="T175">rí</text:span><text:span text:style-name="T174">, </text:span><text:span text:style-name="T175">urí</text:span><text:span text:style-name="T174">, </text:span><text:span text:style-name="T175">urí</text:span><text:span text:style-name="T174">, </text:span><text:span text:style-name="T175">urá</text:span><text:span text:style-name="T174"> </text:span><text:span text:style-name="T175">urí</text:span><text:span text:style-name="T174">, </text:span><text:span text:style-name="T175">urí</text:span><text:span text:style-name="T174">, </text:span><text:span text:style-name="T175">urí</text:span><text:span text:style-name="T174">, </text:span><text:span text:style-name="T175">urá</text:span><text:span text:style-name="T174">.</text:span></text:p>
      <text:p text:style-name="P195"><text:s text:c="47"/><text:span text:style-name="T161">Si7 <text:s text:c="41"/>Mim</text:span></text:p>
      <text:p text:style-name="P215"><text:span text:style-name="T133">A.</text:span><text:span text:style-name="T131"> <text:s text:c="3"/></text:span>URÍ, URÍ, URÍ, URÁ URÍ, URÍ, URÍ, URÁ.</text:p>
      <text:p text:style-name="P197"><text:s text:c="49"/><text:span text:style-name="T161">Si7</text:span></text:p>
      <text:p text:style-name="P216"><text:s text:c="9"/>URÍ, URÍ, URÍ, URÁ.</text:p>
      <text:p text:style-name="P195"><text:s text:c="118"/>Mi<text:span text:style-name="T162">m</text:span></text:p>
      <text:p text:style-name="P214"><text:s text:c="9"/>PAM PÁM, PAM PÁM, PAM PA RA<text:span text:style-name="T162">M </text:span>PAM PÁM,</text:p>
      <text:p text:style-name="P195"><text:s text:c="119"/>Si7</text:p>
      <text:p text:style-name="P217"><text:s text:c="9"/>PAM PÁM, PAM PÁM, PAM PA RA<text:span text:style-name="T162">M </text:span>PAM PÁM.</text:p>
      <text:p text:style-name="P195"><text:s text:c="54"/>Mi<text:span text:style-name="T162">m</text:span></text:p>
      <text:p text:style-name="P214"><text:s text:c="9"/>LA LA LA RÁ LA LÁ.</text:p>
      <text:p text:style-name="P214"/>
      <text:section text:style-name="Sect1" text:name="Sección1">
        <text:p text:style-name="P239"><text:span text:style-name="T94"><text:s text:c="9"/>Mi</text:span><text:span text:style-name="T95">m</text:span><text:span text:style-name="T94"> <text:s text:c="53"/>Si7</text:span></text:p>
        <text:p text:style-name="P238"><text:span text:style-name="T131">S.</text:span> <text:s text:c="3"/>Un niño pequeño va a nacer,</text:p>
        <text:p text:style-name="P195"><text:s text:c="41"/>Mi<text:span text:style-name="T163">m</text:span></text:p>
        <text:p text:style-name="P238"><text:s text:c="8"/>un niñito pequeño.</text:p>
        <text:p text:style-name="P198"><text:s text:c="89"/>Si7</text:p>
        <text:p text:style-name="P218"><text:span text:style-name="T135">A</text:span><text:span text:style-name="T133">.</text:span> <text:s text:c="3"/><text:span text:style-name="T164">Un niño pequeño va a nacer,</text:span></text:p>
        <text:p text:style-name="P198"><text:s text:c="51"/>Mi<text:span text:style-name="T163">m</text:span></text:p>
        <text:p text:style-name="P218"><text:s text:c="9"/><text:span text:style-name="T164">un niñito pequeño.</text:span></text:p>
        <text:p text:style-name="P214"/>
        <text:p text:style-name="P195"><text:s text:c="78"/>Si7</text:p>
        <text:p text:style-name="P238"><text:span text:style-name="T132">S.</text:span> <text:s text:c="3"/>¿Cómo se llamará? <text:span text:style-name="T172">¡</text:span>Enmanuel!</text:p>
        <text:p text:style-name="P195"><text:s text:c="93"/>Mi<text:span text:style-name="T172">m</text:span></text:p>
        <text:p text:style-name="P214"><text:span text:style-name="T133">A.</text:span> <text:s text:c="3"/>¿CÓMO SE LLAMARÁ? <text:span text:style-name="T172">¡</text:span>ENMANUEL!</text:p>
        <text:p text:style-name="P195"><text:s text:c="95"/>Si7</text:p>
        <text:p text:style-name="P214"><text:s text:c="9"/>¿CÓMO SE LLAMARÁ? <text:span text:style-name="T172">¡</text:span>ENMANUEL!</text:p>
        <text:p text:style-name="P195"><text:s text:c="60"/>Mi<text:span text:style-name="T172">m</text:span></text:p>
        <text:p text:style-name="P214"><text:s text:c="9"/><text:span text:style-name="T172">¡</text:span>VEN CHIQUITITO, VEN!</text:p>
        <text:p text:style-name="P214"/>
        <text:p text:style-name="P214"/>
        <text:p text:style-name="P199"><text:s text:c="10"/>Mi<text:span text:style-name="T172">m <text:s text:c="28"/>Si7</text:span></text:p>
        <text:p text:style-name="P219"><text:span text:style-name="T136">A.</text:span> <text:s text:c="3"/>URÍ, <text:span text:style-name="T172">URÍ, URÍ, URÁ...</text:span></text:p>
        <text:p text:style-name="P214"/>
        <text:p text:style-name="P238"><text:span text:style-name="T94"><text:s text:c="10"/>Mi</text:span><text:span text:style-name="T96">m</text:span><text:span text:style-name="T94"> <text:s text:c="53"/>Si7</text:span></text:p>
        <text:p text:style-name="P238"><text:span text:style-name="T131">S.</text:span> <text:s text:c="3"/>Su madrecita está en Belén,</text:p>
        <text:p text:style-name="P195"><text:s text:c="56"/>Mi<text:span text:style-name="T172">m</text:span></text:p>
        <text:p text:style-name="P238"><text:s text:c="9"/>su padre es carpintero.</text:p>
        <text:p text:style-name="P199"><text:s text:c="89"/>Si7</text:p>
        <text:p text:style-name="P219"><text:span text:style-name="T136">A</text:span><text:span text:style-name="T133">.</text:span> <text:s text:c="3"/><text:span text:style-name="T164">Su madrecita está en Belén,</text:span></text:p>
        <text:p text:style-name="P199"><text:s text:c="69"/>Mi<text:span text:style-name="T172">m</text:span></text:p>
        <text:p text:style-name="P219"><text:s text:c="9"/><text:span text:style-name="T164">su padre es carpintero.</text:span></text:p>
        <text:p text:style-name="P83"/>
        <text:p text:style-name="P199"><text:s text:c="78"/>Si7</text:p>
        <text:p text:style-name="P240"><text:span text:style-name="T132">S.</text:span> <text:s text:c="3"/>¿Cómo se llamará? <text:span text:style-name="T172">¡</text:span>Enmanuel!</text:p>
        <text:p text:style-name="P199"><text:s text:c="93"/>Mi<text:span text:style-name="T172">m</text:span></text:p>
        <text:p text:style-name="P219"><text:span text:style-name="T133">A.</text:span> <text:s text:c="3"/>¿CÓMO SE LLAMARÁ? <text:span text:style-name="T172">¡</text:span>ENMANUEL!</text:p>
        <text:p text:style-name="P199"><text:s text:c="95"/>Si7</text:p>
        <text:p text:style-name="P219"><text:s text:c="9"/>¿CÓMO SE LLAMARÁ? <text:span text:style-name="T172">¡</text:span>ENMANUEL!</text:p>
        <text:p text:style-name="P199"><text:s text:c="60"/>Mi<text:span text:style-name="T172">m</text:span></text:p>
        <text:p text:style-name="P219"><text:s text:c="9"/><text:span text:style-name="T172">¡</text:span>VEN CHIQUITITO, VEN!</text:p>
        <text:p text:style-name="P219"/>
        <text:p text:style-name="P219"/>
        <text:p text:style-name="P199"><text:s text:c="10"/>Mi<text:span text:style-name="T172">m <text:s text:c="28"/>Si7</text:span></text:p>
        <text:p text:style-name="P219"><text:span text:style-name="T136">A.</text:span> <text:s text:c="3"/>URÍ, <text:span text:style-name="T172">URÍ, URÍ, URÁ...</text:span></text:p>
        <text:p text:style-name="P214"/>
      </text:section>
      <text:p text:style-name="P214"/>
      <text:p text:style-name="P214"/>
      <text:p text:style-name="P214"/>
      <text:p text:style-name="P214"/>
      <text:p text:style-name="P214"/>
      <text:p text:style-name="P214"/>
      <text:p text:style-name="P210"/>
      <text:p text:style-name="P84"><text:soft-page-break/><text:span text:style-name="T214">VED</text:span> <text:span text:style-name="T214">QUE</text:span> <text:span text:style-name="T214">LA</text:span> <text:span text:style-name="T214">VIRGEN</text:span> <text:span text:style-name="T214">concebirÁ</text:span></text:p>
      <text:p text:style-name="P161">Mateo 1, 20-25</text:p>
      <text:p text:style-name="P162"/>
      <text:p text:style-name="P178"><text:tab/><text:span text:style-name="T272">Re</text:span><text:span text:style-name="T215">m</text:span> <text:s text:c="56"/><text:span text:style-name="T272">Do</text:span><text:span text:style-name="T215"> <text:s text:c="8"/></text:span><text:span text:style-name="T272">Re</text:span><text:span text:style-name="T215">m <text:s text:c="3"/></text:span><text:span text:style-name="T272">Do</text:span><text:span text:style-name="T215"> <text:s text:c="6"/></text:span><text:span text:style-name="T272">Re</text:span><text:span text:style-name="T215">m</text:span></text:p>
      <text:p text:style-name="P156"><text:span text:style-name="T137">S.<text:tab/></text:span><text:span text:style-name="T202">Ved que la virgen concebirá y dará a luz un hijo,</text:span></text:p>
      <text:p text:style-name="P177"><text:tab/> <text:s text:c="50"/><text:span text:style-name="T272">Do</text:span><text:span text:style-name="T215"> <text:s text:c="29"/></text:span><text:span text:style-name="T272">Re</text:span><text:span text:style-name="T215">m</text:span></text:p>
      <text:p text:style-name="P156"><text:tab/>a quien pondrá por nombre Enmanuel.</text:p>
      <text:p text:style-name="P156"/>
      <text:p text:style-name="P177"><text:tab/><text:span text:style-name="T272">Re</text:span><text:span text:style-name="T215">m</text:span> <text:s text:c="31"/><text:span text:style-name="T272">Do</text:span><text:span text:style-name="T215"> <text:s text:c="23"/></text:span><text:span text:style-name="T272">Re</text:span><text:span text:style-name="T215">m</text:span></text:p>
      <text:p text:style-name="P165"><text:span text:style-name="T138">A.<text:tab/></text:span><text:span text:style-name="T168">eNmanuel, dios CON NOSOTROS.</text:span></text:p>
      <text:p text:style-name="P163"/>
      <text:p text:style-name="P179"><text:span text:style-name="T215"><text:tab/></text:span><text:span text:style-name="T272">Re</text:span><text:span text:style-name="T215">m <text:s text:c="44"/></text:span><text:span text:style-name="T272">Do</text:span><text:span text:style-name="T215"> <text:s text:c="14"/></text:span><text:span text:style-name="T272">Re</text:span><text:span text:style-name="T215">m <text:s/></text:span><text:span text:style-name="T272">Do</text:span><text:span text:style-name="T215"> <text:s text:c="22"/></text:span><text:span text:style-name="T272">Re</text:span><text:span text:style-name="T215">m</text:span></text:p>
      <text:p text:style-name="P158"><text:span text:style-name="T147">S.<text:tab/></text:span><text:span text:style-name="T205">José, no temas en tomar a María <text:s text:c="2"/>como tu mujer,</text:span></text:p>
      <text:p text:style-name="P176"><text:tab/> <text:s text:c="39"/><text:span text:style-name="T272">Do</text:span><text:span text:style-name="T215"> <text:s text:c="22"/></text:span><text:span text:style-name="T272">Re</text:span><text:span text:style-name="T215">m</text:span></text:p>
      <text:p text:style-name="P158"><text:tab/>por que su hijo es el E<text:span text:style-name="T216">n</text:span>manuel.</text:p>
      <text:p text:style-name="P158"/>
      <text:p text:style-name="P176"><text:tab/><text:span text:style-name="T272">Re</text:span><text:span text:style-name="T215">m</text:span> <text:s text:c="31"/><text:span text:style-name="T272">Do</text:span><text:span text:style-name="T215"> <text:s text:c="23"/></text:span><text:span text:style-name="T272">Re</text:span><text:span text:style-name="T215">m</text:span></text:p>
      <text:p text:style-name="P165"><text:span text:style-name="T165">A.<text:tab/></text:span><text:span text:style-name="T168">eNmanuel, dios CON NOSOTROS.</text:span></text:p>
      <text:p text:style-name="P80"/>
      <text:p text:style-name="P179"><text:span text:style-name="T215"><text:tab/></text:span><text:span text:style-name="T272">Re</text:span><text:span text:style-name="T215">m <text:s text:c="28"/></text:span><text:span text:style-name="T272">Do</text:span><text:span text:style-name="T215"> <text:s text:c="17"/></text:span><text:span text:style-name="T272">Re</text:span><text:span text:style-name="T215">m <text:s text:c="3"/></text:span><text:span text:style-name="T272">Do</text:span><text:span text:style-name="T215"> <text:s text:c="4"/></text:span><text:span text:style-name="T272">Re</text:span><text:span text:style-name="T215">m</text:span></text:p>
      <text:p text:style-name="P158"><text:span text:style-name="T147">S.<text:tab/></text:span><text:span text:style-name="T196">Dará a luz un hijo, él salvará <text:s text:c="4"/>a su pueblo,</text:span></text:p>
      <text:p text:style-name="P176"><text:tab/> <text:s text:c="50"/><text:span text:style-name="T272">Do</text:span><text:span text:style-name="T215"> <text:s text:c="29"/></text:span><text:span text:style-name="T272">Re</text:span><text:span text:style-name="T215">m</text:span></text:p>
      <text:p text:style-name="P158"><text:tab/>y tú le pondrás por nombre E<text:span text:style-name="T217">n</text:span>manuel.</text:p>
      <text:p text:style-name="P158"/>
      <text:p text:style-name="P176"><text:tab/><text:span text:style-name="T272">Re</text:span><text:span text:style-name="T215">m</text:span> <text:s text:c="31"/><text:span text:style-name="T272">Do</text:span><text:span text:style-name="T215"> <text:s text:c="23"/></text:span><text:span text:style-name="T272">Re</text:span><text:span text:style-name="T215">m</text:span></text:p>
      <text:p text:style-name="P165"><text:span text:style-name="T165">A.<text:tab/></text:span><text:span text:style-name="T168">eNmanuel, dios CON NOSOTROS.</text:span></text:p>
      <text:p text:style-name="P32"/>
      <text:p text:style-name="P42"><text:span text:style-name="T215"><text:tab/></text:span><text:span text:style-name="T272">Re</text:span><text:span text:style-name="T215">m <text:s text:c="40"/></text:span><text:span text:style-name="T272">Do</text:span><text:span text:style-name="T215"> <text:s text:c="3"/></text:span><text:span text:style-name="T272">Re</text:span><text:span text:style-name="T215">m <text:s/></text:span><text:span text:style-name="T272">Do</text:span><text:span text:style-name="T215"> <text:s text:c="25"/></text:span><text:span text:style-name="T272">Re</text:span><text:span text:style-name="T215">m</text:span></text:p>
      <text:p text:style-name="P158"><text:span text:style-name="T37">S.<text:tab/></text:span><text:span text:style-name="T10">Despertado del sueño hizo <text:s text:c="2"/>como el ángel le mando,</text:span></text:p>
      <text:p text:style-name="P43"><text:tab/> <text:s text:c="31"/><text:span text:style-name="T272">Do</text:span><text:span text:style-name="T215"> <text:s text:c="17"/></text:span><text:span text:style-name="T272">Re</text:span><text:span text:style-name="T215">m</text:span></text:p>
      <text:p text:style-name="P35"><text:tab/>y <text:span text:style-name="T219">fue pa</text:span>dre del E<text:span text:style-name="T218">n</text:span>manuel.</text:p>
      <text:p text:style-name="P35"/>
      <text:p text:style-name="P176"><text:tab/><text:span text:style-name="T272">Re</text:span><text:span text:style-name="T215">m</text:span> <text:s text:c="31"/><text:span text:style-name="T272">Do</text:span><text:span text:style-name="T215"> <text:s text:c="23"/></text:span><text:span text:style-name="T272">Re</text:span><text:span text:style-name="T215">m</text:span></text:p>
      <text:p text:style-name="P177"><text:span text:style-name="T166">A.<text:tab/></text:span><text:span text:style-name="T169">eNmanuel, dios CON NOSOTROS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5"><text:soft-page-break/>El ángel del Señor acampa</text:p>
      <text:p text:style-name="P247">Salmo 3<text:span text:style-name="T202">4</text:span>(3<text:span text:style-name="T202">3</text:span>) <text:span text:style-name="T176">8.10.</text:span><text:span text:style-name="T177">16.19</text:span></text:p>
      <text:p text:style-name="P164"/>
      <text:p text:style-name="P189"><text:s text:c="9"/>Sol <text:s text:c="43"/>Re</text:p>
      <text:p text:style-name="P157"><text:span text:style-name="T137">S.</text:span><text:span text:style-name="T202"> <text:s text:c="3"/></text:span>El ángel del Señor acampa</text:p>
      <text:p text:style-name="P189"><text:s text:c="8"/>Lam <text:s text:c="32"/>Mim</text:p>
      <text:p text:style-name="P157"><text:s text:c="8"/>en torno a sus fieles.</text:p>
      <text:p text:style-name="P189"><text:s text:c="10"/>Sol <text:s text:c="23"/>Re</text:p>
      <text:p text:style-name="P166"><text:span text:style-name="T138">A.</text:span><text:span text:style-name="T202"> <text:s text:c="3"/></text:span><text:span text:style-name="T164">Su misericordia</text:span></text:p>
      <text:p text:style-name="P44"><text:s text:c="10"/>Lam <text:s text:c="38"/>Mim</text:p>
      <text:p text:style-name="P76"><text:s text:c="9"/>llena la tierra toda.</text:p>
      <text:p text:style-name="P274"><text:s text:c="10"/>Sol <text:s text:c="4"/>Re <text:s/>Lam Mim</text:p>
      <text:p text:style-name="P272"><text:span text:style-name="T140"><text:s text:c="4"/></text:span><text:span text:style-name="T179"><text:s text:c="5"/></text:span><text:span text:style-name="T178">Uh, uh, U</text:span><text:span text:style-name="T179">h,</text:span><text:span text:style-name="T178"> <text:s/>u</text:span><text:span text:style-name="T179">h.</text:span></text:p>
      <text:p text:style-name="P275"><text:span text:style-name="T179"><text:s text:c="10"/>Sol <text:s text:c="3"/>Re <text:s text:c="2"/></text:span><text:span text:style-name="T178">Lam <text:s/>Mim</text:span></text:p>
      <text:p text:style-name="P271"><text:s text:c="9"/>Uh, uh, Uh, <text:s/>uh.</text:p>
      <text:p text:style-name="P271"/>
      <text:p text:style-name="P190"><text:s text:c="9"/>Sol <text:s text:c="43"/>Re</text:p>
      <text:p text:style-name="P159"><text:span text:style-name="T147">S.</text:span><text:span text:style-name="T203"> <text:s text:c="3"/></text:span><text:span text:style-name="T205">A l</text:span><text:span text:style-name="T196">os que</text:span> teme<text:span text:style-name="T196">n</text:span> al Señor,</text:p>
      <text:p text:style-name="P190"><text:s text:c="9"/>Lam <text:s text:c="16"/>Mim</text:p>
      <text:p text:style-name="P159"><text:s text:c="8"/>nada les falta.</text:p>
      <text:p text:style-name="P190"><text:s text:c="10"/>Sol <text:s text:c="23"/>Re</text:p>
      <text:p text:style-name="P167"><text:span text:style-name="T138">A.</text:span><text:span text:style-name="T202"> <text:s text:c="3"/></text:span><text:span text:style-name="T164">Su misericordia…</text:span></text:p>
      <text:p text:style-name="P77"/>
      <text:p text:style-name="P190"><text:s text:c="9"/>Sol <text:s text:c="41"/>Re</text:p>
      <text:p text:style-name="P159"><text:span text:style-name="T147">S.</text:span><text:span text:style-name="T203"> <text:s text:c="3"/></text:span><text:span text:style-name="T196">E</text:span>l Señor mira a los justos,</text:p>
      <text:p text:style-name="P190"><text:s text:c="9"/>Lam <text:s text:c="28"/>Mim</text:p>
      <text:p text:style-name="P159"><text:s text:c="8"/>escucha sus gritos.</text:p>
      <text:p text:style-name="P190"><text:s text:c="10"/>Sol <text:s text:c="23"/>Re</text:p>
      <text:p text:style-name="P167"><text:span text:style-name="T138">A.</text:span><text:span text:style-name="T202"> <text:s text:c="3"/></text:span><text:span text:style-name="T164">Su misericordia…</text:span></text:p>
      <text:p text:style-name="P24"/>
      <text:p text:style-name="P50"><text:s text:c="10"/>Sol <text:s text:c="34"/>Re</text:p>
      <text:p text:style-name="P160"><text:span text:style-name="T37">S. <text:s text:c="3"/></text:span><text:span text:style-name="T10">El Señor esta cerca,</text:span></text:p>
      <text:p text:style-name="P50"><text:s text:c="9"/>Lam <text:s text:c="28"/>Mim</text:p>
      <text:p text:style-name="P36"><text:s text:c="8"/>salva a los abatidos.</text:p>
      <text:p text:style-name="P191"><text:s text:c="10"/>Sol <text:s text:c="23"/>Re</text:p>
      <text:p text:style-name="P168"><text:span text:style-name="T138">A.</text:span><text:span text:style-name="T202"> <text:s text:c="3"/></text:span><text:span text:style-name="T164">Su misericordia...</text:span></text:p>
      <text:p text:style-name="P25"/>
      <text:p text:style-name="P27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79"/>
      <text:p text:style-name="P56"><text:soft-page-break/>ALEGRÍA, HA NACIDO EL SALVADOR</text:p>
      <text:p text:style-name="P248"><text:span text:style-name="T180">v</text:span><text:span text:style-name="T178">illancico </text:span><text:span text:style-name="T195">Italiano </text:span><text:span text:style-name="T178">- Lucas 2, 10-16 - Isaías 1, 3</text:span></text:p>
      <text:p text:style-name="P26"/>
      <text:section text:style-name="Sect1" text:name="Sección3">
        <text:p text:style-name="P57"><text:s text:c="11"/>Fa <text:s text:c="65"/>La</text:p>
        <text:p text:style-name="P29"><text:span text:style-name="T139">A.</text:span><text:span text:style-name="T178"> <text:s text:c="3"/>¡ALEGRÍA, ALEGRÍA, ALEGRÍA,</text:span></text:p>
        <text:p text:style-name="P57"><text:s text:c="27"/>Sib</text:p>
        <text:p text:style-name="P26"><text:s text:c="9"/>HA NACIDO EL SALVADOR,</text:p>
        <text:p text:style-name="P57"><text:s text:c="25"/>Reb</text:p>
        <text:p text:style-name="P26"><text:s text:c="9"/>ACOSTADO EN UN PESEBRE!</text:p>
        <text:p text:style-name="P57"><text:s text:c="76"/>Do7</text:p>
        <text:p text:style-name="P26"><text:s text:c="9"/>¡ÉL ES EL CRISTO, EL SEÑOR!</text:p>
        <text:p text:style-name="P233"/>
        <text:p text:style-name="P52"><text:s text:c="8"/>Rem <text:s text:c="36"/>Fa</text:p>
        <text:p text:style-name="P38"><text:span text:style-name="T148">S.</text:span><text:span text:style-name="T181"> <text:s text:c="3"/></text:span><text:span text:style-name="T178">Un ángel vino del cielo</text:span></text:p>
        <text:p text:style-name="P52"><text:s text:c="15"/><text:span text:style-name="T271">Sol</text:span>m <text:s text:c="17"/><text:span text:style-name="T277">Lam</text:span> <text:s text:c="10"/>Rem</text:p>
        <text:p text:style-name="P37"><text:s text:c="8"/>trayendo una gran noticia:</text:p>
        <text:p text:style-name="P52"><text:s text:c="10"/>Solm <text:s text:c="17"/>Rem</text:p>
        <text:p text:style-name="P37"><text:s text:c="8"/>¡Hoy os ha nacido,</text:p>
        <text:p text:style-name="P52"><text:s text:c="30"/>La <text:s text:c="24"/>Rem</text:p>
        <text:p text:style-name="P37"><text:s text:c="8"/>os ha nacido el Salvador!</text:p>
        <text:p text:style-name="P52"><text:s text:c="10"/>Solm <text:s text:c="27"/>Rem</text:p>
        <text:p text:style-name="P38"><text:span text:style-name="T148">A.</text:span><text:span text:style-name="T178"> <text:s text:c="3"/></text:span><text:span text:style-name="T197">¡H</text:span><text:span text:style-name="T198">OY</text:span><text:span text:style-name="T197"> </text:span><text:span text:style-name="T198">OS</text:span><text:span text:style-name="T197"> </text:span><text:span text:style-name="T198">HA</text:span><text:span text:style-name="T197"> </text:span><text:span text:style-name="T198">NACIDO</text:span><text:span text:style-name="T197">,</text:span></text:p>
        <text:p text:style-name="P52"><text:s text:c="35"/>La <text:s text:c="35"/>Rem</text:p>
        <text:p text:style-name="P38"><text:span text:style-name="T178"><text:s text:c="8"/></text:span><text:span text:style-name="T198">OS</text:span><text:span text:style-name="T197"> </text:span><text:span text:style-name="T198">HA</text:span><text:span text:style-name="T197"> </text:span><text:span text:style-name="T198">NACIDO</text:span><text:span text:style-name="T197"> </text:span><text:span text:style-name="T198">EL</text:span><text:span text:style-name="T197"> S</text:span><text:span text:style-name="T198">ALVADOR!</text:span></text:p>
        <text:p text:style-name="P27"/>
        <text:p text:style-name="P58"><text:s text:c="11"/>Fa <text:s text:c="65"/>La</text:p>
        <text:p text:style-name="P30"><text:span text:style-name="T139">A.</text:span><text:span text:style-name="T178"> <text:s text:c="3"/>¡ALEGRÍA, ALEGRÍA, ALEGRÍA...</text:span></text:p>
        <text:p text:style-name="P27"/>
        <text:p text:style-name="P46"><text:span text:style-name="T178"><text:s text:c="10"/>Rem <text:s text:c="37"/></text:span><text:span text:style-name="T182"><text:s text:c="6"/></text:span><text:span text:style-name="T178"><text:s text:c="5"/>Fa</text:span></text:p>
        <text:p text:style-name="P38"><text:span text:style-name="T148">S.</text:span><text:span text:style-name="T181"> <text:s text:c="3"/>¡Envuelto en blancos pañales</text:span></text:p>
        <text:p text:style-name="P52"><text:s text:c="23"/><text:span text:style-name="T273">Sol</text:span>m <text:s text:c="9"/><text:span text:style-name="T277">Lam</text:span> <text:s text:c="9"/>Rem</text:p>
        <text:p text:style-name="P37"><text:s text:c="8"/>y acostado en un pesebre!</text:p>
        <text:p text:style-name="P52"><text:s text:c="8"/>Solm <text:s text:c="24"/>Rem</text:p>
        <text:p text:style-name="P37"><text:s text:c="8"/>Esta será la señal</text:p>
        <text:p text:style-name="P52"><text:s text:c="27"/>La <text:s text:c="19"/>Rem</text:p>
        <text:p text:style-name="P37"><text:s text:c="8"/>de que Él es el Señor.</text:p>
        <text:p text:style-name="P52"><text:s text:c="10"/>Solm <text:s text:c="33"/>Rem</text:p>
        <text:p text:style-name="P38"><text:span text:style-name="T148">A.</text:span><text:span text:style-name="T178"> <text:s text:c="3"/></text:span><text:span text:style-name="T197">E</text:span><text:span text:style-name="T199">STA</text:span><text:span text:style-name="T197"> </text:span><text:span text:style-name="T199">SERÁ</text:span><text:span text:style-name="T197"> </text:span><text:span text:style-name="T199">LA</text:span><text:span text:style-name="T197"> </text:span><text:span text:style-name="T199">SEÑAL</text:span></text:p>
        <text:p text:style-name="P52"><text:s text:c="30"/>La <text:s text:c="26"/>Rem</text:p>
        <text:p text:style-name="P38"><text:span text:style-name="T197"><text:s text:c="8"/></text:span><text:span text:style-name="T199">DE QUE</text:span><text:span text:style-name="T197"> É</text:span><text:span text:style-name="T199">L</text:span><text:span text:style-name="T197"> </text:span><text:span text:style-name="T199">ES</text:span><text:span text:style-name="T197"> </text:span><text:span text:style-name="T199">EL</text:span><text:span text:style-name="T197"> </text:span><text:span text:style-name="T199">SEÑOR.</text:span></text:p>
        <text:p text:style-name="P28"/>
        <text:p text:style-name="P58"><text:s text:c="11"/>Fa <text:s text:c="65"/>La</text:p>
        <text:p text:style-name="P30"><text:span text:style-name="T141">A.</text:span><text:span text:style-name="T182"> <text:s text:c="3"/>¡ALEGRÍA, ALEGRÍA, ALEGRÍA…</text:span></text:p>
        <text:p text:style-name="P28"/>
        <text:p text:style-name="P28"/>
        <text:p text:style-name="P28"/>
        <text:p text:style-name="P28"/>
        <text:p text:style-name="P28"/>
        <text:p text:style-name="P52"><text:s text:c="9"/>Rem <text:s text:c="24"/>Fa</text:p>
        <text:p text:style-name="P38"><text:span text:style-name="T148">S.</text:span><text:span text:style-name="T181"> <text:s text:c="3"/>Dejándoles el ángel,</text:span></text:p>
        <text:p text:style-name="P52"><text:s text:c="21"/><text:span text:style-name="T273">Sol</text:span>m <text:s/><text:span text:style-name="T278">Lam</text:span> <text:s text:c="11"/>Rem</text:p>
        <text:p text:style-name="P37"><text:s text:c="8"/>se decían unos a otros:</text:p>
        <text:p text:style-name="P52"><text:s text:c="8"/>Solm <text:s text:c="28"/>Rem</text:p>
        <text:p text:style-name="P37"><text:s text:c="8"/>Vamos hasta Belén,</text:p>
        <text:p text:style-name="P52"><text:s text:c="14"/>La <text:s text:c="20"/>Rem</text:p>
        <text:p text:style-name="P37"><text:s text:c="8"/>a ver al Salvador.</text:p>
        <text:p text:style-name="P52"><text:s text:c="9"/>Solm <text:s text:c="37"/>Rem</text:p>
        <text:p text:style-name="P38"><text:span text:style-name="T148">A.</text:span><text:span text:style-name="T178"> <text:s text:c="3"/></text:span><text:span text:style-name="T200">VAMOS HASTA BELÉN</text:span></text:p>
        <text:p text:style-name="P52"><text:s text:c="17"/>La <text:s text:c="30"/>Rem</text:p>
        <text:p text:style-name="P38"><text:span text:style-name="T197"><text:s text:c="8"/></text:span><text:span text:style-name="T200">A VER AL SALVADOR</text:span><text:span text:style-name="T199">.</text:span></text:p>
        <text:p text:style-name="P28"/>
        <text:p text:style-name="P58"><text:s text:c="11"/>Fa <text:s text:c="65"/>La</text:p>
        <text:p text:style-name="P30"><text:span text:style-name="T141">A.</text:span><text:span text:style-name="T182"> <text:s text:c="3"/>¡ALEGRÍA, ALEGRÍA, ALEGRÍA…</text:span></text:p>
        <text:p text:style-name="P28"/>
        <text:p text:style-name="P52"><text:s text:c="8"/>Rem <text:s text:c="34"/>Fa</text:p>
        <text:p text:style-name="P38"><text:span text:style-name="T148">S.</text:span><text:span text:style-name="T181"> <text:s text:c="3"/>Encontraron a María,</text:span></text:p>
        <text:p text:style-name="P52"><text:s text:c="27"/><text:span text:style-name="T273">Sol</text:span>m <text:s text:c="3"/><text:span text:style-name="T279">Lam</text:span> <text:s/>Rem</text:p>
        <text:p text:style-name="P37"><text:s text:c="8"/>y encontraron a José.</text:p>
        <text:p text:style-name="P52"><text:s text:c="16"/>Solm <text:s text:c="10"/>Rem</text:p>
        <text:p text:style-name="P38"><text:span text:style-name="T178"><text:s text:c="8"/></text:span><text:span text:style-name="T183">A</text:span><text:span text:style-name="T178">l buey, a el burro,</text:span></text:p>
        <text:p text:style-name="P52"><text:s text:c="19"/>La <text:s text:c="26"/>Rem</text:p>
        <text:p text:style-name="P37"><text:s text:c="8"/>y al niño, el Enmanuel.</text:p>
        <text:p text:style-name="P52"><text:s text:c="19"/>Solm <text:s text:c="16"/>Rem</text:p>
        <text:p text:style-name="P38"><text:span text:style-name="T148">A.</text:span><text:span text:style-name="T178"> <text:s text:c="3"/></text:span><text:span text:style-name="T200">AL BUEY, A EL BURRO</text:span></text:p>
        <text:p text:style-name="P52"><text:s text:c="23"/>La <text:s text:c="35"/>Rem</text:p>
        <text:p text:style-name="P38"><text:span text:style-name="T178"><text:s text:c="8"/></text:span><text:span text:style-name="T200">Y AL NIÑO, EL ENMANUEL.</text:span></text:p>
        <text:p text:style-name="P27"/>
        <text:p text:style-name="P58"><text:s text:c="11"/>Fa <text:s text:c="65"/>La</text:p>
        <text:p text:style-name="P30"><text:span text:style-name="T141">A.</text:span><text:span text:style-name="T182"> <text:s text:c="3"/>¡ALEGRÍA, ALEGRÍA, ALEGRÍA…</text:span></text:p>
        <text:p text:style-name="P28"/>
        <text:p text:style-name="P52"><text:s text:c="8"/>Rem <text:s text:c="40"/>Fa</text:p>
        <text:p text:style-name="P38"><text:span text:style-name="T148">S.</text:span><text:span text:style-name="T181"> <text:s text:c="3"/>El buey conoce a su amo,</text:span></text:p>
        <text:p text:style-name="P52"><text:s text:c="13"/><text:span text:style-name="T273">Sol</text:span>m <text:s text:c="3"/><text:span text:style-name="T280">Lam</text:span> <text:s text:c="9"/>Rem</text:p>
        <text:p text:style-name="P37"><text:s text:c="8"/>el burro su pesebre.</text:p>
        <text:p text:style-name="P52"><text:s text:c="9"/>Solm <text:s text:c="28"/>Rem</text:p>
        <text:p text:style-name="P37"><text:s text:c="8"/>Pero Israel no conoce,</text:p>
        <text:p text:style-name="P52"><text:s text:c="23"/>La <text:s text:c="23"/>Rem</text:p>
        <text:p text:style-name="P37"><text:s text:c="8"/>no conoce a su Señor.</text:p>
        <text:p text:style-name="P52"><text:s text:c="9"/>Solm <text:s text:c="42"/>Rem</text:p>
        <text:p text:style-name="P38"><text:span text:style-name="T148">A.</text:span><text:span text:style-name="T178"> <text:s text:c="3"/></text:span><text:span text:style-name="T201">PERO ISRAEL NO CONOCE</text:span><text:span text:style-name="T197">,</text:span></text:p>
        <text:p text:style-name="P52"><text:s text:c="27"/>La <text:s text:c="32"/>Rem</text:p>
        <text:p text:style-name="P38"><text:span text:style-name="T178"><text:s text:c="8"/></text:span><text:span text:style-name="T201">NO CONOCE A SU SEÑOR.</text:span></text:p>
        <text:p text:style-name="P28"/>
      </text:section>
      <text:p text:style-name="P28"/>
      <text:p text:style-name="P86"><text:soft-page-break/><text:span text:style-name="T182">V</text:span><text:span text:style-name="T178">allamos pues hasta Belén</text:span></text:p>
      <text:p text:style-name="P33"><text:span text:style-name="T182">V</text:span><text:span text:style-name="T178">illancico </text:span><text:span text:style-name="T195">Español</text:span></text:p>
      <text:p text:style-name="P28"/>
      <text:p text:style-name="P61"><text:span text:style-name="T182"><text:s text:c="10"/>M</text:span><text:span text:style-name="T178">i <text:s text:c="52"/>Lam</text:span></text:p>
      <text:p text:style-name="P31"><text:span text:style-name="T142">A.</text:span><text:span text:style-name="T188"> <text:s text:c="3"/></text:span><text:span text:style-name="T182">V</text:span><text:span text:style-name="T188">ALLAMOS PUES HASTA BELÉN</text:span></text:p>
      <text:p text:style-name="P64"><text:span text:style-name="T178"><text:s text:c="20"/></text:span><text:span text:style-name="T188">Rem <text:s text:c="55"/>Mi</text:span></text:p>
      <text:p text:style-name="P31"><text:span text:style-name="T178"><text:s text:c="9"/></text:span><text:span text:style-name="T188">Y VEAMOS LO QUE HA SUCEDIDO</text:span><text:span text:style-name="T178">,</text:span></text:p>
      <text:p text:style-name="P65"><text:span text:style-name="T178"><text:s text:c="24"/></text:span><text:span text:style-name="T188">Rem <text:s text:c="36"/></text:span><text:span text:style-name="T194">Lam</text:span></text:p>
      <text:p text:style-name="P31"><text:span text:style-name="T182"><text:s text:c="9"/></text:span><text:span text:style-name="T188">Y EL SANTO, BENDITO SEA</text:span><text:span text:style-name="T178">,</text:span></text:p>
      <text:p text:style-name="P66"><text:span text:style-name="T178"><text:s text:c="22"/></text:span><text:span text:style-name="T188">Rem <text:s text:c="25"/>Mi/</text:span><text:span text:style-name="T189">Fa/Mi</text:span></text:p>
      <text:p text:style-name="P31"><text:span text:style-name="T178"><text:s text:c="9"/></text:span><text:span text:style-name="T188">NOS HA MANIFESTA <text:s text:c="5"/>DO</text:span><text:span text:style-name="T178">.</text:span></text:p>
      <text:p text:style-name="P28"/>
      <text:p text:style-name="P47"><text:span text:style-name="T182"><text:s text:c="9"/></text:span><text:span text:style-name="T191">Mi</text:span><text:span text:style-name="T190"> <text:s text:c="21"/></text:span><text:span text:style-name="T191">Lam</text:span></text:p>
      <text:p text:style-name="P39"><text:span text:style-name="T149">S.</text:span><text:span text:style-name="T186"> <text:s text:c="3"/></text:span><text:span text:style-name="T184">Ya nació el salvador</text:span></text:p>
      <text:p text:style-name="P48"><text:span text:style-name="T182"><text:s text:c="9"/></text:span><text:span text:style-name="T192">Fa</text:span><text:span text:style-name="T190"> <text:s text:c="31"/></text:span><text:span text:style-name="T192">Mi</text:span></text:p>
      <text:p text:style-name="P67"><text:s text:c="8"/>envuelto en pañales.</text:p>
      <text:p text:style-name="P53"><text:s text:c="8"/><text:span text:style-name="T209">Rem <text:s text:c="19"/></text:span><text:span text:style-name="T211">Lam</text:span></text:p>
      <text:p text:style-name="P68"><text:s text:c="8"/>Vamos a Belén</text:p>
      <text:p text:style-name="P59"><text:s text:c="19"/><text:span text:style-name="T207"><text:s text:c="2"/></text:span><text:span text:style-name="T211">Rem</text:span><text:span text:style-name="T207"> <text:s text:c="7"/></text:span><text:span text:style-name="T211">Mi/Fa/</text:span><text:span text:style-name="T207">Mi</text:span></text:p>
      <text:p text:style-name="P68"><text:span text:style-name="T206"><text:s text:c="8"/>que quiero ver al Rey</text:span>.</text:p>
      <text:p text:style-name="P72"/>
      <text:p text:style-name="P62"><text:span text:style-name="T182"><text:s text:c="10"/>M</text:span><text:span text:style-name="T178">i <text:s text:c="52"/>Lam</text:span></text:p>
      <text:p text:style-name="P22"><text:span text:style-name="T143">A.</text:span><text:span text:style-name="T207"> <text:s text:c="3"/></text:span><text:span text:style-name="T204">V</text:span><text:span text:style-name="T207">ALLAMOS PUES HASTA BELÉN...</text:span></text:p>
      <text:p text:style-name="P22"/>
      <text:p text:style-name="P55"><text:span text:style-name="T204"><text:s text:c="9"/></text:span><text:span text:style-name="T209">Mi</text:span><text:span text:style-name="T208"> <text:s text:c="21"/></text:span><text:span text:style-name="T209">Lam</text:span></text:p>
      <text:p text:style-name="P40"><text:span text:style-name="T150">S.</text:span><text:span text:style-name="T187"> <text:s text:c="3"/></text:span><text:span text:style-name="T184">Ya nació el </text:span><text:span text:style-name="T185">C</text:span><text:span text:style-name="T184">risto</text:span></text:p>
      <text:p text:style-name="P49"><text:span text:style-name="T182"><text:s text:c="9"/></text:span><text:span text:style-name="T193">Fa</text:span><text:span text:style-name="T190"> <text:s text:c="40"/></text:span><text:span text:style-name="T193">Mi</text:span></text:p>
      <text:p text:style-name="P68"><text:s text:c="8"/>acostado en un pesebre.</text:p>
      <text:p text:style-name="P54"><text:s text:c="8"/><text:span text:style-name="T209">Rem <text:s text:c="19"/></text:span><text:span text:style-name="T212">Lam</text:span></text:p>
      <text:p text:style-name="P69"><text:s text:c="8"/>Vamos a Belén</text:p>
      <text:p text:style-name="P60"><text:s text:c="19"/><text:span text:style-name="T207"><text:s text:c="2"/></text:span><text:span text:style-name="T212">Rem</text:span><text:span text:style-name="T207"> <text:s text:c="6"/></text:span><text:span text:style-name="T212">Mi/Fa <text:s text:c="20"/>Mi</text:span></text:p>
      <text:p text:style-name="P70"><text:span text:style-name="T206"><text:s text:c="8"/>que quiero ver <text:s text:c="2"/>al </text:span><text:span text:style-name="T210">Enmanuel</text:span>.</text:p>
      <text:p text:style-name="P72"/>
      <text:p text:style-name="P62"><text:span text:style-name="T182"><text:s text:c="10"/>M</text:span><text:span text:style-name="T178">i <text:s text:c="52"/>Lam</text:span></text:p>
      <text:p text:style-name="P22"><text:span text:style-name="T143">A.</text:span><text:span text:style-name="T207"> <text:s text:c="3"/></text:span><text:span text:style-name="T204">V</text:span><text:span text:style-name="T207">ALLAMOS PUES HASTA BELÉN…</text:span></text:p>
      <text:p text:style-name="P22"/>
      <text:p text:style-name="P55"><text:span text:style-name="T204"><text:s text:c="9"/></text:span><text:span text:style-name="T209">Mi</text:span><text:span text:style-name="T208"> <text:s text:c="29"/></text:span><text:span text:style-name="T209">Lam</text:span></text:p>
      <text:p text:style-name="P69"><text:span text:style-name="T151">S.</text:span><text:span text:style-name="T46"> <text:s text:c="3"/></text:span>Ya nació el <text:span text:style-name="T206">M</text:span>esías</text:p>
      <text:p text:style-name="P55"><text:span text:style-name="T204"><text:s text:c="9"/></text:span><text:span text:style-name="T213">Fa</text:span><text:span text:style-name="T208"> <text:s text:c="35"/></text:span><text:span text:style-name="T213">Mi</text:span></text:p>
      <text:p text:style-name="P71"><text:s text:c="8"/>el hijo del carpintero.</text:p>
      <text:p text:style-name="P54"><text:s text:c="8"/><text:span text:style-name="T209">Rem <text:s text:c="19"/></text:span><text:span text:style-name="T213">Lam</text:span></text:p>
      <text:p text:style-name="P69"><text:s text:c="8"/>Vamos a Belén</text:p>
      <text:p text:style-name="P60"><text:s text:c="19"/><text:span text:style-name="T207"><text:s/></text:span><text:span text:style-name="T213">Rem</text:span><text:span text:style-name="T207"> <text:s text:c="7"/>Mi/</text:span><text:span text:style-name="T213">Fa <text:s text:c="13"/>Mi</text:span></text:p>
      <text:p text:style-name="P70"><text:span text:style-name="T206"><text:s text:c="8"/>que quiero ver <text:s text:c="3"/>al </text:span><text:span text:style-name="T210">profeta</text:span>.</text:p>
      <text:p text:style-name="P69"/>
      <text:p text:style-name="P63"><text:span text:style-name="T182"><text:s text:c="10"/>M</text:span><text:span text:style-name="T178">i <text:s text:c="52"/>Lam</text:span></text:p>
      <text:p text:style-name="P21"><text:span text:style-name="T143">A.</text:span><text:span text:style-name="T207"> <text:s text:c="3"/></text:span><text:span text:style-name="T204">V</text:span><text:span text:style-name="T207">ALLAMOS PUES HASTA BELÉN…</text:span></text:p>
      <text:p text:style-name="P21"/>
      <text:p text:style-name="P21"/>
      <text:p text:style-name="P174"><text:soft-page-break/>LOS NIÑOS DE BELÉN</text:p>
      <text:p text:style-name="P151">De la vigilia de Reye<text:span text:style-name="T253">s</text:span> Mago – Solemnidad de la Epifanía del Señor</text:p>
      <text:p text:style-name="P152"/>
      <text:section text:style-name="Sect1" text:name="Sección5">
        <text:p text:style-name="P180"><text:s text:c="11"/>Do</text:p>
        <text:p text:style-name="P172"><text:bookmark-start text:name="__DdeLink__52_13854922572"/><text:span text:style-name="T144">A.</text:span><text:bookmark-end text:name="__DdeLink__52_13854922572"/><text:span text:style-name="T144"> <text:s text:c="3"/></text:span><text:span text:style-name="T223">LOS NIÑOS DE BELÉN</text:span><text:span text:style-name="T120"> </text:span><text:span text:style-name="T223">ESTÁN</text:span></text:p>
        <text:p text:style-name="P194"><text:span text:style-name="T234"><text:s text:c="20"/></text:span>Sol7 <text:s text:c="38"/>Do</text:p>
        <text:p text:style-name="P172"><text:span text:style-name="T223"><text:s text:c="9"/>JUGANDO EN LA PLAZA</text:span><text:span text:style-name="T224">,</text:span></text:p>
        <text:p text:style-name="P193"/>
        <text:p text:style-name="P173"><text:span text:style-name="T223"><text:s text:c="9"/>YA VIENEN LOS REYES MAGOS</text:span><text:span text:style-name="T224">,</text:span></text:p>
        <text:p text:style-name="P207"><text:span text:style-name="T123"><text:s text:c="39"/>Sol</text:span><text:span text:style-name="T122">7 <text:s text:c="24"/></text:span><text:span text:style-name="T123">Do</text:span></text:p>
        <text:p text:style-name="P173"><text:span text:style-name="T223"><text:s text:c="9"/>QUE SON UNO DOS Y TRES</text:span><text:span text:style-name="T224">.</text:span></text:p>
        <text:p text:style-name="P220"><text:span text:style-name="T102"><text:s text:c="34"/>Mi</text:span><text:span text:style-name="T103">m</text:span><text:span text:style-name="T101"> <text:s text:c="27"/></text:span><text:span text:style-name="T102">La</text:span><text:span text:style-name="T103">m</text:span></text:p>
        <text:p text:style-name="P173"><text:span text:style-name="T223"><text:s text:c="9"/></text:span><text:span text:style-name="T222">¿</text:span><text:span text:style-name="T224">D</text:span><text:span text:style-name="T223">E</text:span><text:span text:style-name="T224"> </text:span><text:span text:style-name="T223">DÓNDE</text:span><text:span text:style-name="T224"> </text:span><text:span text:style-name="T223">VENÍS</text:span><text:span text:style-name="T224"> </text:span><text:span text:style-name="T223">VOSOTROS</text:span><text:span text:style-name="T224">,</text:span></text:p>
        <text:p text:style-name="P220"><text:span text:style-name="T104"><text:s text:c="34"/></text:span><text:span text:style-name="T102">Re</text:span><text:span text:style-name="T104">7 <text:s text:c="28"/></text:span><text:span text:style-name="T102">Sol</text:span></text:p>
        <text:p text:style-name="P173"><text:span text:style-name="T223"><text:s text:c="9"/>CON CABALLOS Y CAMELLOS</text:span><text:span text:style-name="T225">?</text:span></text:p>
        <text:p text:style-name="P182"><text:s text:c="44"/>Do</text:p>
        <text:p text:style-name="P153"><text:span text:style-name="T257"><text:s text:c="9"/></text:span><text:span text:style-name="T254">¿</text:span><text:span text:style-name="T255">QUIENES S</text:span><text:span text:style-name="T256">OI</text:span><text:span text:style-name="T255">S</text:span><text:span text:style-name="T254">?, ¿</text:span><text:span text:style-name="T255">QUIENES SO</text:span><text:span text:style-name="T256">I</text:span><text:span text:style-name="T255">S</text:span><text:span text:style-name="T254">?</text:span></text:p>
        <text:p text:style-name="P182"><text:s text:c="35"/>Sol<text:span text:style-name="T258">7 <text:s text:c="32"/></text:span>Do</text:p>
        <text:p text:style-name="P153"><text:span text:style-name="T257"><text:s text:c="9"/></text:span><text:span text:style-name="T254">¿Q</text:span><text:span text:style-name="T255">UE</text:span><text:span text:style-name="T254"> </text:span><text:span text:style-name="T255">VENÍS</text:span><text:span text:style-name="T254"> </text:span><text:span text:style-name="T255">A HACER AQUÍ</text:span><text:span text:style-name="T254">?</text:span></text:p>
        <text:p text:style-name="P154"/>
        <text:p text:style-name="P223"><text:span text:style-name="T154">Me</text:span><text:span text:style-name="T155">l</text:span><text:span text:style-name="T154">cho</text:span><text:span text:style-name="T156">r</text:span></text:p>
        <text:p text:style-name="P182"><text:s text:c="10"/>Do</text:p>
        <text:p text:style-name="P229"><text:bookmark-start text:name="__DdeLink__43_1385492257"/><text:span text:style-name="T131">S. <text:s text:c="3"/></text:span>Yo v<text:bookmark-start text:name="__DdeLink__39_1385492257"/>engo de oriente lejano,<text:bookmark-end text:name="__DdeLink__43_1385492257"/><text:bookmark-end text:name="__DdeLink__39_1385492257"/></text:p>
        <text:p text:style-name="P223"><text:span text:style-name="T93"><text:s text:c="62"/></text:span><text:span text:style-name="T124">Sol</text:span></text:p>
        <text:p text:style-name="P232"><text:span text:style-name="T230"><text:s text:c="9"/></text:span><text:bookmark-start text:name="__DdeLink__46_1385492257"/>del país de<text:bookmark-end text:name="__DdeLink__46_1385492257"/>l oro y la plata.</text:p>
        <text:p text:style-name="P172"><text:span text:style-name="T110"><text:s text:c="32"/></text:span><text:span text:style-name="T111">Fa</text:span><text:span text:style-name="T110"> <text:s text:c="47"/></text:span><text:span text:style-name="T111">Do</text:span></text:p>
        <text:p text:style-name="P232"><text:span text:style-name="T230"><text:s text:c="9"/></text:span><text:bookmark-start text:name="__DdeLink__48_1385492257"/><text:bookmark-start text:name="__DdeLink__37_1385492257"/><text:span text:style-name="T259">M</text:span>as de noche no puedo dormir</text:p>
        <text:p text:style-name="P229"><text:span text:style-name="T116"><text:s text:c="70"/></text:span><text:span text:style-name="T117">Sol</text:span><text:span text:style-name="T118">7</text:span></text:p>
        <text:p text:style-name="P232"><text:span text:style-name="T230"><text:s text:c="9"/></text:span>porque he visto una estrella,</text:p>
        <text:p text:style-name="P173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2"><text:span text:style-name="T230"><text:s text:c="9"/></text:span>una estrella en el cielo.<text:bookmark-end text:name="__DdeLink__48_1385492257"/><text:bookmark-end text:name="__DdeLink__37_1385492257"/></text:p>
        <text:p text:style-name="P172"><text:span text:style-name="T110"><text:s text:c="35"/></text:span><text:span text:style-name="T111">Fa</text:span></text:p>
        <text:p text:style-name="P172"><text:span text:style-name="T145">A. <text:s text:c="3"/></text:span><text:bookmark-start text:name="__DdeLink__48_13854922571"/><text:bookmark-start text:name="__DdeLink__37_13854922571"/><text:span text:style-name="T226">M</text:span><text:span text:style-name="T227">AS</text:span><text:span text:style-name="T222"> </text:span><text:span text:style-name="T227">DE</text:span><text:span text:style-name="T222"> </text:span><text:span text:style-name="T227">NOCHE</text:span></text:p>
        <text:p text:style-name="P182"><text:s text:c="43"/>Do</text:p>
        <text:p text:style-name="P173"><text:span text:style-name="T223"><text:s text:c="9"/></text:span><text:span text:style-name="T227">NO</text:span><text:span text:style-name="T222"> </text:span><text:span text:style-name="T227">PUEDE</text:span><text:span text:style-name="T222"> </text:span><text:span text:style-name="T227">DORMIR</text:span></text:p>
        <text:p text:style-name="P220"><text:span text:style-name="T105"><text:s text:c="24"/></text:span><text:span text:style-name="T103"><text:s text:c="62"/></text:span><text:span text:style-name="T105">Sol</text:span><text:span text:style-name="T106">7</text:span></text:p>
        <text:p text:style-name="P173"><text:span text:style-name="T223"><text:s text:c="9"/></text:span><text:span text:style-name="T227">PORQUE HA</text:span><text:span text:style-name="T222"> </text:span><text:span text:style-name="T227">VISTO</text:span><text:span text:style-name="T121"> </text:span><text:span text:style-name="T227">UNA</text:span><text:span text:style-name="T222"> </text:span><text:span text:style-name="T227">ESTRELLA</text:span><text:span text:style-name="T222">,</text:span></text:p>
        <text:p text:style-name="P183"><text:s text:c="75"/><text:span text:style-name="T260">Do</text:span></text:p>
        <text:p text:style-name="P173"><text:span text:style-name="T223"><text:s text:c="9"/></text:span><text:span text:style-name="T227">UNA</text:span><text:span text:style-name="T222"> </text:span><text:span text:style-name="T227">ESTRELLA</text:span><text:span text:style-name="T222"> </text:span><text:span text:style-name="T227">EN</text:span><text:span text:style-name="T222"> </text:span><text:span text:style-name="T227">EL</text:span><text:span text:style-name="T222"> </text:span><text:span text:style-name="T227">CIELO</text:span><text:span text:style-name="T222">.</text:span><text:bookmark-end text:name="__DdeLink__37_13854922571"/><text:bookmark-end text:name="__DdeLink__48_13854922571"/></text:p>
        <text:p text:style-name="P208"/>
        <text:p text:style-name="P181"><text:s text:c="11"/>Do</text:p>
        <text:p text:style-name="P232"><text:bookmark-start text:name="__DdeLink__52_138549225721"/><text:span text:style-name="T159">A.</text:span><text:bookmark-end text:name="__DdeLink__52_138549225721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24"/>
        <text:p text:style-name="P204">Gaspar</text:p>
        <text:p text:style-name="P182"><text:s text:c="10"/>Do</text:p>
        <text:p text:style-name="P229"><text:bookmark-start text:name="__DdeLink__43_13854922571"/><text:span text:style-name="T131">S. <text:s text:c="3"/></text:span>Yo v<text:bookmark-start text:name="__DdeLink__39_13854922571"/>engo de oriente lejano,<text:bookmark-end text:name="__DdeLink__43_13854922571"/><text:bookmark-end text:name="__DdeLink__39_13854922571"/></text:p>
        <text:p text:style-name="P223"><text:span text:style-name="T93"><text:s text:c="83"/></text:span><text:span text:style-name="T124">Sol</text:span></text:p>
        <text:p text:style-name="P232"><text:span text:style-name="T230"><text:s text:c="9"/></text:span><text:bookmark-start text:name="__DdeLink__46_13854922571"/>del país de<text:bookmark-end text:name="__DdeLink__46_13854922571"/>l <text:span text:style-name="T261">incien</text:span><text:span text:style-name="T259">s</text:span><text:span text:style-name="T261">o y el perfume.</text:span></text:p>
        <text:p text:style-name="P172"><text:span text:style-name="T110"><text:s text:c="32"/></text:span><text:span text:style-name="T111">Fa</text:span><text:span text:style-name="T110"> <text:s text:c="47"/></text:span><text:span text:style-name="T111">Do</text:span></text:p>
        <text:p text:style-name="P232"><text:span text:style-name="T230"><text:s text:c="9"/></text:span><text:bookmark-start text:name="__DdeLink__37_13854922572"/><text:bookmark-start text:name="__DdeLink__48_13854922572"/><text:span text:style-name="T262">M</text:span>as de noche no puedo dormir</text:p>
        <text:p text:style-name="P232"/>
        <text:p text:style-name="P229"><text:span text:style-name="T116"><text:s text:c="69"/></text:span><text:span text:style-name="T117">Sol</text:span><text:span text:style-name="T118">7</text:span></text:p>
        <text:p text:style-name="P232"><text:span text:style-name="T230"><text:s text:c="9"/></text:span>porque he visto una estrella,</text:p>
        <text:p text:style-name="P172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2"><text:span text:style-name="T230"><text:s text:c="9"/></text:span>una estrella en el cielo.<text:bookmark-end text:name="__DdeLink__48_13854922572"/><text:bookmark-end text:name="__DdeLink__37_13854922572"/></text:p>
        <text:p text:style-name="P172"><text:span text:style-name="T110"><text:s text:c="35"/></text:span><text:span text:style-name="T111">Fa</text:span></text:p>
        <text:p text:style-name="P229"><text:span text:style-name="T157">A. <text:s text:c="3"/></text:span><text:span text:style-name="T231">M</text:span><text:span text:style-name="T232">AS</text:span><text:span text:style-name="T221"> </text:span><text:span text:style-name="T232">DE</text:span><text:span text:style-name="T221"> </text:span><text:span text:style-name="T232">NOCHE...</text:span><text:bookmark-start text:name="__DdeLink__61_1385492257"/></text:p>
        <text:p text:style-name="P224"/>
        <text:p text:style-name="P181"><text:s text:c="11"/>Do</text:p>
        <text:p text:style-name="P232"><text:bookmark-start text:name="__DdeLink__52_1385492257211"/><text:bookmark-end text:name="__DdeLink__61_1385492257"/><text:span text:style-name="T160">A.</text:span><text:bookmark-end text:name="__DdeLink__52_1385492257211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09"/>
        <text:p text:style-name="P223"><text:span text:style-name="T158">Balta</text:span><text:span text:style-name="T155">s</text:span><text:span text:style-name="T158">a</text:span><text:span text:style-name="T156">r</text:span></text:p>
        <text:p text:style-name="P182"><text:s text:c="10"/>Do</text:p>
        <text:p text:style-name="P229"><text:bookmark-start text:name="__DdeLink__43_13854922572"/><text:span text:style-name="T131">S. <text:s text:c="3"/></text:span>Yo v<text:bookmark-start text:name="__DdeLink__39_13854922572"/>engo de oriente lejano,<text:bookmark-end text:name="__DdeLink__43_13854922572"/><text:bookmark-end text:name="__DdeLink__39_13854922572"/></text:p>
        <text:p text:style-name="P223"><text:span text:style-name="T93"><text:s text:c="75"/></text:span><text:span text:style-name="T124">Sol</text:span></text:p>
        <text:p text:style-name="P232"><text:span text:style-name="T230"><text:s text:c="9"/></text:span><text:bookmark-start text:name="__DdeLink__46_13854922572"/>del país de<text:bookmark-end text:name="__DdeLink__46_13854922572"/> <text:span text:style-name="T263">la mirra y el aceite.</text:span></text:p>
        <text:p text:style-name="P172"><text:span text:style-name="T110"><text:s text:c="32"/></text:span><text:span text:style-name="T111">Fa</text:span><text:span text:style-name="T110"> <text:s text:c="47"/></text:span><text:span text:style-name="T111">Do</text:span></text:p>
        <text:p text:style-name="P232"><text:span text:style-name="T230"><text:s text:c="9"/></text:span><text:bookmark-start text:name="__DdeLink__48_13854922573"/><text:bookmark-start text:name="__DdeLink__37_13854922573"/><text:span text:style-name="T264">M</text:span>as de noche no puedo dormir</text:p>
        <text:p text:style-name="P229"><text:span text:style-name="T116"><text:s text:c="69"/></text:span><text:span text:style-name="T117">Sol</text:span><text:span text:style-name="T118">7</text:span></text:p>
        <text:p text:style-name="P232"><text:span text:style-name="T230"><text:s text:c="9"/></text:span>porque he visto una estrella,</text:p>
        <text:p text:style-name="P172"><text:span text:style-name="T112"><text:s text:c="57"/></text:span><text:span text:style-name="T111">Do</text:span><text:span text:style-name="T112"><text:tab/> <text:s text:c="3"/></text:span><text:span text:style-name="T111">Do</text:span><text:span text:style-name="T112">7</text:span></text:p>
        <text:p text:style-name="P232"><text:span text:style-name="T230"><text:s text:c="9"/></text:span>una estrella en el cielo.<text:bookmark-end text:name="__DdeLink__48_13854922573"/><text:bookmark-end text:name="__DdeLink__37_13854922573"/></text:p>
        <text:p text:style-name="P172"><text:span text:style-name="T110"><text:s text:c="35"/></text:span><text:span text:style-name="T111">Fa</text:span></text:p>
        <text:p text:style-name="P229"><text:span text:style-name="T157">A. <text:s text:c="3"/></text:span><text:span text:style-name="T231">M</text:span><text:span text:style-name="T232">AS</text:span><text:span text:style-name="T221"> </text:span><text:span text:style-name="T232">DE</text:span><text:span text:style-name="T221"> </text:span><text:span text:style-name="T232">NOCHE...</text:span></text:p>
        <text:p text:style-name="P224"/>
        <text:p text:style-name="P181"><text:s text:c="11"/>Do</text:p>
        <text:p text:style-name="P232"><text:bookmark-start text:name="__DdeLink__52_1385492257212"/><text:span text:style-name="T160">A.</text:span><text:bookmark-end text:name="__DdeLink__52_1385492257212"/><text:span text:style-name="T160"> <text:s text:c="3"/></text:span><text:span text:style-name="T48">LOS NIÑOS DE BELÉN</text:span><text:span text:style-name="T49"> </text:span><text:span text:style-name="T48">ESTÁN...</text:span></text:p>
        <text:p text:style-name="P224"/>
        <text:p text:style-name="P205"><text:span text:style-name="T265">Melcho</text:span><text:span text:style-name="T266">r</text:span><text:span text:style-name="T265">, Gaspar y </text:span><text:span text:style-name="T267">Balta</text:span><text:span text:style-name="T266">s</text:span><text:span text:style-name="T267">ar</text:span></text:p>
        <text:p text:style-name="P184"><text:s text:c="10"/>Do</text:p>
        <text:p text:style-name="P229"><text:span text:style-name="T131">S. <text:s text:c="3"/></text:span>V<text:bookmark-start text:name="__DdeLink__39_1385492257111"/>enimos del oriente lejano,<text:bookmark-end text:name="__DdeLink__39_1385492257111"/></text:p>
        <text:p text:style-name="P223"><text:span text:style-name="T93"><text:s text:c="89"/></text:span><text:span text:style-name="T125">Sol</text:span></text:p>
        <text:p text:style-name="P232"><text:span text:style-name="T230"><text:s text:c="9"/></text:span>hemos visto en el cielo u<text:span text:style-name="T265">na</text:span> estrella.</text:p>
        <text:p text:style-name="P220"><text:span text:style-name="T101"><text:s text:c="22"/></text:span><text:span text:style-name="T107">Fa</text:span><text:span text:style-name="T101"> <text:s text:c="42"/></text:span><text:span text:style-name="T107">Do</text:span></text:p>
        <text:p text:style-name="P232"><text:span text:style-name="T230"><text:s text:c="9"/></text:span><text:bookmark-start text:name="__DdeLink__69_1385492257"/>Y venimos a adorar al rey</text:p>
        <text:p text:style-name="P223"><text:span text:style-name="T126"><text:s text:c="48"/></text:span><text:span text:style-name="T125">Sol</text:span><text:span text:style-name="T127">7</text:span></text:p>
        <text:p text:style-name="P232"><text:span text:style-name="T230"><text:s text:c="9"/></text:span><text:span text:style-name="T268">a</text:span>l rey de los judíos</text:p>
        <text:p text:style-name="P223"><text:span text:style-name="T126"><text:s text:c="53"/></text:span><text:span text:style-name="T125">Do</text:span><text:span text:style-name="T127"><text:tab/></text:span><text:span text:style-name="T125">Do</text:span><text:span text:style-name="T127">7</text:span></text:p>
        <text:p text:style-name="P232"><text:span text:style-name="T230"><text:s text:c="9"/></text:span>que <text:span text:style-name="T265">ha </text:span>naci<text:span text:style-name="T265">do</text:span> aquí.<text:bookmark-end text:name="__DdeLink__69_1385492257"/></text:p>
        <text:p text:style-name="P172"><text:span text:style-name="T110"><text:s text:c="17"/></text:span><text:span text:style-name="T113">Fa</text:span><text:span text:style-name="T110"> <text:s text:c="57"/></text:span><text:span text:style-name="T113">Do</text:span></text:p>
        <text:p text:style-name="P172"><text:span text:style-name="T146">A. <text:s text:c="3"/></text:span><text:bookmark-start text:name="__DdeLink__69_13854922571"/><text:span text:style-name="T238">Y </text:span><text:span text:style-name="T228">VIENEN</text:span><text:span text:style-name="T222"> </text:span><text:span text:style-name="T228">A</text:span><text:span text:style-name="T222"> </text:span><text:span text:style-name="T228">ADORAR AL REY</text:span></text:p>
        <text:p text:style-name="P220"><text:span text:style-name="T108"><text:s text:c="14"/></text:span><text:span text:style-name="T103"><text:s text:c="48"/></text:span><text:span text:style-name="T108">Sol</text:span><text:span text:style-name="T109">7</text:span></text:p>
        <text:p text:style-name="P231"><text:span text:style-name="T230"><text:s text:c="9"/></text:span><text:span text:style-name="T221">AL REY DE LOS JUDÍOS</text:span></text:p>
        <text:p text:style-name="P220"><text:span text:style-name="T108"><text:s text:c="11"/></text:span><text:span text:style-name="T103"><text:s text:c="52"/></text:span><text:span text:style-name="T108">Do</text:span></text:p>
        <text:p text:style-name="P173"><text:bookmark-end text:name="__DdeLink__69_13854922571"/><text:span text:style-name="T223"><text:s text:c="9"/></text:span><text:span text:style-name="T228">QUE HA N</text:span><text:span text:style-name="T229">A</text:span><text:span text:style-name="T228">CIDO AQUÍ.</text:span></text:p>
        <text:p text:style-name="P230"/>
        <text:p text:style-name="P181"><text:s text:c="11"/>Do</text:p>
        <text:p text:style-name="P231"><text:bookmark-start text:name="__DdeLink__52_1385492257213"/><text:span text:style-name="T159">A.</text:span><text:bookmark-end text:name="__DdeLink__52_1385492257213"/><text:span text:style-name="T159"> <text:s text:c="3"/></text:span><text:span text:style-name="T48">LOS NIÑOS DE BELÉN</text:span><text:span text:style-name="T49"> </text:span><text:span text:style-name="T48">ESTÁN...</text:span></text:p>
        <text:p text:style-name="P23"/>
      </text:section>
      <text:p text:style-name="P87"><text:soft-page-break/>Cantemos al niño</text:p>
      <text:p text:style-name="P150">Villancico Español</text:p>
      <text:p text:style-name="P225"/>
      <text:p text:style-name="P185"><text:tab/><text:span text:style-name="T275">Mi</text:span> <text:s text:c="42"/><text:span text:style-name="T275">Si7</text:span><text:span text:style-name="T221"> <text:s text:c="60"/></text:span><text:span text:style-name="T233">Mi</text:span></text:p>
      <text:p text:style-name="P234"><text:span text:style-name="T152">A.</text:span><text:span text:style-name="T220"><text:tab/></text:span><text:span text:style-name="T221">CANTEMOS, CANTEMOS, CANTEMOS AL NIÑO,</text:span></text:p>
      <text:p text:style-name="P185"><text:tab/> <text:s text:c="47"/><text:span text:style-name="T275">Si7</text:span><text:span text:style-name="T221"> <text:s text:c="63"/></text:span><text:span text:style-name="T233">Mi</text:span></text:p>
      <text:p text:style-name="P234"><text:tab/><text:span text:style-name="T221">CANTEMOS, CANTEMOS, CANTEMOS AL REY.</text:span></text:p>
      <text:p text:style-name="P185"><text:tab/> <text:s text:c="47"/><text:span text:style-name="T275">Si7</text:span><text:span text:style-name="T221"> <text:s text:c="60"/></text:span><text:span text:style-name="T233">Mi</text:span></text:p>
      <text:p text:style-name="P234"><text:span text:style-name="T220"><text:tab/></text:span><text:span text:style-name="T221">CANTEMOS, CANTEMOS, CANTEMOS AL NIÑO,</text:span></text:p>
      <text:p text:style-name="P185"><text:tab/> <text:s text:c="47"/><text:span text:style-name="T275">Si7</text:span><text:span text:style-name="T221"> <text:s text:c="62"/></text:span><text:span text:style-name="T233">Mi</text:span></text:p>
      <text:p text:style-name="P192"><text:span text:style-name="T43"><text:tab/></text:span><text:span text:style-name="T47">CANTEMOS, CANTEMOS, CANTEMOS AL REY.</text:span></text:p>
      <text:p text:style-name="P226"/>
      <text:section text:style-name="Sect1" text:name="Sección4">
        <text:p text:style-name="P186"><text:tab/><text:span text:style-name="T275">Mi</text:span>m <text:s text:c="18"/><text:span text:style-name="T275">La</text:span>m <text:s text:c="37"/><text:span text:style-name="T275">Mi</text:span>m</text:p>
        <text:p text:style-name="P235"><text:span text:style-name="T152">S.</text:span><text:span text:style-name="T220"><text:tab/>Á</text:span>ngeles venid, ángeles del Señor,</text:p>
        <text:p text:style-name="P186"><text:tab/> <text:s text:c="32"/><text:span text:style-name="T275">S</text:span>im <text:s text:c="30"/><text:span text:style-name="T275">Mi</text:span>m</text:p>
        <text:p text:style-name="P235"><text:tab/>ha nacido un niño, el hijo de Dios.</text:p>
        <text:p text:style-name="P235"/>
        <text:p text:style-name="P186"><text:tab/><text:span text:style-name="T275">Mi</text:span>m <text:s text:c="33"/><text:span text:style-name="T275">La</text:span>m</text:p>
        <text:p text:style-name="P88"><text:span text:style-name="T152">A.</text:span><text:span text:style-name="T220"><text:tab/></text:span><text:span text:style-name="T221">Enmanuel es santo,</text:span></text:p>
        <text:p text:style-name="P73"><text:span text:style-name="T235"><text:tab/></text:span><text:span text:style-name="T98"> <text:s text:c="39"/></text:span><text:span text:style-name="T100">Mi</text:span><text:span text:style-name="T99">m</text:span></text:p>
        <text:p text:style-name="P88"><text:tab/><text:span text:style-name="T221">Enmanuel amor,</text:span></text:p>
        <text:p text:style-name="P73"><text:span text:style-name="T235"><text:tab/></text:span><text:span text:style-name="T98"> <text:s text:c="43"/></text:span><text:span text:style-name="T100">S</text:span><text:span text:style-name="T98">im</text:span></text:p>
        <text:p text:style-name="P88"><text:tab/><text:span text:style-name="T221">Enmanuel bendito,</text:span></text:p>
        <text:p text:style-name="P74"><text:span text:style-name="T114"><text:tab/> <text:s text:c="40"/></text:span><text:span text:style-name="T119">Mi</text:span><text:span text:style-name="T115">m</text:span></text:p>
        <text:p text:style-name="P88"><text:tab/><text:span text:style-name="T221">cordero de Dios.</text:span></text:p>
        <text:p text:style-name="P81"/>
        <text:p text:style-name="P186"><text:tab/><text:span text:style-name="T276">Mi</text:span> <text:s text:c="42"/><text:span text:style-name="T276">Si7</text:span></text:p>
        <text:p text:style-name="P236"><text:span text:style-name="T167">A.</text:span><text:span text:style-name="T170"><text:tab/></text:span><text:span text:style-name="T221">CANTEMOS, CANTEMOS...</text:span></text:p>
        <text:p text:style-name="P227"/>
        <text:p text:style-name="P186"><text:tab/><text:span text:style-name="T276">Mi</text:span>m <text:s text:c="28"/><text:span text:style-name="T276">La</text:span>m</text:p>
        <text:p text:style-name="P235"><text:span text:style-name="T152">S.</text:span><text:span text:style-name="T220"><text:tab/></text:span>En esta noche santa</text:p>
        <text:p text:style-name="P221"><text:tab/><text:span text:style-name="T93"> <text:s text:c="46"/></text:span><text:span text:style-name="T128">Mi</text:span><text:span text:style-name="T93">m</text:span></text:p>
        <text:p text:style-name="P235"><text:tab/>se cumples las promesas,</text:p>
        <text:p text:style-name="P221"><text:tab/><text:span text:style-name="T93"> <text:s text:c="38"/></text:span><text:span text:style-name="T128">S</text:span><text:span text:style-name="T93">im</text:span></text:p>
        <text:p text:style-name="P235"><text:tab/>que a nuestros padres</text:p>
        <text:p text:style-name="P186"><text:tab/> <text:s text:c="38"/><text:span text:style-name="T276">Mi</text:span>m</text:p>
        <text:p text:style-name="P235"><text:tab/>hicieron los profetas.</text:p>
        <text:p text:style-name="P235"/>
        <text:p text:style-name="P187"><text:tab/><text:span text:style-name="T275">Mi</text:span>m <text:s text:c="33"/><text:span text:style-name="T275">La</text:span>m</text:p>
        <text:p text:style-name="P235"><text:span text:style-name="T167">A.</text:span><text:span text:style-name="T170"><text:tab/></text:span><text:span text:style-name="T171">Enmanuel es santo…</text:span></text:p>
        <text:p text:style-name="P81"/>
        <text:p text:style-name="P188"><text:tab/><text:span text:style-name="T276">Mi</text:span> <text:s text:c="42"/><text:span text:style-name="T276">Si7</text:span></text:p>
        <text:p text:style-name="P237"><text:span text:style-name="T152">A.</text:span><text:span text:style-name="T220"><text:tab/></text:span><text:span text:style-name="T221">CANTEMOS, CANTEMOS...</text:span></text:p>
        <text:p text:style-name="P228"/>
        <text:p text:style-name="P228"/>
        <text:p text:style-name="P221"><text:tab/><text:span text:style-name="T129">Mi</text:span><text:span text:style-name="T93">m <text:s text:c="24"/></text:span><text:span text:style-name="T129">La</text:span><text:span text:style-name="T93">m <text:s text:c="21"/></text:span><text:span text:style-name="T129">Mi</text:span><text:span text:style-name="T93">m</text:span></text:p>
        <text:p text:style-name="P235"><text:span text:style-name="T152">S.</text:span><text:span text:style-name="T220"><text:tab/></text:span>Yo te quiero a ti hijo de David,</text:p>
        <text:p text:style-name="P221"><text:tab/><text:span text:style-name="T93"> <text:s text:c="30"/></text:span><text:span text:style-name="T129">S</text:span><text:span text:style-name="T93">im <text:s text:c="35"/></text:span><text:span text:style-name="T129">Mi</text:span><text:span text:style-name="T93">m</text:span></text:p>
        <text:p text:style-name="P235"><text:tab/>soy un pecador ten piedad de mi.</text:p>
        <text:p text:style-name="P235"/>
        <text:p text:style-name="P188"><text:tab/><text:span text:style-name="T275">Mi</text:span>m <text:s text:c="33"/><text:span text:style-name="T275">La</text:span>m</text:p>
        <text:p text:style-name="P235"><text:span text:style-name="T167">A.</text:span><text:span text:style-name="T170"><text:tab/></text:span><text:span text:style-name="T171">Enmanuel es santo…</text:span></text:p>
        <text:p text:style-name="P82"/>
        <text:p text:style-name="P188"><text:tab/><text:span text:style-name="T276">Mi</text:span> <text:s text:c="42"/><text:span text:style-name="T276">Si7</text:span></text:p>
        <text:p text:style-name="P237"><text:span text:style-name="T152">A.</text:span><text:span text:style-name="T220"><text:tab/></text:span><text:span text:style-name="T221">CANTEMOS, CANTEMOS...</text:span></text:p>
        <text:p text:style-name="P227"/>
        <text:p text:style-name="P221"><text:tab/><text:span text:style-name="T129">Mi</text:span><text:span text:style-name="T93">m <text:s text:c="22"/></text:span><text:span text:style-name="T129">La</text:span><text:span text:style-name="T93">m <text:s text:c="33"/></text:span><text:span text:style-name="T129">Mi</text:span><text:span text:style-name="T93">m</text:span></text:p>
        <text:p text:style-name="P235"><text:span text:style-name="T152">S.</text:span><text:span text:style-name="T220"><text:tab/></text:span>No temas María madre del Señor,</text:p>
        <text:p text:style-name="P221"><text:tab/><text:span text:style-name="T93"> <text:s text:c="30"/></text:span><text:span text:style-name="T129">S</text:span><text:span text:style-name="T93">im <text:s text:c="37"/></text:span><text:span text:style-name="T129">Mi</text:span><text:span text:style-name="T93">m</text:span></text:p>
        <text:p text:style-name="P235"><text:tab/>has hallado gracia delante de Dios.</text:p>
        <text:p text:style-name="P235"/>
        <text:p text:style-name="P188"><text:tab/><text:span text:style-name="T275">Mi</text:span>m <text:s text:c="33"/><text:span text:style-name="T275">La</text:span>m</text:p>
        <text:p text:style-name="P88"><text:span text:style-name="T152">A.</text:span><text:span text:style-name="T220"><text:tab/></text:span><text:span text:style-name="T221">Enmanuel es santo…</text:span></text:p>
        <text:p text:style-name="P82"/>
        <text:p text:style-name="P188"><text:tab/><text:span text:style-name="T276">Mi</text:span> <text:s text:c="42"/><text:span text:style-name="T276">Si7</text:span></text:p>
        <text:p text:style-name="P237"><text:span text:style-name="T152">A.</text:span><text:span text:style-name="T220"><text:tab/></text:span><text:span text:style-name="T221">CANTEMOS, CANTEMOS...</text:span></text:p>
        <text:p text:style-name="P227"/>
        <text:p text:style-name="P222"><text:tab/><text:span text:style-name="T129">Mi</text:span><text:span text:style-name="T93">m <text:s text:c="20"/></text:span><text:span text:style-name="T129">La</text:span><text:span text:style-name="T93">m <text:s text:c="31"/></text:span><text:span text:style-name="T129">Mi</text:span><text:span text:style-name="T93">m</text:span></text:p>
        <text:p text:style-name="P235"><text:span text:style-name="T153">S.</text:span><text:span text:style-name="T242"> <text:tab/></text:span>No temas José padre del Señor,</text:p>
        <text:p text:style-name="P221"><text:tab/><text:span text:style-name="T93"> <text:s text:c="23"/></text:span><text:span text:style-name="T129">S</text:span><text:span text:style-name="T93">im <text:s text:c="43"/></text:span><text:span text:style-name="T129">Mi</text:span><text:span text:style-name="T93">m</text:span></text:p>
        <text:p text:style-name="P235"><text:tab/>eres el testigo de la gloria de Dios.</text:p>
        <text:p text:style-name="P235"/>
        <text:p text:style-name="P188"><text:span text:style-name="T93"><text:tab/></text:span><text:span text:style-name="T275">Mi</text:span><text:span text:style-name="T93">m <text:s text:c="33"/></text:span><text:span text:style-name="T275">La</text:span><text:span text:style-name="T93">m</text:span></text:p>
        <text:p text:style-name="P88"><text:span text:style-name="T152">A.</text:span><text:span text:style-name="T220"><text:tab/></text:span><text:span text:style-name="T221">Enmanuel es santo…</text:span></text:p>
        <text:p text:style-name="P82"/>
        <text:p text:style-name="P188"><text:tab/><text:span text:style-name="T276">Mi</text:span> <text:s text:c="42"/><text:span text:style-name="T276">Si7</text:span></text:p>
        <text:p text:style-name="P34"><text:span text:style-name="T152">A.</text:span><text:span text:style-name="T220"><text:tab/></text:span><text:span text:style-name="T221">CANTEMOS, CANTEMOS…</text:span></text:p>
        <text:p text:style-name="P4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re Franklin" svg:font-family="'Libre Franklin'" style:font-pitch="variable"/>
    <style:font-face style:name="Libre Franklin Medium" svg:font-family="'Libre Franklin Medium'" style:font-pitch="variable"/>
    <style:font-face style:name="Libre Franklin Medium1" svg:font-family="'Libre Franklin Medium'" style:font-adornments="Medium" style:font-pitch="variable"/>
    <style:font-face style:name="Libre Franklin SemiBold1" svg:font-family="'Libre Franklin SemiBold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2:57:54.605148430</meta:creation-date>
    <dc:date>2021-12-15T11:20:02.538762477</dc:date>
    <meta:editing-duration>P3DT4H48M9S</meta:editing-duration>
    <meta:editing-cycles>191</meta:editing-cycles>
    <meta:generator>LibreOffice/7.1.7.2$Linux_X86_64 LibreOffice_project/10$Build-2</meta:generator>
    <meta:document-statistic meta:table-count="0" meta:image-count="0" meta:object-count="0" meta:page-count="14" meta:paragraph-count="469" meta:word-count="2676" meta:character-count="23854" meta:non-whitespace-character-count="11381"/>
  </office:meta>
</office:document-meta>
</file>